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39" manifest:media-type=""/>
  <manifest:file-entry manifest:full-path="ObjectReplacements/Object 26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42" manifest:media-type=""/>
  <manifest:file-entry manifest:full-path="ObjectReplacements/Object 263" manifest:media-type="application/x-openoffice-gdimetafile;windows_formatname=&quot;GDIMetaFile&quot;"/>
  <manifest:file-entry manifest:full-path="ObjectReplacements/Object 53" manifest:media-type=""/>
  <manifest:file-entry manifest:full-path="ObjectReplacements/Object 26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62" manifest:media-type=""/>
  <manifest:file-entry manifest:full-path="ObjectReplacements/Object 5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31" manifest:media-type=""/>
  <manifest:file-entry manifest:full-path="ObjectReplacements/Object 242" manifest:media-type="application/x-openoffice-gdimetafile;windows_formatname=&quot;GDIMetaFile&quot;"/>
  <manifest:file-entry manifest:full-path="ObjectReplacements/Object 32" manifest:media-type=""/>
  <manifest:file-entry manifest:full-path="ObjectReplacements/Object 243" manifest:media-type="application/x-openoffice-gdimetafile;windows_formatname=&quot;GDIMetaFile&quot;"/>
  <manifest:file-entry manifest:full-path="ObjectReplacements/Object 33" manifest:media-type=""/>
  <manifest:file-entry manifest:full-path="ObjectReplacements/Object 250" manifest:media-type=""/>
  <manifest:file-entry manifest:full-path="ObjectReplacements/Object 4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77" manifest:media-type=""/>
  <manifest:file-entry manifest:full-path="ObjectReplacements/Object 109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68/Configurations2/" manifest:media-type="application/vnd.sun.xml.ui.configuration"/>
  <manifest:file-entry manifest:full-path="Object 268/settings.xml" manifest:media-type="text/xml"/>
  <manifest:file-entry manifest:full-path="Object 268/content.xml" manifest:media-type="text/xml"/>
  <manifest:file-entry manifest:full-path="Object 268/" manifest:version="1.3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content.xml" manifest:media-type="text/xml"/>
  <manifest:file-entry manifest:full-path="Object 269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content.xml" manifest:media-type="text/xml"/>
  <manifest:file-entry manifest:full-path="Object 270/settings.xml" manifest:media-type="text/xml"/>
  <manifest:file-entry manifest:full-path="Object 270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Configurations2/" manifest:media-type="application/vnd.sun.xml.ui.configuration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settings.xml" manifest:media-type="text/xml"/>
  <manifest:file-entry manifest:full-path="Object 262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27/settings.xml" manifest:media-type="text/xml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26/content.xml" manifest:media-type="text/xml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50/content.xml" manifest:media-type="text/xml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76/content.xml" manifest:media-type="text/xml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170/settings.xml" manifest:media-type="text/xml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257/content.xml" manifest:media-type="text/xml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" manifest:version="1.3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255/settings.xml" manifest:media-type="text/xml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258/settings.xml" manifest:media-type="text/xml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settings.xml" manifest:media-type="text/xml"/>
  <manifest:file-entry manifest:full-path="Object 259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179/settings.xml" manifest:media-type="text/xml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Thumbnails/thumbnail.png" manifest:media-type="image/png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211/content.xml" manifest:media-type="text/xml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214/settings.xml" manifest:media-type="text/xml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218/content.xml" manifest:media-type="text/xml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219/content.xml" manifest:media-type="text/xml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Configurations2/" manifest:media-type="application/vnd.sun.xml.ui.configuration"/>
  <manifest:file-entry manifest:full-path="Object 198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196/content.xml" manifest:media-type="text/xml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styles.xml" manifest:media-type="text/xml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206/settings.xml" manifest:media-type="text/xml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itle">
      <style:text-properties style:font-name="Times New Roman" fo:font-size="22pt" style:font-size-asian="22pt" style:font-size-complex="22pt"/>
    </style:style>
    <style:style style:name="P4" style:family="paragraph" style:parent-style-name="Standard"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432a9" officeooo:paragraph-rsid="000432a9" style:font-size-asian="10pt" style:font-style-asian="normal" style:font-size-complex="10pt" style:font-style-complex="normal"/>
    </style:style>
    <style:style style:name="P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1a22a" officeooo:paragraph-rsid="0101a22a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126d0f6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45ef9cf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1e12bd7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25c6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4c2f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f31c76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1a8261" officeooo:paragraph-rsid="011c3a91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65bc4" officeooo:paragraph-rsid="02465bc4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358ce4" officeooo:paragraph-rsid="045d3dcd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358ce4" officeooo:paragraph-rsid="045d3dcd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328ea" officeooo:paragraph-rsid="0244624a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27ef917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45fa830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ef248" officeooo:paragraph-rsid="001ef248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80c23a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815dbd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5441771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64c27f3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01da806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64c27f3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65b6a18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4ced5f" officeooo:paragraph-rsid="0283e67a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4ced5f" officeooo:paragraph-rsid="068b370a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43add7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68b370a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2853552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68b370a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bedb5d" officeooo:paragraph-rsid="02b6e897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d7b5af" officeooo:paragraph-rsid="01d7b5af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531ed" officeooo:paragraph-rsid="001531ed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36b94d4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018aeb1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6d3ceda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0a11edb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93c8c" officeooo:paragraph-rsid="00a93c8c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bbe96f" officeooo:paragraph-rsid="001ef248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4ac537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51018a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b9235" officeooo:paragraph-rsid="045b9235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71c6f8" officeooo:paragraph-rsid="0471c6f8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71c6f8" officeooo:paragraph-rsid="0471c6f8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3787db" officeooo:paragraph-rsid="043cd2ae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1f8fc" officeooo:paragraph-rsid="04a1f8fc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b43b34" officeooo:paragraph-rsid="04b43b34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f78f46" officeooo:paragraph-rsid="01b8d132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e1cdea" officeooo:paragraph-rsid="019e7bad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540a7ce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6652c39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593142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8d1e20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93d5ae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6652c39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eaf65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f2221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38b4b8" officeooo:paragraph-rsid="0638b4b8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a72d1e" officeooo:paragraph-rsid="06367ce3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72d1e" officeooo:paragraph-rsid="0636c0e0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66a03d" officeooo:paragraph-rsid="06834240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266a03d" officeooo:paragraph-rsid="06834240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ef9cf" officeooo:paragraph-rsid="045ef9cf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536506" officeooo:paragraph-rsid="068b370a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a9fc7e" officeooo:paragraph-rsid="06a9fc7e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b110d7" officeooo:paragraph-rsid="06b110d7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b67da2" officeooo:paragraph-rsid="06d7776e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3df3a7" officeooo:paragraph-rsid="071838a9" style:font-size-asian="12pt" style:font-weight-asian="normal" style:font-size-complex="12pt" style:font-weight-complex="normal"/>
    </style:style>
    <style:style style:name="P7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f1cf2" officeooo:paragraph-rsid="075f1cf2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0b7a11" officeooo:paragraph-rsid="07545e54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d2a0ce" officeooo:paragraph-rsid="00d2a0ce" style:font-size-asian="12pt" style:font-weight-asian="bold" style:font-size-complex="12pt" style:font-weight-complex="bold"/>
    </style:style>
    <style:style style:name="P7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32a452f" style:font-size-asian="12pt" style:font-weight-asian="bold" style:font-size-complex="12pt" style:font-weight-complex="bold"/>
    </style:style>
    <style:style style:name="P8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68b370a" style:font-size-asian="12pt" style:font-weight-asian="bold" style:font-size-complex="12pt" style:font-weight-complex="bold"/>
    </style:style>
    <style:style style:name="P8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4b446" officeooo:paragraph-rsid="0014b446" style:font-size-asian="12pt" style:font-weight-asian="bold" style:font-size-complex="12pt" style:font-weight-complex="bold"/>
    </style:style>
    <style:style style:name="P8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ef248" officeooo:paragraph-rsid="001ef248" style:font-size-asian="12pt" style:font-weight-asian="bold" style:font-size-complex="12pt" style:font-weight-complex="bold"/>
    </style:style>
    <style:style style:name="P8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11edb" officeooo:paragraph-rsid="00a11edb" style:font-size-asian="12pt" style:font-weight-asian="bold" style:font-size-complex="12pt" style:font-weight-complex="bold"/>
    </style:style>
    <style:style style:name="P8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01967" officeooo:paragraph-rsid="00a01967" style:font-size-asian="12pt" style:font-weight-asian="bold" style:font-size-complex="12pt" style:font-weight-complex="bold"/>
    </style:style>
    <style:style style:name="P8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40aab" style:font-size-asian="12pt" style:font-weight-asian="bold" style:font-size-complex="12pt" style:font-weight-complex="bold"/>
    </style:style>
    <style:style style:name="P8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7ce3" style:font-size-asian="12pt" style:font-weight-asian="bold" style:font-size-complex="12pt" style:font-weight-complex="bold"/>
    </style:style>
    <style:style style:name="P8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8ef7" style:font-size-asian="12pt" style:font-weight-asian="bold" style:font-size-complex="12pt" style:font-weight-complex="bold"/>
    </style:style>
    <style:style style:name="P8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c0e0" style:font-size-asian="12pt" style:font-weight-asian="bold" style:font-size-complex="12pt" style:font-weight-complex="bold"/>
    </style:style>
    <style:style style:name="P8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5f1a14" style:font-size-asian="12pt" style:font-weight-asian="bold" style:font-size-complex="12pt" style:font-weight-complex="bold"/>
    </style:style>
    <style:style style:name="P9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635ef67" officeooo:paragraph-rsid="0635ef67" style:font-size-asian="12pt" style:font-weight-asian="bold" style:font-size-complex="12pt" style:font-weight-complex="bold"/>
    </style:style>
    <style:style style:name="P9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4c05b8" officeooo:paragraph-rsid="068b370a" style:font-size-asian="12pt" style:font-weight-asian="bold" style:font-size-complex="12pt" style:font-weight-complex="bold"/>
    </style:style>
    <style:style style:name="P9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545e54" style:font-size-asian="12pt" style:font-weight-asian="bold" style:font-size-complex="12pt" style:font-weight-complex="bold"/>
    </style:style>
    <style:style style:name="P9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37ac8b4" style:font-size-asian="12pt" style:font-weight-asian="normal" style:font-size-complex="12pt" style:font-weight-complex="normal"/>
    </style:style>
    <style:style style:name="P9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45fa830" style:font-size-asian="12pt" style:font-weight-asian="normal" style:font-size-complex="12pt" style:font-weight-complex="normal"/>
    </style:style>
    <style:style style:name="P9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358ce4" officeooo:paragraph-rsid="03c63b32" style:font-size-asian="12pt" style:font-weight-asian="normal" style:font-size-complex="12pt" style:font-weight-complex="normal"/>
    </style:style>
    <style:style style:name="P9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3cf99e1" style:font-size-asian="12pt" style:font-weight-asian="normal" style:font-size-complex="12pt" style:font-weight-complex="normal"/>
    </style:style>
    <style:style style:name="P9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462e0cf" style:font-size-asian="12pt" style:font-weight-asian="normal" style:font-size-complex="12pt" style:font-weight-complex="normal"/>
    </style:style>
    <style:style style:name="P9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2b09c" officeooo:paragraph-rsid="0378cd5d" style:font-size-asian="12pt" style:font-weight-asian="normal" style:font-size-complex="12pt" style:font-weight-complex="normal"/>
    </style:style>
    <style:style style:name="P9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55be70" officeooo:paragraph-rsid="037ac8b4" style:font-size-asian="12pt" style:font-weight-asian="normal" style:font-size-complex="12pt" style:font-weight-complex="normal"/>
    </style:style>
    <style:style style:name="P100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e7c586" style:font-size-asian="12pt" style:font-weight-asian="normal" style:font-size-complex="12pt" style:font-weight-complex="normal"/>
    </style:style>
    <style:style style:name="P10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864b9b" style:font-size-asian="12pt" style:font-weight-asian="normal" style:font-size-complex="12pt" style:font-weight-complex="normal"/>
    </style:style>
    <style:style style:name="P10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3c63b32" style:font-size-asian="12pt" style:font-weight-asian="normal" style:font-size-complex="12pt" style:font-weight-complex="normal"/>
    </style:style>
    <style:style style:name="P10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4ae5462" style:font-size-asian="12pt" style:font-weight-asian="normal" style:font-size-complex="12pt" style:font-weight-complex="normal"/>
    </style:style>
    <style:style style:name="P10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679a17c" style:font-size-asian="12pt" style:font-weight-asian="normal" style:font-size-complex="12pt" style:font-weight-complex="normal"/>
    </style:style>
    <style:style style:name="P10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48a409" style:font-size-asian="12pt" style:font-weight-asian="normal" style:font-size-complex="12pt" style:font-weight-complex="normal"/>
    </style:style>
    <style:style style:name="P10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6ff376" style:font-size-asian="12pt" style:font-weight-asian="normal" style:font-size-complex="12pt" style:font-weight-complex="normal"/>
    </style:style>
    <style:style style:name="P10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8024dc" style:font-size-asian="12pt" style:font-weight-asian="normal" style:font-size-complex="12pt" style:font-weight-complex="normal"/>
    </style:style>
    <style:style style:name="P10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875b76" style:font-size-asian="12pt" style:font-weight-asian="normal" style:font-size-complex="12pt" style:font-weight-complex="normal"/>
    </style:style>
    <style:style style:name="P10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01da806" officeooo:paragraph-rsid="0597fd8f" style:font-size-asian="12pt" style:font-weight-asian="normal" style:font-size-complex="12pt" style:font-weight-complex="normal"/>
    </style:style>
    <style:style style:name="P11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9d3d03" officeooo:paragraph-rsid="027ef917" style:font-size-asian="12pt" style:font-weight-asian="normal" style:font-size-complex="12pt" style:font-weight-complex="normal"/>
    </style:style>
    <style:style style:name="P11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ebcff3" officeooo:paragraph-rsid="05ebcff3" style:font-size-asian="12pt" style:font-weight-asian="normal" style:font-size-complex="12pt" style:font-weight-complex="normal"/>
    </style:style>
    <style:style style:name="P11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d39325" officeooo:paragraph-rsid="04902d5d" style:font-size-asian="12pt" style:font-weight-asian="normal" style:font-size-complex="12pt" style:font-weight-complex="normal"/>
    </style:style>
    <style:style style:name="P11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e21c4d" officeooo:paragraph-rsid="05d254dd" style:font-size-asian="12pt" style:font-weight-asian="normal" style:font-size-complex="12pt" style:font-weight-complex="normal"/>
    </style:style>
    <style:style style:name="P11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b6ee2" style:font-size-asian="12pt" style:font-weight-asian="normal" style:font-size-complex="12pt" style:font-weight-complex="normal"/>
    </style:style>
    <style:style style:name="P11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40aab" style:font-size-asian="12pt" style:font-weight-asian="normal" style:font-size-complex="12pt" style:font-weight-complex="normal"/>
    </style:style>
    <style:style style:name="P116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5df0f12" officeooo:paragraph-rsid="05995456" style:font-size-asian="12pt" style:font-weight-asian="normal" style:font-size-complex="12pt" style:font-weight-complex="normal"/>
    </style:style>
    <style:style style:name="P11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40aab" officeooo:paragraph-rsid="06367ce3" style:font-size-asian="12pt" style:font-weight-asian="normal" style:font-size-complex="12pt" style:font-weight-complex="normal"/>
    </style:style>
    <style:style style:name="P11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6f52cf" officeooo:paragraph-rsid="066f52cf" style:font-size-asian="12pt" style:font-weight-asian="normal" style:font-size-complex="12pt" style:font-weight-complex="normal"/>
    </style:style>
    <style:style style:name="P11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4258da" officeooo:paragraph-rsid="065b6a18" style:font-size-asian="12pt" style:font-weight-asian="normal" style:font-size-complex="12pt" style:font-weight-complex="normal"/>
    </style:style>
    <style:style style:name="P120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1dff54" officeooo:paragraph-rsid="0636c0e0" style:font-size-asian="12pt" style:font-weight-asian="normal" style:font-size-complex="12pt" style:font-weight-complex="normal"/>
    </style:style>
    <style:style style:name="P12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5203" officeooo:paragraph-rsid="068c75df" style:font-size-asian="12pt" style:font-weight-asian="normal" style:font-size-complex="12pt" style:font-weight-complex="normal"/>
    </style:style>
    <style:style style:name="P12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d2f6c" officeooo:paragraph-rsid="019f26a1" style:font-size-asian="12pt" style:font-weight-asian="normal" style:font-size-complex="12pt" style:font-weight-complex="normal"/>
    </style:style>
    <style:style style:name="P12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68024dc" style:font-size-asian="12pt" style:font-weight-asian="normal" style:font-size-complex="12pt" style:font-weight-complex="normal"/>
    </style:style>
    <style:style style:name="P12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6875b76" style:font-size-asian="12pt" style:font-weight-asian="normal" style:font-size-complex="12pt" style:font-weight-complex="normal"/>
    </style:style>
    <style:style style:name="P125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a04a72" officeooo:paragraph-rsid="06a04a72" style:font-size-asian="12pt" style:font-weight-asian="normal" style:font-size-complex="12pt" style:font-weight-complex="normal"/>
    </style:style>
    <style:style style:name="P12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b110d7" officeooo:paragraph-rsid="06b39ca4" style:font-size-asian="12pt" style:font-weight-asian="normal" style:font-size-complex="12pt" style:font-weight-complex="normal"/>
    </style:style>
    <style:style style:name="P12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378cd5d" style:font-size-asian="12pt" style:font-weight-asian="bold" style:font-size-complex="12pt" style:font-weight-complex="bold"/>
    </style:style>
    <style:style style:name="P12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4902d5d" style:font-size-asian="12pt" style:font-weight-asian="bold" style:font-size-complex="12pt" style:font-weight-complex="bold"/>
    </style:style>
    <style:style style:name="P12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5995456" officeooo:paragraph-rsid="05e90a92" style:font-size-asian="12pt" style:font-weight-asian="bold" style:font-size-complex="12pt" style:font-weight-complex="bold"/>
    </style:style>
    <style:style style:name="P130" style:family="paragraph" style:parent-style-name="Text_20_body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31" style:family="paragraph" style:parent-style-name="Heading_20_1">
      <style:text-properties style:font-name="Times New Roman" fo:font-size="16pt" style:font-size-asian="16pt" style:font-size-complex="16pt"/>
    </style:style>
    <style:style style:name="P132" style:family="paragraph" style:parent-style-name="Heading_20_1">
      <style:text-properties style:font-name="Times New Roman" fo:font-size="16pt" officeooo:paragraph-rsid="0018aeb1" style:font-size-asian="16pt" style:font-size-complex="16pt"/>
    </style:style>
    <style:style style:name="P133" style:family="paragraph" style:parent-style-name="Heading_20_1">
      <style:text-properties style:font-name="Times New Roman" fo:font-size="16pt" fo:language="en" fo:country="US" officeooo:rsid="00028b3c" officeooo:paragraph-rsid="0012d0c4" style:font-size-asian="16pt" style:font-size-complex="16pt"/>
    </style:style>
    <style:style style:name="P134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f6eb52" style:font-size-asian="16pt" style:font-weight-asian="bold" style:font-size-complex="16pt" style:font-weight-complex="bold"/>
    </style:style>
    <style:style style:name="P135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9924f6" style:font-size-asian="16pt" style:font-weight-asian="bold" style:font-size-complex="16pt" style:font-weight-complex="bold"/>
    </style:style>
    <style:style style:name="P136" style:family="paragraph" style:parent-style-name="Heading_20_1">
      <style:text-properties style:font-name="Times New Roman" fo:font-size="16pt" fo:font-weight="bold" officeooo:rsid="0027e6fc" officeooo:paragraph-rsid="0027e6fc" style:font-size-asian="16pt" style:font-weight-asian="bold" style:font-size-complex="16pt" style:font-weight-complex="bold"/>
    </style:style>
    <style:style style:name="P137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73df3a7" officeooo:paragraph-rsid="0764d0ce" style:font-size-asian="16pt" style:font-weight-asian="bold" style:font-size-complex="16pt" style:font-weight-complex="bold"/>
    </style:style>
    <style:style style:name="P138" style:family="paragraph" style:parent-style-name="Heading_20_1">
      <style:paragraph-properties fo:text-align="start" style:justify-single-word="false"/>
      <style:text-properties style:font-name="Times New Roman" fo:font-size="16pt" style:text-underline-style="none" fo:font-weight="bold" officeooo:rsid="0027e6fc" officeooo:paragraph-rsid="02cfd0be" style:font-size-asian="16pt" style:font-weight-asian="bold" style:font-size-complex="16pt" style:font-weight-complex="bold"/>
    </style:style>
    <style:style style:name="P13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92ac25" style:font-size-asian="12pt" style:font-weight-asian="bold" style:font-size-complex="12pt" style:font-weight-complex="bold"/>
    </style:style>
    <style:style style:name="P14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9d2042" style:font-size-asian="12pt" style:font-weight-asian="bold" style:font-size-complex="12pt" style:font-weight-complex="bold"/>
    </style:style>
    <style:style style:name="P141" style:family="paragraph" style:parent-style-name="Text_20_body">
      <style:paragraph-properties fo:text-align="center" style:justify-single-word="false"/>
      <style:text-properties style:font-name="Times New Roman" fo:font-size="12pt" fo:font-weight="bold" officeooo:rsid="002b81d6" officeooo:paragraph-rsid="079d2042" style:font-size-asian="12pt" style:font-weight-asian="bold" style:font-size-complex="12pt" style:font-weight-complex="bold"/>
    </style:style>
    <style:style style:name="P14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27b57" officeooo:paragraph-rsid="0792ac25" style:font-size-asian="12pt" style:font-weight-asian="normal" style:font-size-complex="12pt" style:font-weight-complex="normal"/>
    </style:style>
    <style:style style:name="P14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0b7a11" officeooo:paragraph-rsid="0792ac25" style:font-size-asian="12pt" style:font-weight-asian="normal" style:font-size-complex="12pt" style:font-weight-complex="normal"/>
    </style:style>
    <style:style style:name="P14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3df3a7" officeooo:paragraph-rsid="071838a9" style:font-size-asian="12pt" style:font-weight-asian="normal" style:font-size-complex="12pt" style:font-weight-complex="normal"/>
    </style:style>
    <style:style style:name="P14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b747f0" officeooo:paragraph-rsid="07bd8b61" style:font-size-asian="12pt" style:font-weight-asian="normal" style:font-size-complex="12pt" style:font-weight-complex="normal"/>
    </style:style>
    <style:style style:name="P146" style:family="paragraph" style:parent-style-name="Text_20_body">
      <style:paragraph-properties fo:text-align="start" style:justify-single-word="false"/>
      <style:text-properties style:font-name="Times New Roman" fo:font-size="12pt" officeooo:paragraph-rsid="07acc1cd" style:font-size-asian="12pt" style:font-size-complex="12pt"/>
    </style:style>
    <style:style style:name="T1" style:family="text">
      <style:text-properties officeooo:rsid="00e803f2"/>
    </style:style>
    <style:style style:name="T2" style:family="text">
      <style:text-properties officeooo:rsid="041b241c"/>
    </style:style>
    <style:style style:name="T3" style:family="text">
      <style:text-properties officeooo:rsid="000432a9"/>
    </style:style>
    <style:style style:name="T4" style:family="text">
      <style:text-properties officeooo:rsid="00047d67"/>
    </style:style>
    <style:style style:name="T5" style:family="text">
      <style:text-properties officeooo:rsid="000862ac"/>
    </style:style>
    <style:style style:name="T6" style:family="text">
      <style:text-properties officeooo:rsid="0009f923"/>
    </style:style>
    <style:style style:name="T7" style:family="text">
      <style:text-properties officeooo:rsid="000b0221"/>
    </style:style>
    <style:style style:name="T8" style:family="text">
      <style:text-properties officeooo:rsid="0012d0c4"/>
    </style:style>
    <style:style style:name="T9" style:family="text">
      <style:text-properties fo:font-weight="bold" officeooo:rsid="0012d0c4" style:font-name-asian="Microsoft YaHei" style:font-weight-asian="bold" style:font-name-complex="Ari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580a368" style:font-weight-asian="bold" style:font-weight-complex="bold"/>
    </style:style>
    <style:style style:name="T12" style:family="text">
      <style:text-properties fo:font-weight="bold" officeooo:rsid="058187b9" style:font-weight-asian="bold" style:font-weight-complex="bold"/>
    </style:style>
    <style:style style:name="T13" style:family="text">
      <style:text-properties fo:font-weight="bold" officeooo:rsid="05883c22" style:font-weight-asian="bold" style:font-weight-complex="bold"/>
    </style:style>
    <style:style style:name="T14" style:family="text">
      <style:text-properties fo:font-weight="bold" officeooo:rsid="06ea2775" style:font-weight-asian="bold" style:font-weight-complex="bold"/>
    </style:style>
    <style:style style:name="T15" style:family="text">
      <style:text-properties fo:font-weight="bold" officeooo:rsid="002b81d6" style:font-weight-asian="bold" style:font-weight-complex="bold"/>
    </style:style>
    <style:style style:name="T16" style:family="text">
      <style:text-properties fo:font-weight="bold" officeooo:rsid="079e393b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531ed" style:font-weight-asian="normal" style:font-weight-complex="normal"/>
    </style:style>
    <style:style style:name="T19" style:family="text">
      <style:text-properties fo:font-weight="normal" officeooo:rsid="0019eb61" style:font-weight-asian="normal" style:font-weight-complex="normal"/>
    </style:style>
    <style:style style:name="T20" style:family="text">
      <style:text-properties fo:font-weight="normal" officeooo:rsid="00d7b366" style:font-weight-asian="normal" style:font-weight-complex="normal"/>
    </style:style>
    <style:style style:name="T21" style:family="text">
      <style:text-properties fo:font-weight="normal" officeooo:rsid="00df3e44" style:font-weight-asian="normal" style:font-weight-complex="normal"/>
    </style:style>
    <style:style style:name="T22" style:family="text">
      <style:text-properties fo:font-weight="normal" officeooo:rsid="00e00e38" style:font-weight-asian="normal" style:font-weight-complex="normal"/>
    </style:style>
    <style:style style:name="T23" style:family="text">
      <style:text-properties fo:font-weight="normal" officeooo:rsid="00e1cdea" style:font-weight-asian="normal" style:font-weight-complex="normal"/>
    </style:style>
    <style:style style:name="T24" style:family="text">
      <style:text-properties fo:font-weight="normal" officeooo:rsid="014ced5f" style:font-weight-asian="normal" style:font-weight-complex="normal"/>
    </style:style>
    <style:style style:name="T25" style:family="text">
      <style:text-properties fo:font-weight="normal" officeooo:rsid="0155be70" style:font-weight-asian="normal" style:font-weight-complex="normal"/>
    </style:style>
    <style:style style:name="T26" style:family="text">
      <style:text-properties fo:font-weight="normal" officeooo:rsid="015ce502" style:font-weight-asian="normal" style:font-weight-complex="normal"/>
    </style:style>
    <style:style style:name="T27" style:family="text">
      <style:text-properties fo:font-weight="normal" officeooo:rsid="015d668a" style:font-weight-asian="normal" style:font-weight-complex="normal"/>
    </style:style>
    <style:style style:name="T28" style:family="text">
      <style:text-properties fo:font-weight="normal" officeooo:rsid="015f5928" style:font-weight-asian="normal" style:font-weight-complex="normal"/>
    </style:style>
    <style:style style:name="T29" style:family="text">
      <style:text-properties fo:font-weight="normal" officeooo:rsid="0189e82c" style:font-weight-asian="normal" style:font-weight-complex="normal"/>
    </style:style>
    <style:style style:name="T30" style:family="text">
      <style:text-properties fo:font-weight="normal" officeooo:rsid="018a5187" style:font-weight-asian="normal" style:font-weight-complex="normal"/>
    </style:style>
    <style:style style:name="T31" style:family="text">
      <style:text-properties fo:font-weight="normal" officeooo:rsid="01b8d132" style:font-weight-asian="normal" style:font-weight-complex="normal"/>
    </style:style>
    <style:style style:name="T32" style:family="text">
      <style:text-properties fo:font-weight="normal" officeooo:rsid="01f7379c" style:font-weight-asian="normal" style:font-weight-complex="normal"/>
    </style:style>
    <style:style style:name="T33" style:family="text">
      <style:text-properties fo:font-weight="normal" officeooo:rsid="02888261" style:font-weight-asian="normal" style:font-weight-complex="normal"/>
    </style:style>
    <style:style style:name="T34" style:family="text">
      <style:text-properties fo:font-weight="normal" officeooo:rsid="028c96d1" style:font-weight-asian="normal" style:font-weight-complex="normal"/>
    </style:style>
    <style:style style:name="T35" style:family="text">
      <style:text-properties fo:font-weight="normal" officeooo:rsid="028e224a" style:font-weight-asian="normal" style:font-weight-complex="normal"/>
    </style:style>
    <style:style style:name="T36" style:family="text">
      <style:text-properties fo:font-weight="normal" officeooo:rsid="029cd5c7" style:font-weight-asian="normal" style:font-weight-complex="normal"/>
    </style:style>
    <style:style style:name="T37" style:family="text">
      <style:text-properties fo:font-weight="normal" officeooo:rsid="02a5fda7" style:font-weight-asian="normal" style:font-weight-complex="normal"/>
    </style:style>
    <style:style style:name="T38" style:family="text">
      <style:text-properties fo:font-weight="normal" officeooo:rsid="02a70bac" style:font-weight-asian="normal" style:font-weight-complex="normal"/>
    </style:style>
    <style:style style:name="T39" style:family="text">
      <style:text-properties fo:font-weight="normal" officeooo:rsid="02dc4079" style:font-weight-asian="normal" style:font-weight-complex="normal"/>
    </style:style>
    <style:style style:name="T40" style:family="text">
      <style:text-properties fo:font-weight="normal" officeooo:rsid="02eaf4dd" style:font-weight-asian="normal" style:font-weight-complex="normal"/>
    </style:style>
    <style:style style:name="T41" style:family="text">
      <style:text-properties fo:font-weight="normal" officeooo:rsid="02ee6843" style:font-weight-asian="normal" style:font-weight-complex="normal"/>
    </style:style>
    <style:style style:name="T42" style:family="text">
      <style:text-properties fo:font-weight="normal" officeooo:rsid="014c05b8" style:font-weight-asian="normal" style:font-weight-complex="normal"/>
    </style:style>
    <style:style style:name="T43" style:family="text">
      <style:text-properties fo:font-weight="normal" officeooo:rsid="0388d323" style:font-weight-asian="normal" style:font-weight-complex="normal"/>
    </style:style>
    <style:style style:name="T44" style:family="text">
      <style:text-properties fo:font-weight="normal" officeooo:rsid="038c8e33" style:font-weight-asian="normal" style:font-weight-complex="normal"/>
    </style:style>
    <style:style style:name="T45" style:family="text">
      <style:text-properties fo:font-weight="normal" officeooo:rsid="038caa6f" style:font-weight-asian="normal" style:font-weight-complex="normal"/>
    </style:style>
    <style:style style:name="T46" style:family="text">
      <style:text-properties fo:font-weight="normal" officeooo:rsid="03b3eb51" style:font-weight-asian="normal" style:font-weight-complex="normal"/>
    </style:style>
    <style:style style:name="T47" style:family="text">
      <style:text-properties fo:font-weight="normal" officeooo:rsid="03d39325" style:font-weight-asian="normal" style:font-weight-complex="normal"/>
    </style:style>
    <style:style style:name="T48" style:family="text">
      <style:text-properties fo:font-weight="normal" officeooo:rsid="03ee2f07" style:font-weight-asian="normal" style:font-weight-complex="normal"/>
    </style:style>
    <style:style style:name="T49" style:family="text">
      <style:text-properties fo:font-weight="normal" officeooo:rsid="0420545c" style:font-weight-asian="normal" style:font-weight-complex="normal"/>
    </style:style>
    <style:style style:name="T50" style:family="text">
      <style:text-properties fo:font-weight="normal" officeooo:rsid="043787db" style:font-weight-asian="normal" style:font-weight-complex="normal"/>
    </style:style>
    <style:style style:name="T51" style:family="text">
      <style:text-properties fo:font-weight="normal" officeooo:rsid="04461c46" style:font-weight-asian="normal" style:font-weight-complex="normal"/>
    </style:style>
    <style:style style:name="T52" style:family="text">
      <style:text-properties fo:font-weight="normal" officeooo:rsid="04864b9b" style:font-weight-asian="normal" style:font-weight-complex="normal"/>
    </style:style>
    <style:style style:name="T53" style:family="text">
      <style:text-properties fo:font-weight="normal" officeooo:rsid="04ec6100" style:font-weight-asian="normal" style:font-weight-complex="normal"/>
    </style:style>
    <style:style style:name="T54" style:family="text">
      <style:text-properties fo:font-weight="normal" officeooo:rsid="04a3c36a" style:font-weight-asian="normal" style:font-weight-complex="normal"/>
    </style:style>
    <style:style style:name="T55" style:family="text">
      <style:text-properties fo:font-weight="normal" officeooo:rsid="04a72d1e" style:font-weight-asian="normal" style:font-weight-complex="normal"/>
    </style:style>
    <style:style style:name="T56" style:family="text">
      <style:text-properties fo:font-weight="normal" officeooo:rsid="054f3ff8" style:font-weight-asian="normal" style:font-weight-complex="normal"/>
    </style:style>
    <style:style style:name="T57" style:family="text">
      <style:text-properties fo:font-weight="normal" officeooo:rsid="059bf5e5" style:font-weight-asian="normal" style:font-weight-complex="normal"/>
    </style:style>
    <style:style style:name="T58" style:family="text">
      <style:text-properties fo:font-weight="normal" officeooo:rsid="05ae9954" style:font-weight-asian="normal" style:font-weight-complex="normal"/>
    </style:style>
    <style:style style:name="T59" style:family="text">
      <style:text-properties fo:font-weight="normal" officeooo:rsid="05b3355d" style:font-weight-asian="normal" style:font-weight-complex="normal"/>
    </style:style>
    <style:style style:name="T60" style:family="text">
      <style:text-properties fo:font-weight="normal" officeooo:rsid="05b563ac" style:font-weight-asian="normal" style:font-weight-complex="normal"/>
    </style:style>
    <style:style style:name="T61" style:family="text">
      <style:text-properties fo:font-weight="normal" officeooo:rsid="05b94bf3" style:font-weight-asian="normal" style:font-weight-complex="normal"/>
    </style:style>
    <style:style style:name="T62" style:family="text">
      <style:text-properties fo:font-weight="normal" officeooo:rsid="05ba7292" style:font-weight-asian="normal" style:font-weight-complex="normal"/>
    </style:style>
    <style:style style:name="T63" style:family="text">
      <style:text-properties fo:font-weight="normal" officeooo:rsid="05bf907a" style:font-weight-asian="normal" style:font-weight-complex="normal"/>
    </style:style>
    <style:style style:name="T64" style:family="text">
      <style:text-properties fo:font-weight="normal" officeooo:rsid="05d41919" style:font-weight-asian="normal" style:font-weight-complex="normal"/>
    </style:style>
    <style:style style:name="T65" style:family="text">
      <style:text-properties fo:font-weight="normal" officeooo:rsid="05db2234" style:font-weight-asian="normal" style:font-weight-complex="normal"/>
    </style:style>
    <style:style style:name="T66" style:family="text">
      <style:text-properties fo:font-weight="normal" officeooo:rsid="05df0f12" style:font-weight-asian="normal" style:font-weight-complex="normal"/>
    </style:style>
    <style:style style:name="T67" style:family="text">
      <style:text-properties fo:font-weight="normal" officeooo:rsid="02d2b09c" style:font-weight-asian="normal" style:font-weight-complex="normal"/>
    </style:style>
    <style:style style:name="T68" style:family="text">
      <style:text-properties fo:font-weight="normal" officeooo:rsid="05e4ebf4" style:font-weight-asian="normal" style:font-weight-complex="normal"/>
    </style:style>
    <style:style style:name="T69" style:family="text">
      <style:text-properties fo:font-weight="normal" officeooo:rsid="05e7bfc7" style:font-weight-asian="normal" style:font-weight-complex="normal"/>
    </style:style>
    <style:style style:name="T70" style:family="text">
      <style:text-properties fo:font-weight="normal" officeooo:rsid="05e90a92" style:font-weight-asian="normal" style:font-weight-complex="normal"/>
    </style:style>
    <style:style style:name="T71" style:family="text">
      <style:text-properties fo:font-weight="normal" officeooo:rsid="05ea3b93" style:font-weight-asian="normal" style:font-weight-complex="normal"/>
    </style:style>
    <style:style style:name="T72" style:family="text">
      <style:text-properties fo:font-weight="normal" officeooo:rsid="05ea47a0" style:font-weight-asian="normal" style:font-weight-complex="normal"/>
    </style:style>
    <style:style style:name="T73" style:family="text">
      <style:text-properties fo:font-weight="normal" officeooo:rsid="060098f0" style:font-weight-asian="normal" style:font-weight-complex="normal"/>
    </style:style>
    <style:style style:name="T74" style:family="text">
      <style:text-properties fo:font-weight="normal" officeooo:rsid="060207c8" style:font-weight-asian="normal" style:font-weight-complex="normal"/>
    </style:style>
    <style:style style:name="T75" style:family="text">
      <style:text-properties fo:font-weight="normal" officeooo:rsid="061e4e32" style:font-weight-asian="normal" style:font-weight-complex="normal"/>
    </style:style>
    <style:style style:name="T76" style:family="text">
      <style:text-properties fo:font-weight="normal" officeooo:rsid="067b9818" style:font-weight-asian="normal" style:font-weight-complex="normal"/>
    </style:style>
    <style:style style:name="T77" style:family="text">
      <style:text-properties fo:font-weight="normal" officeooo:rsid="06d31de0" style:font-weight-asian="normal" style:font-weight-complex="normal"/>
    </style:style>
    <style:style style:name="T78" style:family="text">
      <style:text-properties fo:font-weight="normal" officeooo:rsid="06e57b6f" style:font-weight-asian="normal" style:font-weight-complex="normal"/>
    </style:style>
    <style:style style:name="T79" style:family="text">
      <style:text-properties fo:font-weight="normal" officeooo:rsid="06e90204" style:font-weight-asian="normal" style:font-weight-complex="normal"/>
    </style:style>
    <style:style style:name="T80" style:family="text">
      <style:text-properties fo:font-weight="normal" officeooo:rsid="06eee45b" style:font-weight-asian="normal" style:font-weight-complex="normal"/>
    </style:style>
    <style:style style:name="T81" style:family="text">
      <style:text-properties fo:font-weight="normal" officeooo:rsid="06f06d4f" style:font-weight-asian="normal" style:font-weight-complex="normal"/>
    </style:style>
    <style:style style:name="T82" style:family="text">
      <style:text-properties fo:font-weight="normal" officeooo:rsid="06f0ba5f" style:font-weight-asian="normal" style:font-weight-complex="normal"/>
    </style:style>
    <style:style style:name="T83" style:family="text">
      <style:text-properties fo:font-weight="normal" officeooo:rsid="06f9a78e" style:font-weight-asian="normal" style:font-weight-complex="normal"/>
    </style:style>
    <style:style style:name="T84" style:family="text">
      <style:text-properties fo:font-weight="normal" officeooo:rsid="06fd6d83" style:font-weight-asian="normal" style:font-weight-complex="normal"/>
    </style:style>
    <style:style style:name="T85" style:family="text">
      <style:text-properties fo:font-weight="normal" officeooo:rsid="070137aa" style:font-weight-asian="normal" style:font-weight-complex="normal"/>
    </style:style>
    <style:style style:name="T86" style:family="text">
      <style:text-properties fo:font-weight="normal" officeooo:rsid="0702f988" style:font-weight-asian="normal" style:font-weight-complex="normal"/>
    </style:style>
    <style:style style:name="T87" style:family="text">
      <style:text-properties fo:font-weight="normal" officeooo:rsid="07055f0b" style:font-weight-asian="normal" style:font-weight-complex="normal"/>
    </style:style>
    <style:style style:name="T88" style:family="text">
      <style:text-properties fo:font-weight="normal" officeooo:rsid="070b7a11" style:font-weight-asian="normal" style:font-weight-complex="normal"/>
    </style:style>
    <style:style style:name="T89" style:family="text">
      <style:text-properties fo:font-weight="normal" officeooo:rsid="0710840a" style:font-weight-asian="normal" style:font-weight-complex="normal"/>
    </style:style>
    <style:style style:name="T90" style:family="text">
      <style:text-properties fo:font-weight="normal" officeooo:rsid="0718ca81" style:font-weight-asian="normal" style:font-weight-complex="normal"/>
    </style:style>
    <style:style style:name="T91" style:family="text">
      <style:text-properties fo:font-weight="normal" officeooo:rsid="071d4e74" style:font-weight-asian="normal" style:font-weight-complex="normal"/>
    </style:style>
    <style:style style:name="T92" style:family="text">
      <style:text-properties fo:font-weight="normal" officeooo:rsid="07372ed1" style:font-weight-asian="normal" style:font-weight-complex="normal"/>
    </style:style>
    <style:style style:name="T93" style:family="text">
      <style:text-properties fo:font-weight="normal" officeooo:rsid="07378e90" style:font-weight-asian="normal" style:font-weight-complex="normal"/>
    </style:style>
    <style:style style:name="T94" style:family="text">
      <style:text-properties fo:font-weight="normal" officeooo:rsid="07426de7" style:font-weight-asian="normal" style:font-weight-complex="normal"/>
    </style:style>
    <style:style style:name="T95" style:family="text">
      <style:text-properties fo:font-weight="normal" officeooo:rsid="0742bb86" style:font-weight-asian="normal" style:font-weight-complex="normal"/>
    </style:style>
    <style:style style:name="T96" style:family="text">
      <style:text-properties fo:font-weight="normal" officeooo:rsid="074aa595" style:font-weight-asian="normal" style:font-weight-complex="normal"/>
    </style:style>
    <style:style style:name="T97" style:family="text">
      <style:text-properties fo:font-weight="normal" officeooo:rsid="075556b0" style:font-weight-asian="normal" style:font-weight-complex="normal"/>
    </style:style>
    <style:style style:name="T98" style:family="text">
      <style:text-properties fo:font-weight="normal" officeooo:rsid="07586599" style:font-weight-asian="normal" style:font-weight-complex="normal"/>
    </style:style>
    <style:style style:name="T99" style:family="text">
      <style:text-properties fo:font-weight="normal" officeooo:rsid="075f1cf2" style:font-weight-asian="normal" style:font-weight-complex="normal"/>
    </style:style>
    <style:style style:name="T100" style:family="text">
      <style:text-properties fo:font-weight="normal" officeooo:rsid="076134cd" style:font-weight-asian="normal" style:font-weight-complex="normal"/>
    </style:style>
    <style:style style:name="T101" style:family="text">
      <style:text-properties fo:font-weight="normal" officeooo:rsid="077198be" style:font-weight-asian="normal" style:font-weight-complex="normal"/>
    </style:style>
    <style:style style:name="T102" style:family="text">
      <style:text-properties fo:font-weight="normal" officeooo:rsid="0776312b" style:font-weight-asian="normal" style:font-weight-complex="normal"/>
    </style:style>
    <style:style style:name="T103" style:family="text">
      <style:text-properties fo:font-weight="normal" officeooo:rsid="07787692" style:font-weight-asian="normal" style:font-weight-complex="normal"/>
    </style:style>
    <style:style style:name="T104" style:family="text">
      <style:text-properties fo:font-weight="normal" officeooo:rsid="079d14b7" style:font-weight-asian="normal" style:font-weight-complex="normal"/>
    </style:style>
    <style:style style:name="T105" style:family="text">
      <style:text-properties fo:font-weight="normal" officeooo:rsid="079d2042" style:font-weight-asian="normal" style:font-weight-complex="normal"/>
    </style:style>
    <style:style style:name="T106" style:family="text">
      <style:text-properties officeooo:rsid="001ffc65"/>
    </style:style>
    <style:style style:name="T107" style:family="text">
      <style:text-properties officeooo:rsid="002a3a98" style:font-name-asian="Microsoft YaHei" style:font-name-complex="Arial"/>
    </style:style>
    <style:style style:name="T108" style:family="text">
      <style:text-properties officeooo:rsid="00f6eb52" style:font-name-asian="Microsoft YaHei" style:font-name-complex="Arial"/>
    </style:style>
    <style:style style:name="T109" style:family="text">
      <style:text-properties officeooo:rsid="0181a2f0" style:font-name-asian="Microsoft YaHei" style:font-name-complex="Arial"/>
    </style:style>
    <style:style style:name="T110" style:family="text">
      <style:text-properties officeooo:rsid="02d7c421" style:font-name-asian="Microsoft YaHei" style:font-name-complex="Arial"/>
    </style:style>
    <style:style style:name="T111" style:family="text">
      <style:text-properties officeooo:rsid="04c5bebe" style:font-name-asian="Microsoft YaHei" style:font-name-complex="Arial"/>
    </style:style>
    <style:style style:name="T112" style:family="text">
      <style:text-properties officeooo:rsid="078cd1d7" style:font-name-asian="Microsoft YaHei" style:font-name-complex="Arial"/>
    </style:style>
    <style:style style:name="T113" style:family="text">
      <style:text-properties officeooo:rsid="078f2f47" style:font-name-asian="Microsoft YaHei" style:font-name-complex="Arial"/>
    </style:style>
    <style:style style:name="T114" style:family="text">
      <style:text-properties officeooo:rsid="00552b85"/>
    </style:style>
    <style:style style:name="T115" style:family="text">
      <style:text-properties officeooo:rsid="0058dbd6"/>
    </style:style>
    <style:style style:name="T116" style:family="text">
      <style:text-properties officeooo:rsid="0059a63b"/>
    </style:style>
    <style:style style:name="T117" style:family="text">
      <style:text-properties officeooo:rsid="005ce986"/>
    </style:style>
    <style:style style:name="T118" style:family="text">
      <style:text-properties officeooo:rsid="005dcff1"/>
    </style:style>
    <style:style style:name="T119" style:family="text">
      <style:text-properties officeooo:rsid="0065db7e"/>
    </style:style>
    <style:style style:name="T120" style:family="text">
      <style:text-properties officeooo:rsid="0067ec74"/>
    </style:style>
    <style:style style:name="T121" style:family="text">
      <style:text-properties officeooo:rsid="00f61deb"/>
    </style:style>
    <style:style style:name="T122" style:family="text">
      <style:text-properties officeooo:rsid="00f6eb52"/>
    </style:style>
    <style:style style:name="T123" style:family="text">
      <style:text-properties officeooo:rsid="00e1cdea"/>
    </style:style>
    <style:style style:name="T124" style:family="text">
      <style:text-properties officeooo:rsid="011f2fa0"/>
    </style:style>
    <style:style style:name="T125" style:family="text">
      <style:text-properties officeooo:rsid="0121fc9d"/>
    </style:style>
    <style:style style:name="T126" style:family="text">
      <style:text-properties officeooo:rsid="00df3e44"/>
    </style:style>
    <style:style style:name="T127" style:family="text">
      <style:text-properties officeooo:rsid="00e00e38"/>
    </style:style>
    <style:style style:name="T128" style:family="text">
      <style:text-properties officeooo:rsid="012a0a99"/>
    </style:style>
    <style:style style:name="T129" style:family="text">
      <style:text-properties officeooo:rsid="012c523c"/>
    </style:style>
    <style:style style:name="T130" style:family="text">
      <style:text-properties officeooo:rsid="012cedd7"/>
    </style:style>
    <style:style style:name="T131" style:family="text">
      <style:text-properties officeooo:rsid="0141adc4"/>
    </style:style>
    <style:style style:name="T132" style:family="text">
      <style:text-properties officeooo:rsid="01548860"/>
    </style:style>
    <style:style style:name="T133" style:family="text">
      <style:text-properties officeooo:rsid="016da9d0"/>
    </style:style>
    <style:style style:name="T134" style:family="text">
      <style:text-properties officeooo:rsid="016ea9a7"/>
    </style:style>
    <style:style style:name="T135" style:family="text">
      <style:text-properties officeooo:rsid="01ae295d"/>
    </style:style>
    <style:style style:name="T136" style:family="text">
      <style:text-properties officeooo:rsid="01b8d132"/>
    </style:style>
    <style:style style:name="T137" style:family="text">
      <style:text-properties officeooo:rsid="015d668a"/>
    </style:style>
    <style:style style:name="T138" style:family="text">
      <style:text-properties officeooo:rsid="01d7ce53"/>
    </style:style>
    <style:style style:name="T139" style:family="text">
      <style:text-properties officeooo:rsid="01d9ca5e"/>
    </style:style>
    <style:style style:name="T140" style:family="text">
      <style:text-properties officeooo:rsid="0140d341"/>
    </style:style>
    <style:style style:name="T141" style:family="text">
      <style:text-properties officeooo:rsid="011a8261"/>
    </style:style>
    <style:style style:name="T142" style:family="text">
      <style:text-properties officeooo:rsid="01f0672c"/>
    </style:style>
    <style:style style:name="T143" style:family="text">
      <style:text-properties officeooo:rsid="020311eb"/>
    </style:style>
    <style:style style:name="T144" style:family="text">
      <style:text-properties officeooo:rsid="0214a2be"/>
    </style:style>
    <style:style style:name="T145" style:family="text">
      <style:text-properties officeooo:rsid="021f8323"/>
    </style:style>
    <style:style style:name="T146" style:family="text">
      <style:text-properties officeooo:rsid="0220a642"/>
    </style:style>
    <style:style style:name="T147" style:family="text">
      <style:text-properties officeooo:rsid="024a90c7"/>
    </style:style>
    <style:style style:name="T148" style:family="text">
      <style:text-properties officeooo:rsid="02680635"/>
    </style:style>
    <style:style style:name="T149" style:family="text">
      <style:text-properties officeooo:rsid="026a6a98"/>
    </style:style>
    <style:style style:name="T150" style:family="text">
      <style:text-properties officeooo:rsid="0270edaa"/>
    </style:style>
    <style:style style:name="T151" style:family="text">
      <style:text-properties style:text-underline-style="none"/>
    </style:style>
    <style:style style:name="T152" style:family="text">
      <style:text-properties style:text-underline-style="none" officeooo:rsid="02814342"/>
    </style:style>
    <style:style style:name="T153" style:family="text">
      <style:text-properties style:text-underline-style="none" officeooo:rsid="02dc4079"/>
    </style:style>
    <style:style style:name="T154" style:family="text">
      <style:text-properties style:text-underline-style="none" officeooo:rsid="0266a03d"/>
    </style:style>
    <style:style style:name="T155" style:family="text">
      <style:text-properties style:text-underline-style="none" fo:font-weight="normal" officeooo:rsid="059bf5e5" style:font-weight-asian="normal" style:font-weight-complex="normal"/>
    </style:style>
    <style:style style:name="T156" style:family="text">
      <style:text-properties style:text-underline-style="none" fo:font-weight="normal" officeooo:rsid="05ae9954" style:font-weight-asian="normal" style:font-weight-complex="normal"/>
    </style:style>
    <style:style style:name="T157" style:family="text">
      <style:text-properties style:text-underline-style="none" fo:font-weight="normal" officeooo:rsid="05b3355d" style:font-weight-asian="normal" style:font-weight-complex="normal"/>
    </style:style>
    <style:style style:name="T158" style:family="text">
      <style:text-properties style:text-underline-style="none" fo:font-weight="normal" officeooo:rsid="05db2234" style:font-weight-asian="normal" style:font-weight-complex="normal"/>
    </style:style>
    <style:style style:name="T159" style:family="text">
      <style:text-properties style:text-underline-style="none" fo:font-weight="normal" officeooo:rsid="05b563ac" style:font-weight-asian="normal" style:font-weight-complex="normal"/>
    </style:style>
    <style:style style:name="T160" style:family="text">
      <style:text-properties style:text-underline-style="none" fo:font-weight="normal" officeooo:rsid="06165984" style:font-weight-asian="normal" style:font-weight-complex="normal"/>
    </style:style>
    <style:style style:name="T161" style:family="text">
      <style:text-properties style:text-underline-style="none" fo:font-weight="normal" officeooo:rsid="0617faa7" style:font-weight-asian="normal" style:font-weight-complex="normal"/>
    </style:style>
    <style:style style:name="T162" style:family="text">
      <style:text-properties style:text-underline-style="none" fo:font-weight="normal" officeooo:rsid="0618c2d6" style:font-weight-asian="normal" style:font-weight-complex="normal"/>
    </style:style>
    <style:style style:name="T163" style:family="text">
      <style:text-properties style:text-underline-style="none" fo:font-weight="normal" officeooo:rsid="05b94bf3" style:font-weight-asian="normal" style:font-weight-complex="normal"/>
    </style:style>
    <style:style style:name="T164" style:family="text">
      <style:text-properties style:text-underline-style="none" fo:font-weight="normal" officeooo:rsid="05ea3b93" style:font-weight-asian="normal" style:font-weight-complex="normal"/>
    </style:style>
    <style:style style:name="T165" style:family="text">
      <style:text-properties style:text-underline-style="none" fo:font-weight="normal" officeooo:rsid="05ba7292" style:font-weight-asian="normal" style:font-weight-complex="normal"/>
    </style:style>
    <style:style style:name="T166" style:family="text">
      <style:text-properties style:text-underline-style="none" fo:font-weight="normal" officeooo:rsid="05bf907a" style:font-weight-asian="normal" style:font-weight-complex="normal"/>
    </style:style>
    <style:style style:name="T167" style:family="text">
      <style:text-properties style:text-underline-style="none" fo:font-weight="normal" officeooo:rsid="05e90a92" style:font-weight-asian="normal" style:font-weight-complex="normal"/>
    </style:style>
    <style:style style:name="T168" style:family="text">
      <style:text-properties style:text-underline-style="none" fo:font-weight="normal" officeooo:rsid="062109a6" style:font-weight-asian="normal" style:font-weight-complex="normal"/>
    </style:style>
    <style:style style:name="T169" style:family="text">
      <style:text-properties style:text-underline-style="none" fo:font-weight="normal" officeooo:rsid="06218429" style:font-weight-asian="normal" style:font-weight-complex="normal"/>
    </style:style>
    <style:style style:name="T170" style:family="text">
      <style:text-properties style:text-underline-style="none" fo:font-weight="normal" officeooo:rsid="06275f7c" style:font-weight-asian="normal" style:font-weight-complex="normal"/>
    </style:style>
    <style:style style:name="T171" style:family="text">
      <style:text-properties style:text-underline-style="none" fo:font-weight="normal" officeooo:rsid="0629f681" style:font-weight-asian="normal" style:font-weight-complex="normal"/>
    </style:style>
    <style:style style:name="T172" style:family="text">
      <style:text-properties style:text-underline-style="none" fo:font-weight="normal" officeooo:rsid="062bcd38" style:font-weight-asian="normal" style:font-weight-complex="normal"/>
    </style:style>
    <style:style style:name="T173" style:family="text">
      <style:text-properties style:text-underline-style="none" fo:font-weight="normal" officeooo:rsid="062df195" style:font-weight-asian="normal" style:font-weight-complex="normal"/>
    </style:style>
    <style:style style:name="T174" style:family="text">
      <style:text-properties style:text-underline-style="none" fo:font-weight="normal" officeooo:rsid="055630a0" style:font-weight-asian="normal" style:font-weight-complex="normal"/>
    </style:style>
    <style:style style:name="T175" style:family="text">
      <style:text-properties style:text-underline-style="none" fo:font-weight="normal" officeooo:rsid="0630bde1" style:font-weight-asian="normal" style:font-weight-complex="normal"/>
    </style:style>
    <style:style style:name="T176" style:family="text">
      <style:text-properties style:text-underline-style="none" fo:font-weight="normal" officeooo:rsid="0630e6d2" style:font-weight-asian="normal" style:font-weight-complex="normal"/>
    </style:style>
    <style:style style:name="T177" style:family="text">
      <style:text-properties style:text-underline-style="none" fo:font-weight="normal" officeooo:rsid="0632634d" style:font-weight-asian="normal" style:font-weight-complex="normal"/>
    </style:style>
    <style:style style:name="T178" style:family="text">
      <style:text-properties style:text-underline-style="none" fo:font-weight="normal" officeooo:rsid="06340aab" style:font-weight-asian="normal" style:font-weight-complex="normal"/>
    </style:style>
    <style:style style:name="T179" style:family="text">
      <style:text-properties style:text-underline-style="none" fo:font-weight="normal" officeooo:rsid="0635ef67" style:font-weight-asian="normal" style:font-weight-complex="normal"/>
    </style:style>
    <style:style style:name="T180" style:family="text">
      <style:text-properties style:text-underline-style="none" fo:font-weight="normal" officeooo:rsid="06367ce3" style:font-weight-asian="normal" style:font-weight-complex="normal"/>
    </style:style>
    <style:style style:name="T181" style:family="text">
      <style:text-properties style:text-underline-style="none" fo:font-weight="normal" officeooo:rsid="065ec487" style:font-weight-asian="normal" style:font-weight-complex="normal"/>
    </style:style>
    <style:style style:name="T182" style:family="text">
      <style:text-properties style:text-underline-style="none" fo:font-weight="normal" officeooo:rsid="0660774a" style:font-weight-asian="normal" style:font-weight-complex="normal"/>
    </style:style>
    <style:style style:name="T183" style:family="text">
      <style:text-properties style:text-underline-style="none" officeooo:rsid="063f891b"/>
    </style:style>
    <style:style style:name="T184" style:family="text">
      <style:text-properties style:text-underline-style="none" officeooo:rsid="064258da"/>
    </style:style>
    <style:style style:name="T185" style:family="text">
      <style:text-properties style:text-underline-style="none" officeooo:rsid="055630a0"/>
    </style:style>
    <style:style style:name="T186" style:family="text">
      <style:text-properties style:text-underline-style="none" officeooo:rsid="0632634d"/>
    </style:style>
    <style:style style:name="T187" style:family="text">
      <style:text-properties style:text-underline-style="none" officeooo:rsid="0630e6d2"/>
    </style:style>
    <style:style style:name="T188" style:family="text">
      <style:text-properties style:text-underline-style="none" officeooo:rsid="0643b995"/>
    </style:style>
    <style:style style:name="T189" style:family="text">
      <style:text-properties style:text-underline-style="none" officeooo:rsid="0140d341"/>
    </style:style>
    <style:style style:name="T190" style:family="text">
      <style:text-properties style:text-underline-style="none" officeooo:rsid="0141adc4"/>
    </style:style>
    <style:style style:name="T191" style:family="text">
      <style:text-properties style:text-underline-style="none" officeooo:rsid="01f0672c"/>
    </style:style>
    <style:style style:name="T192" style:family="text">
      <style:text-properties style:text-underline-style="none" officeooo:rsid="065d2d70"/>
    </style:style>
    <style:style style:name="T193" style:family="text">
      <style:text-properties style:text-underline-style="none" officeooo:rsid="067cb235"/>
    </style:style>
    <style:style style:name="T194" style:family="text">
      <style:text-properties style:text-underline-style="none" officeooo:rsid="065ec487"/>
    </style:style>
    <style:style style:name="T195" style:family="text">
      <style:text-properties style:text-underline-style="none" officeooo:rsid="0660774a"/>
    </style:style>
    <style:style style:name="T196" style:family="text">
      <style:text-properties style:text-underline-style="none" officeooo:rsid="07bd8b61"/>
    </style:style>
    <style:style style:name="T197" style:family="text">
      <style:text-properties style:text-underline-style="solid" style:text-underline-width="auto" style:text-underline-color="font-color"/>
    </style:style>
    <style:style style:name="T198" style:family="text">
      <style:text-properties style:text-underline-style="solid" style:text-underline-width="auto" style:text-underline-color="font-color" officeooo:rsid="02dc4079"/>
    </style:style>
    <style:style style:name="T199" style:family="text">
      <style:text-properties officeooo:rsid="014c05b8"/>
    </style:style>
    <style:style style:name="T200" style:family="text">
      <style:text-properties officeooo:rsid="02ab25e9"/>
    </style:style>
    <style:style style:name="T201" style:family="text">
      <style:text-properties officeooo:rsid="02b05c9a"/>
    </style:style>
    <style:style style:name="T202" style:family="text">
      <style:text-properties officeooo:rsid="02bcce71"/>
    </style:style>
    <style:style style:name="T203" style:family="text">
      <style:text-properties officeooo:rsid="02c5db6a"/>
    </style:style>
    <style:style style:name="T204" style:family="text">
      <style:text-properties officeooo:rsid="02c87df4"/>
    </style:style>
    <style:style style:name="T205" style:family="text">
      <style:text-properties officeooo:rsid="02d072df"/>
    </style:style>
    <style:style style:name="T206" style:family="text">
      <style:text-properties officeooo:rsid="033c50a9"/>
    </style:style>
    <style:style style:name="T207" style:family="text">
      <style:text-properties officeooo:rsid="01536506"/>
    </style:style>
    <style:style style:name="T208" style:family="text">
      <style:text-properties officeooo:rsid="03413198"/>
    </style:style>
    <style:style style:name="T209" style:family="text">
      <style:text-properties officeooo:rsid="0349821d"/>
    </style:style>
    <style:style style:name="T210" style:family="text">
      <style:text-properties officeooo:rsid="036b94d4"/>
    </style:style>
    <style:style style:name="T211" style:family="text">
      <style:text-properties officeooo:rsid="036ce6ed"/>
    </style:style>
    <style:style style:name="T212" style:family="text">
      <style:text-properties officeooo:rsid="03c1c04b"/>
    </style:style>
    <style:style style:name="T213" style:family="text">
      <style:text-properties officeooo:rsid="03e322e9"/>
    </style:style>
    <style:style style:name="T214" style:family="text">
      <style:text-properties officeooo:rsid="03e6885b"/>
    </style:style>
    <style:style style:name="T215" style:family="text">
      <style:text-properties officeooo:rsid="03ebb4ed"/>
    </style:style>
    <style:style style:name="T216" style:family="text">
      <style:text-properties officeooo:rsid="03fd9122"/>
    </style:style>
    <style:style style:name="T217" style:family="text">
      <style:text-properties officeooo:rsid="0404489d"/>
    </style:style>
    <style:style style:name="T218" style:family="text">
      <style:text-properties officeooo:rsid="0410b5e4"/>
    </style:style>
    <style:style style:name="T219" style:family="text">
      <style:text-properties fo:font-style="normal" style:font-style-asian="normal"/>
    </style:style>
    <style:style style:name="T220" style:family="text">
      <style:text-properties officeooo:rsid="015f5928"/>
    </style:style>
    <style:style style:name="T221" style:family="text">
      <style:text-properties officeooo:rsid="0018aeb1"/>
    </style:style>
    <style:style style:name="T222" style:family="text">
      <style:text-properties officeooo:rsid="0036f184"/>
    </style:style>
    <style:style style:name="T223" style:family="text">
      <style:text-properties officeooo:rsid="0019e209"/>
    </style:style>
    <style:style style:name="T224" style:family="text">
      <style:text-properties officeooo:rsid="00a93c8c"/>
    </style:style>
    <style:style style:name="T225" style:family="text">
      <style:text-properties officeooo:rsid="0426384d"/>
    </style:style>
    <style:style style:name="T226" style:family="text">
      <style:text-properties officeooo:rsid="0429e66f"/>
    </style:style>
    <style:style style:name="T227" style:family="text">
      <style:text-properties officeooo:rsid="042bbd0c"/>
    </style:style>
    <style:style style:name="T228" style:family="text">
      <style:text-properties officeooo:rsid="042d3974"/>
    </style:style>
    <style:style style:name="T229" style:family="text">
      <style:text-properties officeooo:rsid="042e52e6"/>
    </style:style>
    <style:style style:name="T230" style:family="text">
      <style:text-properties officeooo:rsid="043787db"/>
    </style:style>
    <style:style style:name="T231" style:family="text">
      <style:text-properties officeooo:rsid="04461c46"/>
    </style:style>
    <style:style style:name="T232" style:family="text">
      <style:text-properties officeooo:rsid="045d3dcd"/>
    </style:style>
    <style:style style:name="T233" style:family="text">
      <style:text-properties officeooo:rsid="00b5ad1d"/>
    </style:style>
    <style:style style:name="T234" style:family="text">
      <style:text-properties officeooo:rsid="00b71f47"/>
    </style:style>
    <style:style style:name="T235" style:family="text">
      <style:text-properties officeooo:rsid="00af1993"/>
    </style:style>
    <style:style style:name="T236" style:family="text">
      <style:text-properties officeooo:rsid="00b16453"/>
    </style:style>
    <style:style style:name="T237" style:family="text">
      <style:text-properties officeooo:rsid="04643918"/>
    </style:style>
    <style:style style:name="T238" style:family="text">
      <style:text-properties officeooo:rsid="0468fc53"/>
    </style:style>
    <style:style style:name="T239" style:family="text">
      <style:text-properties officeooo:rsid="048a1955"/>
    </style:style>
    <style:style style:name="T240" style:family="text">
      <style:text-properties officeooo:rsid="03ee2f07"/>
    </style:style>
    <style:style style:name="T241" style:family="text">
      <style:text-properties officeooo:rsid="049139d3"/>
    </style:style>
    <style:style style:name="T242" style:family="text">
      <style:text-properties officeooo:rsid="03b5e694"/>
    </style:style>
    <style:style style:name="T243" style:family="text">
      <style:text-properties officeooo:rsid="04d8c0c1"/>
    </style:style>
    <style:style style:name="T244" style:family="text">
      <style:text-properties officeooo:rsid="04e7c586"/>
    </style:style>
    <style:style style:name="T245" style:family="text">
      <style:text-properties officeooo:rsid="0523c093"/>
    </style:style>
    <style:style style:name="T246" style:family="text">
      <style:text-properties officeooo:rsid="0531c85b"/>
    </style:style>
    <style:style style:name="T247" style:family="text">
      <style:text-properties officeooo:rsid="0537a548"/>
    </style:style>
    <style:style style:name="T248" style:family="text">
      <style:text-properties officeooo:rsid="053abf9a"/>
    </style:style>
    <style:style style:name="T249" style:family="text">
      <style:text-properties officeooo:rsid="053bea03"/>
    </style:style>
    <style:style style:name="T250" style:family="text">
      <style:text-properties officeooo:rsid="0540678e"/>
    </style:style>
    <style:style style:name="T251" style:family="text">
      <style:text-properties officeooo:rsid="0540a7ce"/>
    </style:style>
    <style:style style:name="T252" style:family="text">
      <style:text-properties officeooo:rsid="05512bfa"/>
    </style:style>
    <style:style style:name="T253" style:family="text">
      <style:text-properties officeooo:rsid="0551c172"/>
    </style:style>
    <style:style style:name="T254" style:family="text">
      <style:text-properties officeooo:rsid="055630a0"/>
    </style:style>
    <style:style style:name="T255" style:family="text">
      <style:text-properties officeooo:rsid="05637994"/>
    </style:style>
    <style:style style:name="T256" style:family="text">
      <style:text-properties officeooo:rsid="056cc93a"/>
    </style:style>
    <style:style style:name="T257" style:family="text">
      <style:text-properties officeooo:rsid="0573e5c7"/>
    </style:style>
    <style:style style:name="T258" style:family="text">
      <style:text-properties officeooo:rsid="058187b9"/>
    </style:style>
    <style:style style:name="T259" style:family="text">
      <style:text-properties officeooo:rsid="05840ffb"/>
    </style:style>
    <style:style style:name="T260" style:family="text">
      <style:text-properties officeooo:rsid="05883c22"/>
    </style:style>
    <style:style style:name="T261" style:family="text">
      <style:text-properties officeooo:rsid="058a1dfd"/>
    </style:style>
    <style:style style:name="T262" style:family="text">
      <style:text-properties officeooo:rsid="0521d263"/>
    </style:style>
    <style:style style:name="T263" style:family="text">
      <style:text-properties officeooo:rsid="058d1e20"/>
    </style:style>
    <style:style style:name="T264" style:family="text">
      <style:text-properties officeooo:rsid="05cc65e5"/>
    </style:style>
    <style:style style:name="T265" style:family="text">
      <style:text-properties officeooo:rsid="05cd3167"/>
    </style:style>
    <style:style style:name="T266" style:family="text">
      <style:text-properties officeooo:rsid="05ceff54"/>
    </style:style>
    <style:style style:name="T267" style:family="text">
      <style:text-properties fo:color="#000000" loext:opacity="100%"/>
    </style:style>
    <style:style style:name="T268" style:family="text">
      <style:text-properties officeooo:rsid="0630bde1"/>
    </style:style>
    <style:style style:name="T269" style:family="text">
      <style:text-properties officeooo:rsid="0630e6d2"/>
    </style:style>
    <style:style style:name="T270" style:family="text">
      <style:text-properties officeooo:rsid="0632634d"/>
    </style:style>
    <style:style style:name="T271" style:family="text">
      <style:text-properties officeooo:rsid="063f891b"/>
    </style:style>
    <style:style style:name="T272" style:family="text">
      <style:text-properties officeooo:rsid="064258da"/>
    </style:style>
    <style:style style:name="T273" style:family="text">
      <style:text-properties officeooo:rsid="0643b995"/>
    </style:style>
    <style:style style:name="T274" style:family="text">
      <style:text-properties officeooo:rsid="0266a03d"/>
    </style:style>
    <style:style style:name="T275" style:family="text">
      <style:text-properties officeooo:rsid="04c3f600"/>
    </style:style>
    <style:style style:name="T276" style:family="text">
      <style:text-properties officeooo:rsid="0687f7f1"/>
    </style:style>
    <style:style style:name="T277" style:family="text">
      <style:text-properties officeooo:rsid="014ced5f"/>
    </style:style>
    <style:style style:name="T278" style:family="text">
      <style:text-properties officeooo:rsid="0155be70"/>
    </style:style>
    <style:style style:name="T279" style:family="text">
      <style:text-properties officeooo:rsid="015ce502"/>
    </style:style>
    <style:style style:name="T280" style:family="text">
      <style:text-properties officeooo:rsid="028e224a"/>
    </style:style>
    <style:style style:name="T281" style:family="text">
      <style:text-properties officeooo:rsid="02888261"/>
    </style:style>
    <style:style style:name="T282" style:family="text">
      <style:text-properties officeooo:rsid="068c75df"/>
    </style:style>
    <style:style style:name="T283" style:family="text">
      <style:text-properties officeooo:rsid="06924a9f"/>
    </style:style>
    <style:style style:name="T284" style:family="text">
      <style:text-properties officeooo:rsid="0694368c"/>
    </style:style>
    <style:style style:name="T285" style:family="text">
      <style:text-properties officeooo:rsid="0698b5d2"/>
    </style:style>
    <style:style style:name="T286" style:family="text">
      <style:text-properties officeooo:rsid="06a2245f"/>
    </style:style>
    <style:style style:name="T287" style:family="text">
      <style:text-properties officeooo:rsid="06a2e7ae"/>
    </style:style>
    <style:style style:name="T288" style:family="text">
      <style:text-properties officeooo:rsid="06a2e806"/>
    </style:style>
    <style:style style:name="T289" style:family="text">
      <style:text-properties officeooo:rsid="06a4d04a"/>
    </style:style>
    <style:style style:name="T290" style:family="text">
      <style:text-properties officeooo:rsid="06c54271"/>
    </style:style>
    <style:style style:name="T291" style:family="text">
      <style:text-properties officeooo:rsid="06c609ea"/>
    </style:style>
    <style:style style:name="T292" style:family="text">
      <style:text-properties officeooo:rsid="06c6be79"/>
    </style:style>
    <style:style style:name="T293" style:family="text">
      <style:text-properties officeooo:rsid="06cb78c7"/>
    </style:style>
    <style:style style:name="T294" style:family="text">
      <style:text-properties officeooo:rsid="06cd57a3"/>
    </style:style>
    <style:style style:name="T295" style:family="text">
      <style:text-properties officeooo:rsid="06d58571"/>
    </style:style>
    <style:style style:name="T296" style:family="text">
      <style:text-properties officeooo:rsid="06da2a9c"/>
    </style:style>
    <style:style style:name="T297" style:family="text">
      <style:text-properties officeooo:rsid="06dc56a7"/>
    </style:style>
    <style:style style:name="T298" style:family="text">
      <style:text-properties officeooo:rsid="06dcd6aa"/>
    </style:style>
    <style:style style:name="T299" style:family="text">
      <style:text-properties officeooo:rsid="06e392b1"/>
    </style:style>
    <style:style style:name="T300" style:family="text">
      <style:text-properties officeooo:rsid="06e3fdf1"/>
    </style:style>
    <style:style style:name="T301" style:family="text">
      <style:text-properties officeooo:rsid="06ea2775"/>
    </style:style>
    <style:style style:name="T302" style:family="text">
      <style:text-properties officeooo:rsid="07658a33"/>
    </style:style>
    <style:style style:name="T303" style:family="text">
      <style:text-properties officeooo:rsid="06eee45b"/>
    </style:style>
    <style:style style:name="T304" style:family="text">
      <style:text-properties officeooo:rsid="06f06d4f"/>
    </style:style>
    <style:style style:name="T305" style:family="text">
      <style:text-properties officeooo:rsid="070137aa"/>
    </style:style>
    <style:style style:name="T306" style:family="text">
      <style:text-properties officeooo:rsid="06f0ba5f"/>
    </style:style>
    <style:style style:name="T307" style:family="text">
      <style:text-properties officeooo:rsid="06fd6d83"/>
    </style:style>
    <style:style style:name="T308" style:family="text">
      <style:text-properties officeooo:rsid="075f1cf2"/>
    </style:style>
    <style:style style:name="T309" style:family="text">
      <style:text-properties officeooo:rsid="076134cd"/>
    </style:style>
    <style:style style:name="T310" style:family="text">
      <style:text-properties officeooo:rsid="06f9a78e"/>
    </style:style>
    <style:style style:name="T311" style:family="text">
      <style:text-properties officeooo:rsid="06e57b6f"/>
    </style:style>
    <style:style style:name="T312" style:family="text">
      <style:text-properties officeooo:rsid="06e90204"/>
    </style:style>
    <style:style style:name="T313" style:family="text">
      <style:text-properties officeooo:rsid="0702f988"/>
    </style:style>
    <style:style style:name="T314" style:family="text">
      <style:text-properties officeooo:rsid="070b7a11"/>
    </style:style>
    <style:style style:name="T315" style:family="text">
      <style:text-properties officeooo:rsid="077198be"/>
    </style:style>
    <style:style style:name="T316" style:family="text">
      <style:text-properties officeooo:rsid="0776312b"/>
    </style:style>
    <style:style style:name="T317" style:family="text">
      <style:text-properties officeooo:rsid="07372ed1"/>
    </style:style>
    <style:style style:name="T318" style:family="text">
      <style:text-properties officeooo:rsid="07426de7"/>
    </style:style>
    <style:style style:name="T319" style:family="text">
      <style:text-properties officeooo:rsid="07378e90"/>
    </style:style>
    <style:style style:name="T320" style:family="text">
      <style:text-properties officeooo:rsid="07787692"/>
    </style:style>
    <style:style style:name="T321" style:family="text">
      <style:text-properties officeooo:rsid="0792ac25"/>
    </style:style>
    <style:style style:name="T322" style:family="text">
      <style:text-properties officeooo:rsid="07953926"/>
    </style:style>
    <style:style style:name="T323" style:family="text">
      <style:text-properties officeooo:rsid="079fc458"/>
    </style:style>
    <style:style style:name="T324" style:family="text">
      <style:text-properties officeooo:rsid="07a11fd4"/>
    </style:style>
    <style:style style:name="T325" style:family="text">
      <style:text-properties officeooo:rsid="07a3d5cb"/>
    </style:style>
    <style:style style:name="T326" style:family="text">
      <style:text-properties officeooo:rsid="07a46ab4"/>
    </style:style>
    <style:style style:name="T327" style:family="text">
      <style:text-properties officeooo:rsid="07a57248"/>
    </style:style>
    <style:style style:name="T328" style:family="text">
      <style:text-properties officeooo:rsid="07a754ef"/>
    </style:style>
    <style:style style:name="T329" style:family="text">
      <style:text-properties officeooo:rsid="07aafc01"/>
    </style:style>
    <style:style style:name="T330" style:family="text">
      <style:text-properties officeooo:rsid="07abb50c"/>
    </style:style>
    <style:style style:name="T331" style:family="text">
      <style:text-properties officeooo:rsid="07acc1cd"/>
    </style:style>
    <style:style style:name="T332" style:family="text">
      <style:text-properties officeooo:rsid="07ae3c7a"/>
    </style:style>
    <style:style style:name="T333" style:family="text">
      <style:text-properties officeooo:rsid="07bab4f6"/>
    </style:style>
    <style:style style:name="T334" style:family="text">
      <style:text-properties officeooo:rsid="07bbc924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fo:margin-left="0.201cm" fo:margin-right="0.201cm" style:print-content="true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.201cm" fo:margin-right="0.201cm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<text:span text:style-name="T324">deep</text:span> mathematical understanding of <text:span text:style-name="T323">DNNs</text:span></text:p>
      <text:p text:style-name="P4"/>
      <text:p text:style-name="P5">Jiang J.</text:p>
      <text:p text:style-name="P5">Data Engineer, Data Scientist</text:p>
      <text:p text:style-name="P5"><text:span text:style-name="T5">ENSEEIHT </text:span>Computer Science Engineering Degree, <text:span text:style-name="T5">INP Toulouse Dual</text:span> MSc <text:span text:style-name="T5">Research</text:span> <text:span text:style-name="T3">Degree</text:span> in AI / Big Data / Ops</text:p>
      <text:p text:style-name="P6">France</text:p>
      <text:p text:style-name="P4"/>
      <text:h text:style-name="P132" text:outline-level="1">1 – Introduction</text:h>
      <text:p text:style-name="P130"/>
      <text:p text:style-name="P130">Frameworks such as Tensor<text:span text:style-name="T106">F</text:span>low or Py<text:span text:style-name="T106">T</text:span>orch make deep learning developments easy. They have made this field wide spread for every enthusiast. <text:span text:style-name="T5">Implementations </text:span><text:span text:style-name="T6">only</text:span><text:span text:style-name="T4"> </text:span><text:span text:style-name="T5">needs </text:span><text:span text:style-name="T6">an </text:span><text:span text:style-name="T4">instinctive understanding </text:span><text:span text:style-name="T5">of deep learning</text:span><text:span text:style-name="T4">. </text:span><text:span text:style-name="T121">T</text:span>he <text:span text:style-name="T4">proper</text:span> math aspect <text:span text:style-name="T7">is</text:span> <text:span text:style-name="T7">little by little </text:span>forgotten.</text:p>
      <text:p text:style-name="P146">The objective is to do a summary of the important propositions <text:span text:style-name="T326">of</text:span><text:span text:style-name="T325"> dense neural network</text:span><text:span text:style-name="T327">s</text:span><text:span text:style-name="T325"> (DNN)</text:span>. These propositions will be mathematically proven. <text:span text:style-name="T8">The </text:span><text:span text:style-name="T116">subject</text:span><text:span text:style-name="T8"> </text:span><text:span text:style-name="T329">used </text:span><text:span text:style-name="T330">as</text:span><text:span text:style-name="T329"> reference</text:span><text:span text:style-name="T117"> </text:span><text:span text:style-name="T118">is</text:span><text:span text:style-name="T8"> </text:span><text:span text:style-name="T114">a multi-class classification problem </text:span><text:span text:style-name="T115">with</text:span><text:span text:style-name="T8"> – dense layers, </text:span><text:span text:style-name="T8"><draw:frame draw:style-name="fr4" draw:name="Objet139" text:anchor-type="as-char" svg:width="1.252cm" svg:height="0.467cm" draw:z-index="5"><draw:object xlink:href="./Object 139" xlink:type="simple" xlink:show="embed" xlink:actuate="onLoad"/><draw:image xlink:href="./ObjectReplacements/Object 139" xlink:type="simple" xlink:show="embed" xlink:actuate="onLoad"/></draw:frame></text:span><text:span text:style-name="T8">and</text:span><text:span text:style-name="T8"><draw:frame draw:style-name="fr4" draw:name="Objet142" text:anchor-type="as-char" svg:width="1.64cm" svg:height="0.467cm" draw:z-index="6"><draw:object xlink:href="./Object 142" xlink:type="simple" xlink:show="embed" xlink:actuate="onLoad"/><draw:image xlink:href="./ObjectReplacements/Object 142" xlink:type="simple" xlink:show="embed" xlink:actuate="onLoad"/></draw:frame></text:span><text:span text:style-name="T8">activation layers, Categorical cross-entropy loss, </text:span><text:span text:style-name="T328">and </text:span><text:span text:style-name="T8">Stochastic gradient descent optimizer. </text:span><text:span text:style-name="T331">But all the elements below </text:span><text:span text:style-name="T120">can be easily re-used or </text:span><text:span text:style-name="T227">re-define</text:span><text:span text:style-name="T228">d</text:span><text:span text:style-name="T120"> to cover regression</text:span><text:span text:style-name="T229">s</text:span><text:span text:style-name="T120">.</text:span></text:p>
      <text:p text:style-name="P130"/>
      <text:h text:style-name="P133" text:outline-level="1">2 – <text:span text:style-name="T9">Notation and Nomenclature</text:span></text:h>
      <text:p text:style-name="P29"/>
      <text:p text:style-name="P91">Definition –<text:span text:style-name="T17"> </text:span><text:span text:style-name="T24">Let</text:span><text:span text:style-name="T24"><draw:frame draw:style-name="fr1" draw:name="Objet43" text:anchor-type="as-char" svg:width="0.524cm" svg:height="0.326cm" draw:z-index="7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25">a</text:span><text:span text:style-name="T26"> non-empty </text:span><text:span text:style-name="T35">open</text:span><text:span text:style-name="T26"> </text:span><text:span text:style-name="T33">subset </text:span><text:span text:style-name="T25">of</text:span><text:span text:style-name="T25"><draw:frame draw:style-name="fr1" draw:name="Objet52" text:anchor-type="as-char" svg:width="0.744cm" svg:height="0.527cm" draw:z-index="8"><draw:object xlink:href="./Object 54" xlink:type="simple" xlink:show="embed" xlink:actuate="onLoad"/><draw:image xlink:href="./ObjectReplacements/Object 54" xlink:type="simple" xlink:show="embed" xlink:actuate="onLoad"/><svg:desc>formule</svg:desc></draw:frame></text:span><text:span text:style-name="T24">, </text:span><text:span text:style-name="T34"><draw:frame draw:style-name="fr1" draw:name="Objet53" text:anchor-type="as-char" svg:width="0.912cm" svg:height="0.531cm" draw:z-index="9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41">a</text:span><text:span text:style-name="T40"> </text:span><text:span text:style-name="T35">norm </text:span><text:span text:style-name="T37">on</text:span><text:span text:style-name="T36"><draw:frame draw:style-name="fr1" draw:name="Objet62" text:anchor-type="as-char" svg:width="0.744cm" svg:height="0.527cm" draw:z-index="17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36">, </text:span><text:span text:style-name="T36"><draw:frame draw:style-name="fr1" draw:name="Objet80" text:anchor-type="as-char" svg:width="1.007cm" svg:height="0.531cm" draw:z-index="18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T40">a norm on</text:span><text:span text:style-name="T40"><draw:frame draw:style-name="fr1" draw:name="Objet111" text:anchor-type="as-char" svg:width="0.84cm" svg:height="0.527cm" draw:z-index="19"><draw:object xlink:href="./Object 58" xlink:type="simple" xlink:show="embed" xlink:actuate="onLoad"/><draw:image xlink:href="./ObjectReplacements/Object 58" xlink:type="simple" xlink:show="embed" xlink:actuate="onLoad"/><svg:desc>formule</svg:desc></draw:frame></text:span><text:span text:style-name="T24">, </text:span><text:span text:style-name="T38">and</text:span><text:span text:style-name="T24"><draw:frame draw:style-name="fr1" draw:name="Objet112" text:anchor-type="as-char" svg:width="2.148cm" svg:height="0.527cm" draw:z-index="20"><draw:object xlink:href="./Object 59" xlink:type="simple" xlink:show="embed" xlink:actuate="onLoad"/><draw:image xlink:href="./ObjectReplacements/Object 59" xlink:type="simple" xlink:show="embed" xlink:actuate="onLoad"/><svg:desc>formule</svg:desc></draw:frame></text:span><text:span text:style-name="T24">. Then</text:span><text:span text:style-name="T24"><draw:frame draw:style-name="fr1" draw:name="Objet54" text:anchor-type="as-char" svg:width="0.404cm" svg:height="0.467cm" draw:z-index="21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24">continuous function is equivalent to</text:span></text:p>
      <text:p text:style-name="P30"><draw:frame draw:style-name="fr1" draw:name="Objet74" text:anchor-type="as-char" svg:width="1.513cm" svg:height="0.467cm" draw:z-index="22"><draw:object xlink:href="./Object 61" xlink:type="simple" xlink:show="embed" xlink:actuate="onLoad"/><draw:image xlink:href="./ObjectReplacements/Object 61" xlink:type="simple" xlink:show="embed" xlink:actuate="onLoad"/><svg:desc>formule</svg:desc></draw:frame>,</text:p>
      <text:p text:style-name="P30"><draw:frame draw:style-name="fr1" draw:name="Objet55" text:anchor-type="as-char" svg:width="1.369cm" svg:height="0.467cm" draw:z-index="23"><draw:object xlink:href="./Object 62" xlink:type="simple" xlink:show="embed" xlink:actuate="onLoad"/><draw:image xlink:href="./ObjectReplacements/Object 62" xlink:type="simple" xlink:show="embed" xlink:actuate="onLoad"/><svg:desc>formule</svg:desc></draw:frame>,<draw:frame draw:style-name="fr1" draw:name="Objet56" text:anchor-type="as-char" svg:width="1.282cm" svg:height="0.483cm" draw:z-index="24"><draw:object xlink:href="./Object 63" xlink:type="simple" xlink:show="embed" xlink:actuate="onLoad"/><draw:image xlink:href="./ObjectReplacements/Object 63" xlink:type="simple" xlink:show="embed" xlink:actuate="onLoad"/><svg:desc>formule</svg:desc></draw:frame>,<draw:frame draw:style-name="fr1" draw:name="Objet57" text:anchor-type="as-char" svg:width="1.52cm" svg:height="0.467cm" draw:z-index="25"><draw:object xlink:href="./Object 64" xlink:type="simple" xlink:show="embed" xlink:actuate="onLoad"/><draw:image xlink:href="./ObjectReplacements/Object 64" xlink:type="simple" xlink:show="embed" xlink:actuate="onLoad"/><svg:desc>formule</svg:desc></draw:frame>,<draw:frame draw:style-name="fr1" draw:name="Objet58" text:anchor-type="as-char" svg:width="5.653cm" svg:height="0.54cm" draw:z-index="26"><draw:object xlink:href="./Object 65" xlink:type="simple" xlink:show="embed" xlink:actuate="onLoad"/><draw:image xlink:href="./ObjectReplacements/Object 65" xlink:type="simple" xlink:show="embed" xlink:actuate="onLoad"/><svg:desc>formule</svg:desc></draw:frame></text:p>
      <text:p text:style-name="P71">The notation<draw:frame draw:style-name="fr1" draw:name="Objet59" text:anchor-type="as-char" svg:width="1.997cm" svg:height="0.557cm" draw:z-index="27"><draw:object xlink:href="./Object 66" xlink:type="simple" xlink:show="embed" xlink:actuate="onLoad"/><draw:image xlink:href="./ObjectReplacements/Object 66" xlink:type="simple" xlink:show="embed" xlink:actuate="onLoad"/><svg:desc>formule</svg:desc></draw:frame>means the <text:span text:style-name="T132">set of </text:span>continuous function<text:span text:style-name="T134">s</text:span> from<draw:frame draw:style-name="fr1" draw:name="Objet46" text:anchor-type="as-char" svg:width="0.524cm" svg:height="0.326cm" draw:z-index="28"><draw:object xlink:href="./Object 67" xlink:type="simple" xlink:show="embed" xlink:actuate="onLoad"/><draw:image xlink:href="./ObjectReplacements/Object 67" xlink:type="simple" xlink:show="embed" xlink:actuate="onLoad"/><svg:desc>formule</svg:desc></draw:frame>to<draw:frame draw:style-name="fr1" draw:name="Objet61" text:anchor-type="as-char" svg:width="0.84cm" svg:height="0.527cm" draw:z-index="29"><draw:object xlink:href="./Object 69" xlink:type="simple" xlink:show="embed" xlink:actuate="onLoad"/><draw:image xlink:href="./ObjectReplacements/Object 69" xlink:type="simple" xlink:show="embed" xlink:actuate="onLoad"/><svg:desc>formule</svg:desc></draw:frame>.</text:p>
      <text:p text:style-name="P32">The notation<draw:frame draw:style-name="fr1" draw:name="Objet117" text:anchor-type="as-char" svg:width="1.379cm" svg:height="0.557cm" draw:z-index="30"><draw:object xlink:href="./Object 70" xlink:type="simple" xlink:show="embed" xlink:actuate="onLoad"/><draw:image xlink:href="./ObjectReplacements/Object 70" xlink:type="simple" xlink:show="embed" xlink:actuate="onLoad"/><svg:desc>formule</svg:desc></draw:frame><text:span text:style-name="T206">means the set of continuous functions from</text:span><text:span text:style-name="T206"><draw:frame draw:style-name="fr1" draw:name="Objet118" text:anchor-type="as-char" svg:width="0.744cm" svg:height="0.527cm" draw:z-index="31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207">to</text:span><text:span text:style-name="T207"><draw:frame draw:style-name="fr1" draw:name="Objet119" text:anchor-type="as-char" svg:width="0.744cm" svg:height="0.527cm" draw:z-index="32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207">.</text:span></text:p>
      <text:p text:style-name="P34"/>
      <text:p text:style-name="P80"><text:span text:style-name="T199">Definition –</text:span><text:span text:style-name="T42"> </text:span><text:span text:style-name="T24">Let</text:span><text:span text:style-name="T24"><draw:frame draw:style-name="fr1" draw:name="Objet63" text:anchor-type="as-char" svg:width="0.524cm" svg:height="0.326cm" draw:z-index="33"><draw:object xlink:href="./Object 73" xlink:type="simple" xlink:show="embed" xlink:actuate="onLoad"/><draw:image xlink:href="./ObjectReplacements/Object 73" xlink:type="simple" xlink:show="embed" xlink:actuate="onLoad"/><svg:desc>formule</svg:desc></draw:frame></text:span><text:span text:style-name="T25">a</text:span><text:span text:style-name="T26"> non-empty </text:span><text:span text:style-name="T35">open</text:span><text:span text:style-name="T26"> </text:span><text:span text:style-name="T33">subset </text:span><text:span text:style-name="T25">of</text:span><text:span text:style-name="T25"><draw:frame draw:style-name="fr1" draw:name="Objet64" text:anchor-type="as-char" svg:width="0.744cm" svg:height="0.527cm" draw:z-index="34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24">, </text:span><text:span text:style-name="T34"><draw:frame draw:style-name="fr1" draw:name="Objet65" text:anchor-type="as-char" svg:width="0.912cm" svg:height="0.531cm" draw:z-index="35"><draw:object xlink:href="./Object 75" xlink:type="simple" xlink:show="embed" xlink:actuate="onLoad"/><draw:image xlink:href="./ObjectReplacements/Object 75" xlink:type="simple" xlink:show="embed" xlink:actuate="onLoad"/><svg:desc>formule</svg:desc></draw:frame></text:span><text:span text:style-name="T41">a</text:span><text:span text:style-name="T40"> </text:span><text:span text:style-name="T35">norm </text:span><text:span text:style-name="T37">on</text:span><text:span text:style-name="T36"><draw:frame draw:style-name="fr1" draw:name="Objet100" text:anchor-type="as-char" svg:width="0.744cm" svg:height="0.527cm" draw:z-index="36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T36">, </text:span><text:span text:style-name="T36"><draw:frame draw:style-name="fr1" draw:name="Objet101" text:anchor-type="as-char" svg:width="1.007cm" svg:height="0.531cm" draw:z-index="37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40">a norm on</text:span><text:span text:style-name="T40"><draw:frame draw:style-name="fr1" draw:name="Objet113" text:anchor-type="as-char" svg:width="0.84cm" svg:height="0.527cm" draw:z-index="38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24">, </text:span><text:span text:style-name="T38">and</text:span><text:span text:style-name="T24"><draw:frame draw:style-name="fr1" draw:name="Objet114" text:anchor-type="as-char" svg:width="2.148cm" svg:height="0.527cm" draw:z-index="39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24">. Then</text:span><text:span text:style-name="T24"><draw:frame draw:style-name="fr1" draw:name="Objet66" text:anchor-type="as-char" svg:width="0.404cm" svg:height="0.467cm" draw:z-index="40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27">derivable </text:span><text:span text:style-name="T28">is equivalent to</text:span></text:p>
      <text:p text:style-name="P30"><draw:frame draw:style-name="fr1" draw:name="Objet75" text:anchor-type="as-char" svg:width="1.513cm" svg:height="0.467cm" draw:z-index="41"><draw:object xlink:href="./Object 112" xlink:type="simple" xlink:show="embed" xlink:actuate="onLoad"/><draw:image xlink:href="./ObjectReplacements/Object 112" xlink:type="simple" xlink:show="embed" xlink:actuate="onLoad"/><svg:desc>formule</svg:desc></draw:frame>,<draw:frame draw:style-name="fr1" draw:name="Objet76" text:anchor-type="as-char" svg:width="2.404cm" svg:height="0.557cm" draw:z-index="42"><draw:object xlink:href="./Object 113" xlink:type="simple" xlink:show="embed" xlink:actuate="onLoad"/><draw:image xlink:href="./ObjectReplacements/Object 113" xlink:type="simple" xlink:show="embed" xlink:actuate="onLoad"/><svg:desc>formule</svg:desc></draw:frame>,</text:p>
      <text:p text:style-name="P30"><draw:frame draw:style-name="fr1" draw:name="Objet70" text:anchor-type="as-char" svg:width="1.369cm" svg:height="0.467cm" draw:z-index="43"><draw:object xlink:href="./Object 114" xlink:type="simple" xlink:show="embed" xlink:actuate="onLoad"/><draw:image xlink:href="./ObjectReplacements/Object 114" xlink:type="simple" xlink:show="embed" xlink:actuate="onLoad"/><svg:desc>formule</svg:desc></draw:frame>,<draw:frame draw:style-name="fr1" draw:name="Objet71" text:anchor-type="as-char" svg:width="1.282cm" svg:height="0.483cm" draw:z-index="44"><draw:object xlink:href="./Object 117" xlink:type="simple" xlink:show="embed" xlink:actuate="onLoad"/><draw:image xlink:href="./ObjectReplacements/Object 117" xlink:type="simple" xlink:show="embed" xlink:actuate="onLoad"/><svg:desc>formule</svg:desc></draw:frame>,<draw:frame draw:style-name="fr1" draw:name="Objet72" text:anchor-type="as-char" svg:width="1.52cm" svg:height="0.467cm" draw:z-index="45"><draw:object xlink:href="./Object 118" xlink:type="simple" xlink:show="embed" xlink:actuate="onLoad"/><draw:image xlink:href="./ObjectReplacements/Object 118" xlink:type="simple" xlink:show="embed" xlink:actuate="onLoad"/><svg:desc>formule</svg:desc></draw:frame>,<draw:frame draw:style-name="fr1" draw:name="Objet73" text:anchor-type="as-char" svg:width="7.013cm" svg:height="1.085cm" draw:z-index="46"><draw:object xlink:href="./Object 119" xlink:type="simple" xlink:show="embed" xlink:actuate="onLoad"/><draw:image xlink:href="./ObjectReplacements/Object 119" xlink:type="simple" xlink:show="embed" xlink:actuate="onLoad"/><svg:desc>formule</svg:desc></draw:frame></text:p>
      <text:p text:style-name="P71"><text:soft-page-break/><text:span text:style-name="T220">The notation</text:span><text:span text:style-name="T220"><draw:frame draw:style-name="fr1" draw:name="Objet67" text:anchor-type="as-char" svg:width="2.053cm" svg:height="0.557cm" draw:z-index="47"><draw:object xlink:href="./Object 120" xlink:type="simple" xlink:show="embed" xlink:actuate="onLoad"/><draw:image xlink:href="./ObjectReplacements/Object 120" xlink:type="simple" xlink:show="embed" xlink:actuate="onLoad"/><svg:desc>formule</svg:desc></draw:frame></text:span><text:span text:style-name="T220">means the </text:span><text:span text:style-name="T132">set of </text:span><text:span text:style-name="T133">derivable</text:span><text:span text:style-name="T220"> function</text:span><text:span text:style-name="T133">s</text:span><text:span text:style-name="T220"> from</text:span><text:span text:style-name="T220"><draw:frame draw:style-name="fr1" draw:name="Objet60" text:anchor-type="as-char" svg:width="0.524cm" svg:height="0.326cm" draw:z-index="48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220">to</text:span><text:span text:style-name="T220"><draw:frame draw:style-name="fr1" draw:name="Objet69" text:anchor-type="as-char" svg:width="0.84cm" svg:height="0.527cm" draw:z-index="49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220">.</text:span></text:p>
      <text:p text:style-name="P32"><text:span text:style-name="T277">The notation</text:span><text:span text:style-name="T277"><draw:frame draw:style-name="fr1" draw:name="Objet120" text:anchor-type="as-char" svg:width="1.438cm" svg:height="0.557cm" draw:z-index="50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206">means the set of </text:span><text:span text:style-name="T208">derivable</text:span><text:span text:style-name="T206"> functions from</text:span><text:span text:style-name="T206"><draw:frame draw:style-name="fr1" draw:name="Objet121" text:anchor-type="as-char" svg:width="0.744cm" svg:height="0.527cm" draw:z-index="51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207">to</text:span><text:span text:style-name="T207"><draw:frame draw:style-name="fr1" draw:name="Objet122" text:anchor-type="as-char" svg:width="0.744cm" svg:height="0.527cm" draw:z-index="52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207">.</text:span></text:p>
      <text:p text:style-name="P33"/>
      <text:p text:style-name="P79">Definition – <text:span text:style-name="T24">Let</text:span><text:span text:style-name="T24"><draw:frame draw:style-name="fr1" draw:name="Objet68" text:anchor-type="as-char" svg:width="0.524cm" svg:height="0.326cm" draw:z-index="54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25">a</text:span><text:span text:style-name="T26"> non-empty </text:span><text:span text:style-name="T35">open</text:span><text:span text:style-name="T26"> </text:span><text:span text:style-name="T33">subset </text:span><text:span text:style-name="T25">of</text:span><text:span text:style-name="T25"><draw:frame draw:style-name="fr1" draw:name="Objet81" text:anchor-type="as-char" svg:width="0.744cm" svg:height="0.527cm" draw:z-index="55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24">, </text:span><text:span text:style-name="T34"><draw:frame draw:style-name="fr1" draw:name="Objet82" text:anchor-type="as-char" svg:width="0.912cm" svg:height="0.531cm" draw:z-index="56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41">a</text:span><text:span text:style-name="T40"> </text:span><text:span text:style-name="T35">norm </text:span><text:span text:style-name="T37">on</text:span><text:span text:style-name="T36"><draw:frame draw:style-name="fr1" draw:name="Objet102" text:anchor-type="as-char" svg:width="0.744cm" svg:height="0.527cm" draw:z-index="57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36">, </text:span><text:span text:style-name="T36"><draw:frame draw:style-name="fr1" draw:name="Objet103" text:anchor-type="as-char" svg:width="1.007cm" svg:height="0.531cm" draw:z-index="58"><draw:object xlink:href="./Object 103" xlink:type="simple" xlink:show="embed" xlink:actuate="onLoad"/><draw:image xlink:href="./ObjectReplacements/Object 103" xlink:type="simple" xlink:show="embed" xlink:actuate="onLoad"/><svg:desc>formule</svg:desc></draw:frame></text:span><text:span text:style-name="T40">a norm on</text:span><text:span text:style-name="T40"><draw:frame draw:style-name="fr1" draw:name="Objet115" text:anchor-type="as-char" svg:width="0.84cm" svg:height="0.527cm" draw:z-index="59"><draw:object xlink:href="./Object 115" xlink:type="simple" xlink:show="embed" xlink:actuate="onLoad"/><draw:image xlink:href="./ObjectReplacements/Object 115" xlink:type="simple" xlink:show="embed" xlink:actuate="onLoad"/><svg:desc>formule</svg:desc></draw:frame></text:span><text:span text:style-name="T24">, </text:span><text:span text:style-name="T38">and</text:span><text:span text:style-name="T24"><draw:frame draw:style-name="fr1" draw:name="Objet116" text:anchor-type="as-char" svg:width="2.148cm" svg:height="0.527cm" draw:z-index="61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T24">. Then</text:span><text:span text:style-name="T24"><draw:frame draw:style-name="fr1" draw:name="Objet83" text:anchor-type="as-char" svg:width="0.404cm" svg:height="0.467cm" draw:z-index="62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31">piece-wise </text:span><text:span text:style-name="T27">derivable </text:span><text:span text:style-name="T28">is equivalent to</text:span></text:p>
      <text:p text:style-name="P35"><draw:frame draw:style-name="fr1" draw:name="Objet84" text:anchor-type="as-char" svg:width="1.656cm" svg:height="0.467cm" draw:z-index="64"><draw:object xlink:href="./Object 84" xlink:type="simple" xlink:show="embed" xlink:actuate="onLoad"/><draw:image xlink:href="./ObjectReplacements/Object 84" xlink:type="simple" xlink:show="embed" xlink:actuate="onLoad"/></draw:frame><text:span text:style-name="T204">such as</text:span><text:span text:style-name="T204"><draw:frame draw:style-name="fr1" draw:name="Objet107" text:anchor-type="as-char" svg:width="0.549cm" svg:height="0.467cm" draw:z-index="66"><draw:object xlink:href="./Object 107" xlink:type="simple" xlink:show="embed" xlink:actuate="onLoad"/><draw:image xlink:href="./ObjectReplacements/Object 107" xlink:type="simple" xlink:show="embed" xlink:actuate="onLoad"/></draw:frame></text:span><text:span text:style-name="T202">compact and bounded</text:span>,</text:p>
      <text:p text:style-name="P35"><draw:frame draw:style-name="fr1" draw:name="Objet85" text:anchor-type="as-char" svg:width="2.078cm" svg:height="0.547cm" draw:z-index="68"><draw:object xlink:href="./Object 85" xlink:type="simple" xlink:show="embed" xlink:actuate="onLoad"/><draw:image xlink:href="./ObjectReplacements/Object 85" xlink:type="simple" xlink:show="embed" xlink:actuate="onLoad"/><svg:desc>formule</svg:desc></draw:frame><text:span text:style-name="T218">non-empty </text:span><text:span text:style-name="T203">open subsets </text:span><text:span text:style-name="T200">such as</text:span><text:span text:style-name="T200"><draw:frame draw:style-name="fr1" draw:name="Objet106" text:anchor-type="as-char" svg:width="1.986cm" svg:height="0.982cm" draw:z-index="117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201">and</text:span><text:span text:style-name="T200"><draw:frame draw:style-name="fr1" draw:name="Objet104" text:anchor-type="as-char" svg:width="2.967cm" svg:height="0.557cm" draw:z-index="118"><draw:object xlink:href="./Object 104" xlink:type="simple" xlink:show="embed" xlink:actuate="onLoad"/><draw:image xlink:href="./ObjectReplacements/Object 104" xlink:type="simple" xlink:show="embed" xlink:actuate="onLoad"/><svg:desc>formule</svg:desc></draw:frame></text:span><text:span text:style-name="T200">,</text:span><text:span text:style-name="T200"><draw:frame draw:style-name="fr1" draw:name="Objet105" text:anchor-type="as-char" svg:width="3.403cm" svg:height="0.531cm" draw:z-index="119"><draw:object xlink:href="./Object 105" xlink:type="simple" xlink:show="embed" xlink:actuate="onLoad"/><draw:image xlink:href="./ObjectReplacements/Object 105" xlink:type="simple" xlink:show="embed" xlink:actuate="onLoad"/><svg:desc>formule</svg:desc></draw:frame></text:span><text:span text:style-name="T200">,</text:span></text:p>
      <text:p text:style-name="P35"><draw:frame draw:style-name="fr1" draw:name="Objet86" text:anchor-type="as-char" svg:width="2.067cm" svg:height="0.482cm" draw:z-index="120"><draw:object xlink:href="./Object 86" xlink:type="simple" xlink:show="embed" xlink:actuate="onLoad"/><draw:image xlink:href="./ObjectReplacements/Object 86" xlink:type="simple" xlink:show="embed" xlink:actuate="onLoad"/><svg:desc>formule</svg:desc></draw:frame>,<draw:frame draw:style-name="fr1" draw:name="Objet87" text:anchor-type="as-char" svg:width="3.209cm" svg:height="0.591cm" draw:z-index="121"><draw:object xlink:href="./Object 87" xlink:type="simple" xlink:show="embed" xlink:actuate="onLoad"/><draw:image xlink:href="./ObjectReplacements/Object 87" xlink:type="simple" xlink:show="embed" xlink:actuate="onLoad"/></draw:frame>,<draw:frame draw:style-name="fr1" draw:name="Objet88" text:anchor-type="as-char" svg:width="1.623cm" svg:height="0.531cm" draw:z-index="128"><draw:object xlink:href="./Object 88" xlink:type="simple" xlink:show="embed" xlink:actuate="onLoad"/><draw:image xlink:href="./ObjectReplacements/Object 88" xlink:type="simple" xlink:show="embed" xlink:actuate="onLoad"/></draw:frame>,<text:span text:style-name="T219"><draw:frame draw:style-name="fr1" draw:name="Objet89" text:anchor-type="as-char" svg:width="2.18cm" svg:height="0.54cm" draw:z-index="129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p>
      <text:p text:style-name="P36">The notation<draw:frame draw:style-name="fr1" draw:name="Objet90" text:anchor-type="as-char" svg:width="2.387cm" svg:height="0.591cm" draw:z-index="130"><draw:object xlink:href="./Object 90" xlink:type="simple" xlink:show="embed" xlink:actuate="onLoad"/><draw:image xlink:href="./ObjectReplacements/Object 90" xlink:type="simple" xlink:show="embed" xlink:actuate="onLoad"/><svg:desc>formule</svg:desc></draw:frame>means the set of <text:span text:style-name="T136">piece-wise </text:span><text:span text:style-name="T137">derivable</text:span> functions <text:span text:style-name="T138">from</text:span><text:span text:style-name="T138"><draw:frame draw:style-name="fr1" draw:name="Objet91" text:anchor-type="as-char" svg:width="0.524cm" svg:height="0.326cm" draw:z-index="131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139">to</text:span><text:span text:style-name="T139"><draw:frame draw:style-name="fr1" draw:name="Objet92" text:anchor-type="as-char" svg:width="0.84cm" svg:height="0.527cm" draw:z-index="132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139">.</text:span></text:p>
      <text:p text:style-name="P31">The notation<draw:frame draw:style-name="fr1" draw:name="Objet123" text:anchor-type="as-char" svg:width="1.771cm" svg:height="0.591cm" draw:z-index="133"><draw:object xlink:href="./Object 123" xlink:type="simple" xlink:show="embed" xlink:actuate="onLoad"/><draw:image xlink:href="./ObjectReplacements/Object 123" xlink:type="simple" xlink:show="embed" xlink:actuate="onLoad"/><svg:desc>formule</svg:desc></draw:frame><text:span text:style-name="T206">means the set of </text:span><text:span text:style-name="T136">piece-wise </text:span><text:span text:style-name="T137">derivable</text:span><text:span text:style-name="T206"> functions from</text:span><text:span text:style-name="T206"><draw:frame draw:style-name="fr1" draw:name="Objet124" text:anchor-type="as-char" svg:width="0.744cm" svg:height="0.527cm" draw:z-index="134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207">to</text:span><text:span text:style-name="T207"><draw:frame draw:style-name="fr1" draw:name="Objet125" text:anchor-type="as-char" svg:width="0.744cm" svg:height="0.527cm" draw:z-index="135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207">.</text:span></text:p>
      <text:p text:style-name="P55"/>
      <text:p text:style-name="P72"><text:span text:style-name="T10">Theorem –</text:span><draw:frame draw:style-name="fr1" draw:name="Objet238" text:anchor-type="as-char" svg:width="4.852cm" svg:height="0.591cm" draw:z-index="136"><draw:object xlink:href="./Object 238" xlink:type="simple" xlink:show="embed" xlink:actuate="onLoad"/><draw:image xlink:href="./ObjectReplacements/Object 238" xlink:type="simple" xlink:show="embed" xlink:actuate="onLoad"/><svg:desc>formule</svg:desc></draw:frame></text:p>
      <text:p text:style-name="P55"/>
      <text:p text:style-name="P73"><text:span text:style-name="T197">Proof:</text:span> TO DO.</text:p>
      <text:p text:style-name="P55"/>
      <text:p text:style-name="P81">Definition – <text:span text:style-name="T17">Let</text:span><text:span text:style-name="T17"><draw:frame draw:style-name="fr1" draw:name="Objet1" text:anchor-type="as-char" svg:width="1.422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77">for</text:span><text:span text:style-name="T77"><draw:frame draw:style-name="fr1" draw:name="Objet244" text:anchor-type="as-char" svg:width="1.625cm" svg:height="0.482cm" draw:z-index="137"><draw:object xlink:href="./Object 244" xlink:type="simple" xlink:show="embed" xlink:actuate="onLoad"/><draw:image xlink:href="./ObjectReplacements/Object 244" xlink:type="simple" xlink:show="embed" xlink:actuate="onLoad"/><svg:desc>formule</svg:desc></draw:frame></text:span><text:span text:style-name="T77">and</text:span><text:span text:style-name="T77"><draw:frame draw:style-name="fr1" draw:name="Objet245" text:anchor-type="as-char" svg:width="1.787cm" svg:height="0.482cm" draw:z-index="144"><draw:object xlink:href="./Object 245" xlink:type="simple" xlink:show="embed" xlink:actuate="onLoad"/><draw:image xlink:href="./ObjectReplacements/Object 245" xlink:type="simple" xlink:show="embed" xlink:actuate="onLoad"/><svg:desc>formule</svg:desc></draw:frame></text:span><text:span text:style-name="T17">.</text:span><text:span text:style-name="T18"> Then the ordered rectangular array</text:span></text:p>
      <text:p text:style-name="P37"><draw:frame draw:style-name="fr1" draw:name="Objet5" text:anchor-type="as-char" svg:width="4.554cm" svg:height="2.281cm" draw:z-index="1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39">is a real matrix of dimension<draw:frame draw:style-name="fr1" draw:name="Objet4" text:anchor-type="as-char" svg:width="1.088cm" svg:height="0.467cm" draw:z-index="145"><draw:object xlink:href="./Object 4" xlink:type="simple" xlink:show="embed" xlink:actuate="onLoad"/><draw:image xlink:href="./ObjectReplacements/Object 4" xlink:type="simple" xlink:show="embed" xlink:actuate="onLoad"/></draw:frame>.</text:p>
      <text:p text:style-name="P39"/>
      <text:p text:style-name="P26"><text:span text:style-name="T221">T</text:span>he following notation<text:span text:style-name="T222">s</text:span> <text:span text:style-name="T222">are</text:span> considered</text:p>
      <text:p text:style-name="P22"><draw:frame draw:style-name="fr1" draw:name="Objet11" text:anchor-type="as-char" svg:width="2.057cm" svg:height="0.482cm" draw:z-index="146"><draw:object xlink:href="./Object 18" xlink:type="simple" xlink:show="embed" xlink:actuate="onLoad"/><draw:image xlink:href="./ObjectReplacements/Object 18" xlink:type="simple" xlink:show="embed" xlink:actuate="onLoad"/><svg:desc>formule</svg:desc></draw:frame>,<draw:frame draw:style-name="fr1" draw:name="Objet12" text:anchor-type="as-char" svg:width="2.221cm" svg:height="0.482cm" draw:z-index="147"><draw:object xlink:href="./Object 19" xlink:type="simple" xlink:show="embed" xlink:actuate="onLoad"/><draw:image xlink:href="./ObjectReplacements/Object 19" xlink:type="simple" xlink:show="embed" xlink:actuate="onLoad"/><svg:desc>formule</svg:desc></draw:frame>,<draw:frame draw:style-name="fr1" draw:name="Objet10" text:anchor-type="as-char" svg:width="1.718cm" svg:height="0.531cm" draw:z-index="148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23"><draw:frame draw:style-name="fr1" draw:name="Objet16" text:anchor-type="as-char" svg:width="2.221cm" svg:height="0.482cm" draw:z-index="151"><draw:object xlink:href="./Object 16" xlink:type="simple" xlink:show="embed" xlink:actuate="onLoad"/><draw:image xlink:href="./ObjectReplacements/Object 16" xlink:type="simple" xlink:show="embed" xlink:actuate="onLoad"/><svg:desc>formule</svg:desc></draw:frame>,<draw:frame draw:style-name="fr1" draw:name="Objet14" text:anchor-type="as-char" svg:width="2.131cm" svg:height="2.281cm" draw:z-index="152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p text:style-name="P23"><draw:frame draw:style-name="fr1" draw:name="Objet18" text:anchor-type="as-char" svg:width="2.057cm" svg:height="0.482cm" draw:z-index="153"><draw:object xlink:href="./Object 11" xlink:type="simple" xlink:show="embed" xlink:actuate="onLoad"/><draw:image xlink:href="./ObjectReplacements/Object 11" xlink:type="simple" xlink:show="embed" xlink:actuate="onLoad"/><svg:desc>formule</svg:desc></draw:frame>,<draw:frame draw:style-name="fr1" draw:name="Objet17" text:anchor-type="as-char" svg:width="4.479cm" svg:height="0.586cm" draw:z-index="154"><draw:object xlink:href="./Object 17" xlink:type="simple" xlink:show="embed" xlink:actuate="onLoad"/><draw:image xlink:href="./ObjectReplacements/Object 17" xlink:type="simple" xlink:show="embed" xlink:actuate="onLoad"/><svg:desc>formule</svg:desc></draw:frame></text:p>
      <text:p text:style-name="P38"><text:soft-page-break/></text:p>
      <text:p text:style-name="P40"><text:span text:style-name="T221">The notation</text:span><text:span text:style-name="T221"><draw:frame draw:style-name="fr1" draw:name="Objet6" text:anchor-type="as-char" svg:width="1.055cm" svg:height="0.531cm" draw:z-index="156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223">means</text:span><text:span text:style-name="T221"> the matrix set of dimension</text:span><text:span text:style-name="T221"><draw:frame draw:style-name="fr1" draw:name="Objet7" text:anchor-type="as-char" svg:width="1.088cm" svg:height="0.467cm" draw:z-index="157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210">with coefficients </text:span><text:span text:style-name="T211">in</text:span><text:span text:style-name="T211"><draw:frame draw:style-name="fr1" draw:name="Objet19" text:anchor-type="as-char" svg:width="0.556cm" svg:height="0.385cm" draw:z-index="158"><draw:object xlink:href="./Object 126" xlink:type="simple" xlink:show="embed" xlink:actuate="onLoad"/><draw:image xlink:href="./ObjectReplacements/Object 126" xlink:type="simple" xlink:show="embed" xlink:actuate="onLoad"/><svg:desc>formule</svg:desc></draw:frame></text:span><text:span text:style-name="T221">.</text:span></text:p>
      <text:p text:style-name="P40"><text:span text:style-name="T221">The notation</text:span><text:span text:style-name="T221"><draw:frame draw:style-name="fr1" draw:name="Objet2" text:anchor-type="as-char" svg:width="1.7cm" svg:height="0.54cm" draw:z-index="159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223">means</text:span><text:span text:style-name="T221"> the matrix set of dimension</text:span><text:span text:style-name="T221"><draw:frame draw:style-name="fr1" draw:name="Objet3" text:anchor-type="as-char" svg:width="1.088cm" svg:height="0.467cm" draw:z-index="160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210">with coefficients </text:span><text:span text:style-name="T211">in</text:span><text:span text:style-name="T211"><draw:frame draw:style-name="fr1" draw:name="Objet126" text:anchor-type="as-char" svg:width="1.208cm" svg:height="0.467cm" draw:z-index="161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211">.</text:span></text:p>
      <text:p text:style-name="P38"/>
      <text:p text:style-name="P81">Convention –<text:span text:style-name="T17"> A vector is a matrix with only one row. Thus, </text:span><text:span text:style-name="T19">the real vector set</text:span><text:span text:style-name="T19"><draw:frame draw:style-name="fr1" draw:name="Objet8" text:anchor-type="as-char" svg:width="0.744cm" svg:height="0.527cm" draw:z-index="2"><draw:object xlink:href="./Object 8" xlink:type="simple" xlink:show="embed" xlink:actuate="onLoad"/><draw:image xlink:href="./ObjectReplacements/Object 8" xlink:type="simple" xlink:show="embed" xlink:actuate="onLoad"/></draw:frame></text:span><text:span text:style-name="T17">is equivalent to</text:span><text:span text:style-name="T17"><draw:frame draw:style-name="fr1" draw:name="Objet9" text:anchor-type="as-char" svg:width="1.05cm" svg:height="0.531cm" draw:z-index="3"><draw:object xlink:href="./Object 9" xlink:type="simple" xlink:show="embed" xlink:actuate="onLoad"/><draw:image xlink:href="./ObjectReplacements/Object 9" xlink:type="simple" xlink:show="embed" xlink:actuate="onLoad"/></draw:frame></text:span><text:span text:style-name="T17">.</text:span></text:p>
      <text:p text:style-name="P45"/>
      <text:p text:style-name="P82">Notation – <text:span text:style-name="T17">The matrix transpose operation will be noted as</text:span><text:span text:style-name="T17"><draw:frame draw:style-name="fr1" draw:name="Objet13" text:anchor-type="as-char" svg:width="0.693cm" svg:height="0.527cm" draw:z-index="4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7">.</text:span></text:p>
      <text:p text:style-name="P41"/>
      <text:p text:style-name="P83">Definition –<text:span text:style-name="T17"> Let</text:span><text:span text:style-name="T17"><draw:frame draw:style-name="fr1" draw:name="Objet28" text:anchor-type="as-char" svg:width="1.713cm" svg:height="0.531cm" draw:z-index="10"><draw:object xlink:href="./Object 28" xlink:type="simple" xlink:show="embed" xlink:actuate="onLoad"/><draw:image xlink:href="./ObjectReplacements/Object 28" xlink:type="simple" xlink:show="embed" xlink:actuate="onLoad"/></draw:frame></text:span><text:span text:style-name="T17">, and</text:span><text:span text:style-name="T17"><draw:frame draw:style-name="fr1" draw:name="Objet29" text:anchor-type="as-char" svg:width="1.702cm" svg:height="0.531cm" draw:z-index="11"><draw:object xlink:href="./Object 29" xlink:type="simple" xlink:show="embed" xlink:actuate="onLoad"/><draw:image xlink:href="./ObjectReplacements/Object 29" xlink:type="simple" xlink:show="embed" xlink:actuate="onLoad"/></draw:frame></text:span><text:span text:style-name="T17">, and let the product noted</text:span><text:span text:style-name="T17"><draw:frame draw:style-name="fr1" draw:name="Objet30" text:anchor-type="as-char" svg:width="1.164cm" svg:height="0.467cm" draw:z-index="12"><draw:object xlink:href="./Object 30" xlink:type="simple" xlink:show="embed" xlink:actuate="onLoad"/><draw:image xlink:href="./ObjectReplacements/Object 30" xlink:type="simple" xlink:show="embed" xlink:actuate="onLoad"/></draw:frame></text:span><text:span text:style-name="T17">or</text:span><text:span text:style-name="T17"><draw:frame draw:style-name="fr1" draw:name="Objet31" text:anchor-type="as-char" svg:width="0.773cm" svg:height="0.467cm" draw:z-index="13"><draw:object xlink:href="./Object 31" xlink:type="simple" xlink:show="embed" xlink:actuate="onLoad"/><draw:image xlink:href="./ObjectReplacements/Object 31" xlink:type="simple" xlink:show="embed" xlink:actuate="onLoad"/></draw:frame></text:span><text:span text:style-name="T17">be</text:span></text:p>
      <text:p text:style-name="P44"><draw:frame draw:style-name="fr1" draw:name="Objet34" text:anchor-type="as-char" svg:width="2.746cm" svg:height="0.467cm" draw:z-index="14"><draw:object xlink:href="./Object 34" xlink:type="simple" xlink:show="embed" xlink:actuate="onLoad"/><draw:image xlink:href="./ObjectReplacements/Object 34" xlink:type="simple" xlink:show="embed" xlink:actuate="onLoad"/></draw:frame></text:p>
      <text:p text:style-name="P41"><text:span text:style-name="T224">where</text:span><draw:frame draw:style-name="fr1" draw:name="Objet32" text:anchor-type="as-char" svg:width="0.506cm" svg:height="0.467cm" draw:z-index="15"><draw:object xlink:href="./Object 32" xlink:type="simple" xlink:show="embed" xlink:actuate="onLoad"/><draw:image xlink:href="./ObjectReplacements/Object 32" xlink:type="simple" xlink:show="embed" xlink:actuate="onLoad"/></draw:frame>is a<draw:frame draw:style-name="fr1" draw:name="Objet33" text:anchor-type="as-char" svg:width="1.132cm" svg:height="0.467cm" draw:z-index="16"><draw:object xlink:href="./Object 33" xlink:type="simple" xlink:show="embed" xlink:actuate="onLoad"/><draw:image xlink:href="./ObjectReplacements/Object 33" xlink:type="simple" xlink:show="embed" xlink:actuate="onLoad"/></draw:frame>matrix with</text:p>
      <text:p text:style-name="P43"><text:span text:style-name="T123"><draw:frame draw:style-name="fr1" draw:name="Objet40" text:anchor-type="as-char" svg:width="2.057cm" svg:height="0.482cm" draw:z-index="63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123">,</text:span><text:span text:style-name="T123"><draw:frame draw:style-name="fr1" draw:name="Objet79" text:anchor-type="as-char" svg:width="2.171cm" svg:height="0.482cm" draw:z-index="65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123">,</text:span><draw:frame draw:style-name="fr1" draw:name="Objet27" text:anchor-type="as-char" svg:width="3.381cm" svg:height="1.139cm" draw:z-index="67"><draw:object xlink:href="./Object 27" xlink:type="simple" xlink:show="embed" xlink:actuate="onLoad"/><draw:image xlink:href="./ObjectReplacements/Object 27" xlink:type="simple" xlink:show="embed" xlink:actuate="onLoad"/><svg:desc>formule</svg:desc></draw:frame></text:p>
      <text:p text:style-name="P42"/>
      <text:p text:style-name="P50"><text:span text:style-name="T10">Definition –</text:span> Let<draw:frame draw:style-name="fr1" draw:name="Objet171" text:anchor-type="as-char" svg:width="1.115cm" svg:height="0.467cm" draw:z-index="69"><draw:object xlink:href="./Object 171" xlink:type="simple" xlink:show="embed" xlink:actuate="onLoad"/><draw:image xlink:href="./ObjectReplacements/Object 171" xlink:type="simple" xlink:show="embed" xlink:actuate="onLoad"/></draw:frame>and<draw:frame draw:style-name="fr1" draw:name="Objet172" text:anchor-type="as-char" svg:width="1.676cm" svg:height="0.531cm" draw:z-index="70"><draw:object xlink:href="./Object 172" xlink:type="simple" xlink:show="embed" xlink:actuate="onLoad"/><draw:image xlink:href="./ObjectReplacements/Object 172" xlink:type="simple" xlink:show="embed" xlink:actuate="onLoad"/></draw:frame>. Let the <text:span text:style-name="T276">scalar</text:span> wise product noted as<draw:frame draw:style-name="fr1" draw:name="Objet173" text:anchor-type="as-char" svg:width="1.064cm" svg:height="0.467cm" draw:z-index="71"><draw:object xlink:href="./Object 173" xlink:type="simple" xlink:show="embed" xlink:actuate="onLoad"/><draw:image xlink:href="./ObjectReplacements/Object 173" xlink:type="simple" xlink:show="embed" xlink:actuate="onLoad"/></draw:frame>be</text:p>
      <text:p text:style-name="P51"><draw:frame draw:style-name="fr1" draw:name="Objet174" text:anchor-type="as-char" svg:width="2.939cm" svg:height="0.467cm" draw:z-index="72"><draw:object xlink:href="./Object 174" xlink:type="simple" xlink:show="embed" xlink:actuate="onLoad"/><draw:image xlink:href="./ObjectReplacements/Object 174" xlink:type="simple" xlink:show="embed" xlink:actuate="onLoad"/></draw:frame></text:p>
      <text:p text:style-name="P50">where<draw:frame draw:style-name="fr1" draw:name="Objet175" text:anchor-type="as-char" svg:width="0.506cm" svg:height="0.467cm" draw:z-index="73"><draw:object xlink:href="./Object 175" xlink:type="simple" xlink:show="embed" xlink:actuate="onLoad"/><draw:image xlink:href="./ObjectReplacements/Object 175" xlink:type="simple" xlink:show="embed" xlink:actuate="onLoad"/></draw:frame>is in<draw:frame draw:style-name="fr1" draw:name="Objet176" text:anchor-type="as-char" svg:width="1.055cm" svg:height="0.531cm" draw:z-index="74"><draw:object xlink:href="./Object 176" xlink:type="simple" xlink:show="embed" xlink:actuate="onLoad"/><draw:image xlink:href="./ObjectReplacements/Object 176" xlink:type="simple" xlink:show="embed" xlink:actuate="onLoad"/></draw:frame>with</text:p>
      <text:p text:style-name="P51"><draw:frame draw:style-name="fr1" draw:name="Objet169" text:anchor-type="as-char" svg:width="2.057cm" svg:height="0.482cm" draw:z-index="75"><draw:object xlink:href="./Object 169" xlink:type="simple" xlink:show="embed" xlink:actuate="onLoad"/><draw:image xlink:href="./ObjectReplacements/Object 169" xlink:type="simple" xlink:show="embed" xlink:actuate="onLoad"/><svg:desc>formule</svg:desc></draw:frame>,<draw:frame draw:style-name="fr1" draw:name="Objet207" text:anchor-type="as-char" svg:width="2.221cm" svg:height="0.482cm" draw:z-index="76"><draw:object xlink:href="./Object 207" xlink:type="simple" xlink:show="embed" xlink:actuate="onLoad"/><draw:image xlink:href="./ObjectReplacements/Object 207" xlink:type="simple" xlink:show="embed" xlink:actuate="onLoad"/><svg:desc>formule</svg:desc></draw:frame>,<draw:frame draw:style-name="fr1" draw:name="Objet170" text:anchor-type="as-char" svg:width="2.339cm" svg:height="0.531cm" draw:z-index="116"><draw:object xlink:href="./Object 170" xlink:type="simple" xlink:show="embed" xlink:actuate="onLoad"/><draw:image xlink:href="./ObjectReplacements/Object 170" xlink:type="simple" xlink:show="embed" xlink:actuate="onLoad"/><svg:desc>formule</svg:desc></draw:frame></text:p>
      <text:p text:style-name="P122"/>
      <text:p text:style-name="P121"><text:span text:style-name="T10">Theorem –</text:span> <text:span text:style-name="T277">Let</text:span><text:span text:style-name="T277"><draw:frame draw:style-name="fr1" draw:name="Objet227" text:anchor-type="as-char" svg:width="0.549cm" svg:height="0.467cm" draw:z-index="169"><draw:object xlink:href="./Object 227" xlink:type="simple" xlink:show="embed" xlink:actuate="onLoad"/><draw:image xlink:href="./ObjectReplacements/Object 227" xlink:type="simple" xlink:show="embed" xlink:actuate="onLoad"/><svg:desc>formule</svg:desc></draw:frame></text:span><text:span text:style-name="T282">and</text:span><text:span text:style-name="T282"><draw:frame draw:style-name="fr1" draw:name="Objet234" text:anchor-type="as-char" svg:width="0.52cm" svg:height="0.467cm" draw:z-index="174"><draw:object xlink:href="./Object 234" xlink:type="simple" xlink:show="embed" xlink:actuate="onLoad"/><draw:image xlink:href="./ObjectReplacements/Object 234" xlink:type="simple" xlink:show="embed" xlink:actuate="onLoad"/><svg:desc>formule</svg:desc></draw:frame></text:span><text:span text:style-name="T279">non-empty </text:span><text:span text:style-name="T280">open</text:span><text:span text:style-name="T279"> </text:span><text:span text:style-name="T281">subset</text:span><text:span text:style-name="T282">s</text:span><text:span text:style-name="T281"> </text:span><text:span text:style-name="T278">of</text:span><text:span text:style-name="T278"><draw:frame draw:style-name="fr1" draw:name="Objet228" text:anchor-type="as-char" svg:width="0.688cm" svg:height="0.527cm" draw:z-index="175"><draw:object xlink:href="./Object 228" xlink:type="simple" xlink:show="embed" xlink:actuate="onLoad"/><draw:image xlink:href="./ObjectReplacements/Object 228" xlink:type="simple" xlink:show="embed" xlink:actuate="onLoad"/><svg:desc>formule</svg:desc></draw:frame></text:span><text:span text:style-name="T282">and</text:span><text:span text:style-name="T282"><draw:frame draw:style-name="fr1" draw:name="Objet235" text:anchor-type="as-char" svg:width="0.744cm" svg:height="0.527cm" draw:z-index="177"><draw:object xlink:href="./Object 235" xlink:type="simple" xlink:show="embed" xlink:actuate="onLoad"/><draw:image xlink:href="./ObjectReplacements/Object 235" xlink:type="simple" xlink:show="embed" xlink:actuate="onLoad"/><svg:desc>formule</svg:desc></draw:frame></text:span><text:span text:style-name="T282">. Let</text:span><text:span text:style-name="T277"><draw:frame draw:style-name="fr1" draw:name="Objet233" text:anchor-type="as-char" svg:width="2.401cm" svg:height="1.175cm" draw:z-index="180"><draw:object xlink:href="./Object 233" xlink:type="simple" xlink:show="embed" xlink:actuate="onLoad"/><draw:image xlink:href="./ObjectReplacements/Object 233" xlink:type="simple" xlink:show="embed" xlink:actuate="onLoad"/><svg:desc>formule</svg:desc></draw:frame></text:span><text:span text:style-name="T282">and</text:span><text:span text:style-name="T282"><draw:frame draw:style-name="fr1" draw:name="Objet229" text:anchor-type="as-char" svg:width="2.545cm" svg:height="1.198cm" draw:z-index="181"><draw:object xlink:href="./Object 229" xlink:type="simple" xlink:show="embed" xlink:actuate="onLoad"/><draw:image xlink:href="./ObjectReplacements/Object 229" xlink:type="simple" xlink:show="embed" xlink:actuate="onLoad"/><svg:desc>formule</svg:desc></draw:frame></text:span><text:span text:style-name="T283">such as</text:span><text:span text:style-name="T283"><draw:frame draw:style-name="fr1" draw:name="Objet230" text:anchor-type="as-char" svg:width="2.297cm" svg:height="0.506cm" draw:z-index="184"><draw:object xlink:href="./Object 230" xlink:type="simple" xlink:show="embed" xlink:actuate="onLoad"/><draw:image xlink:href="./ObjectReplacements/Object 230" xlink:type="simple" xlink:show="embed" xlink:actuate="onLoad"/><svg:desc>formule</svg:desc></draw:frame></text:span><text:span text:style-name="T284">and</text:span><text:span text:style-name="T284"><draw:frame draw:style-name="fr1" draw:name="Objet231" text:anchor-type="as-char" svg:width="2.499cm" svg:height="0.557cm" draw:z-index="185"><draw:object xlink:href="./Object 231" xlink:type="simple" xlink:show="embed" xlink:actuate="onLoad"/><draw:image xlink:href="./ObjectReplacements/Object 231" xlink:type="simple" xlink:show="embed" xlink:actuate="onLoad"/><svg:desc>formule</svg:desc></draw:frame></text:span><text:span text:style-name="T284">. </text:span><text:span text:style-name="T285">Then</text:span><text:span text:style-name="T285"><draw:frame draw:style-name="fr1" draw:name="Objet232" text:anchor-type="as-char" svg:width="3.468cm" svg:height="1.198cm" draw:z-index="188"><draw:object xlink:href="./Object 232" xlink:type="simple" xlink:show="embed" xlink:actuate="onLoad"/><draw:image xlink:href="./ObjectReplacements/Object 232" xlink:type="simple" xlink:show="embed" xlink:actuate="onLoad"/><svg:desc>formule</svg:desc></draw:frame></text:span><text:span text:style-name="T286">is </text:span><text:span text:style-name="T287">in</text:span><text:span text:style-name="T287"><draw:frame draw:style-name="fr1" draw:name="Objet236" text:anchor-type="as-char" svg:width="1.954cm" svg:height="0.557cm" draw:z-index="189"><draw:object xlink:href="./Object 236" xlink:type="simple" xlink:show="embed" xlink:actuate="onLoad"/><draw:image xlink:href="./ObjectReplacements/Object 236" xlink:type="simple" xlink:show="embed" xlink:actuate="onLoad"/><svg:desc>formule</svg:desc></draw:frame></text:span><text:span text:style-name="T288">and </text:span><text:span text:style-name="T289">its Jacobian is</text:span></text:p>
      <text:p text:style-name="P125"><draw:frame draw:style-name="fr1" draw:name="Objet237" text:anchor-type="as-char" svg:width="6.038cm" svg:height="1.75cm" draw:z-index="193"><draw:object xlink:href="./Object 237" xlink:type="simple" xlink:show="embed" xlink:actuate="onLoad"/><draw:image xlink:href="./ObjectReplacements/Object 237" xlink:type="simple" xlink:show="embed" xlink:actuate="onLoad"/><svg:desc>formule</svg:desc></draw:frame></text:p>
      <text:p text:style-name="P114"/>
      <text:p text:style-name="P126"><text:span text:style-name="T197">Proof:</text:span> TO DO.</text:p>
      <text:p text:style-name="P114"/>
      <text:h text:style-name="P134" text:outline-level="1"><text:soft-page-break/><text:span text:style-name="T125">3</text:span> – <text:span text:style-name="T108">Activation functions</text:span></text:h>
      <text:p text:style-name="P78"/>
      <text:p text:style-name="P78">Definition –<text:span text:style-name="T17"> </text:span><text:span text:style-name="T20">Let</text:span><text:span text:style-name="T29"><draw:frame draw:style-name="fr1" draw:name="Objet78" text:anchor-type="as-char" svg:width="2.408cm" svg:height="0.591cm" draw:z-index="190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29">.</text:span><text:span text:style-name="T20"> </text:span><text:span text:style-name="T30">T</text:span><text:span text:style-name="T21">hen the </text:span><text:span text:style-name="T32">vector</text:span><text:span text:style-name="T22"> wise </text:span><text:span text:style-name="T23">application</text:span></text:p>
      <text:p text:style-name="P56"><draw:frame draw:style-name="fr1" draw:name="Objet38" text:anchor-type="as-char" svg:width="2.912cm" svg:height="1.198cm" draw:z-index="195"><draw:object xlink:href="./Object 38" xlink:type="simple" xlink:show="embed" xlink:actuate="onLoad"/><draw:image xlink:href="./ObjectReplacements/Object 38" xlink:type="simple" xlink:show="embed" xlink:actuate="onLoad"/><svg:desc>formule</svg:desc></draw:frame></text:p>
      <text:p text:style-name="P7">is an activation function.</text:p>
      <text:p text:style-name="P7"/>
      <text:p text:style-name="P8"><text:span text:style-name="T11">Definition</text:span><text:span text:style-name="T10"> –</text:span> <draw:frame draw:style-name="fr1" draw:name="Objet143" text:anchor-type="as-char" svg:width="1.252cm" svg:height="0.467cm" draw:z-index="196"><draw:object xlink:href="./Object 143" xlink:type="simple" xlink:show="embed" xlink:actuate="onLoad"/><draw:image xlink:href="./ObjectReplacements/Object 143" xlink:type="simple" xlink:show="embed" xlink:actuate="onLoad"/></draw:frame><text:span text:style-name="T259">is</text:span><text:span text:style-name="T126"> </text:span><text:span text:style-name="T259">the following </text:span><text:span text:style-name="T209">vector</text:span><text:span text:style-name="T127"> wise </text:span><text:span text:style-name="T123">application</text:span></text:p>
      <text:p text:style-name="P11"><draw:frame draw:style-name="fr1" draw:name="Objet41" text:anchor-type="as-char" svg:width="4.464cm" svg:height="1.272cm" draw:z-index="53"><draw:object xlink:href="./Object 41" xlink:type="simple" xlink:show="embed" xlink:actuate="onLoad"/><draw:image xlink:href="./ObjectReplacements/Object 41" xlink:type="simple" xlink:show="embed" xlink:actuate="onLoad"/><svg:desc>formule</svg:desc></draw:frame></text:p>
      <text:p text:style-name="P10"><text:span text:style-name="T141">with</text:span><text:span text:style-name="T141"><draw:frame draw:style-name="fr1" draw:name="Objet47" text:anchor-type="as-char" svg:width="0.928cm" svg:height="0.467cm" draw:z-index="77"><draw:object xlink:href="./Object 47" xlink:type="simple" xlink:show="embed" xlink:actuate="onLoad"/><draw:image xlink:href="./ObjectReplacements/Object 47" xlink:type="simple" xlink:show="embed" xlink:actuate="onLoad"/></draw:frame></text:span><text:span text:style-name="T141">the </text:span><text:span text:style-name="T143">element-wise </text:span><text:span text:style-name="T141">maximum </text:span><text:span text:style-name="T145">operation</text:span><text:span text:style-name="T141"> </text:span><text:span text:style-name="T144">between two vectors</text:span><text:span text:style-name="T141">.</text:span></text:p>
      <text:p text:style-name="P10"/>
      <text:p text:style-name="P63"><text:span text:style-name="T12">Hypothesis –</text:span><text:span text:style-name="T258"> </text:span><text:span text:style-name="T262">The notation</text:span><text:span text:style-name="T262"><draw:frame draw:style-name="fr1" draw:name="Objet141" text:anchor-type="as-char" svg:width="1.369cm" svg:height="0.531cm" draw:z-index="78"><draw:object xlink:href="./Object 138" xlink:type="simple" xlink:show="embed" xlink:actuate="onLoad"/><draw:image xlink:href="./ObjectReplacements/Object 138" xlink:type="simple" xlink:show="embed" xlink:actuate="onLoad"/><svg:desc>formule</svg:desc></draw:frame></text:span><text:span text:style-name="T248">means</text:span><text:span text:style-name="T245"> the application </text:span><text:span text:style-name="T247">corresponding to </text:span><text:span text:style-name="T249">the </text:span><text:span text:style-name="T250">coefficient</text:span><text:span text:style-name="T249"><draw:frame draw:style-name="fr1" draw:name="Objet147" text:anchor-type="as-char" svg:width="0.395cm" svg:height="0.467cm" draw:z-index="79"><draw:object xlink:href="./Object 147" xlink:type="simple" xlink:show="embed" xlink:actuate="onLoad"/><draw:image xlink:href="./ObjectReplacements/Object 147" xlink:type="simple" xlink:show="embed" xlink:actuate="onLoad"/><svg:desc>formule</svg:desc></draw:frame></text:span><text:span text:style-name="T251">of</text:span><text:span text:style-name="T247"> </text:span><text:span text:style-name="T245">the </text:span><text:span text:style-name="T263">function</text:span><text:span text:style-name="T263"><draw:frame draw:style-name="fr1" draw:name="Objet148" text:anchor-type="as-char" svg:width="1.252cm" svg:height="0.467cm" draw:z-index="80"><draw:object xlink:href="./Object 148" xlink:type="simple" xlink:show="embed" xlink:actuate="onLoad"/><draw:image xlink:href="./ObjectReplacements/Object 148" xlink:type="simple" xlink:show="embed" xlink:actuate="onLoad"/><svg:desc>formule</svg:desc></draw:frame></text:span><text:span text:style-name="T262">. </text:span><text:span text:style-name="T254">Let</text:span><text:span text:style-name="T254"><draw:frame draw:style-name="fr1" draw:name="Objet149" text:anchor-type="as-char" svg:width="1.282cm" svg:height="0.527cm" draw:z-index="81"><draw:object xlink:href="./Object 149" xlink:type="simple" xlink:show="embed" xlink:actuate="onLoad"/><draw:image xlink:href="./ObjectReplacements/Object 149" xlink:type="simple" xlink:show="embed" xlink:actuate="onLoad"/><svg:desc>formule</svg:desc></draw:frame></text:span><text:span text:style-name="T254">then</text:span></text:p>
      <text:p text:style-name="P60"><draw:frame draw:style-name="fr1" draw:name="Objet153" text:anchor-type="as-char" svg:width="2.221cm" svg:height="0.482cm" draw:z-index="82"><draw:object xlink:href="./Object 153" xlink:type="simple" xlink:show="embed" xlink:actuate="onLoad"/><draw:image xlink:href="./ObjectReplacements/Object 153" xlink:type="simple" xlink:show="embed" xlink:actuate="onLoad"/><svg:desc>formule</svg:desc></draw:frame>,<draw:frame draw:style-name="fr1" draw:name="Objet161" text:anchor-type="as-char" svg:width="6.239cm" svg:height="0.54cm" draw:z-index="83"><draw:object xlink:href="./Object 161" xlink:type="simple" xlink:show="embed" xlink:actuate="onLoad"/><draw:image xlink:href="./ObjectReplacements/Object 161" xlink:type="simple" xlink:show="embed" xlink:actuate="onLoad"/><svg:desc>formule</svg:desc></draw:frame></text:p>
      <text:p text:style-name="P64"/>
      <text:p text:style-name="P64"><draw:frame draw:style-name="fr1" draw:name="Objet133" text:anchor-type="as-char" svg:width="1.252cm" svg:height="0.467cm" draw:z-index="84"><draw:object xlink:href="./Object 130" xlink:type="simple" xlink:show="embed" xlink:actuate="onLoad"/><draw:image xlink:href="./ObjectReplacements/Object 130" xlink:type="simple" xlink:show="embed" xlink:actuate="onLoad"/><svg:desc>formule</svg:desc></draw:frame>is supposed derivable <text:span text:style-name="T256">on </text:span><text:span text:style-name="T257">every </text:span><text:span text:style-name="T256">coefficients at</text:span><text:span text:style-name="T256"><draw:frame draw:style-name="fr1" draw:name="Objet140" text:anchor-type="as-char" svg:width="0.422cm" svg:height="0.467cm" draw:z-index="85"><draw:object xlink:href="./Object 137" xlink:type="simple" xlink:show="embed" xlink:actuate="onLoad"/><draw:image xlink:href="./ObjectReplacements/Object 137" xlink:type="simple" xlink:show="embed" xlink:actuate="onLoad"/><svg:desc>formule</svg:desc></draw:frame></text:span></text:p>
      <text:p text:style-name="P61"><draw:frame draw:style-name="fr1" draw:name="Objet150" text:anchor-type="as-char" svg:width="2.221cm" svg:height="0.482cm" draw:z-index="86"><draw:object xlink:href="./Object 150" xlink:type="simple" xlink:show="embed" xlink:actuate="onLoad"/><draw:image xlink:href="./ObjectReplacements/Object 150" xlink:type="simple" xlink:show="embed" xlink:actuate="onLoad"/><svg:desc>formule</svg:desc></draw:frame>,<draw:frame draw:style-name="fr1" draw:name="Objet151" text:anchor-type="as-char" svg:width="2.658cm" svg:height="0.54cm" draw:z-index="87"><draw:object xlink:href="./Object 151" xlink:type="simple" xlink:show="embed" xlink:actuate="onLoad"/><draw:image xlink:href="./ObjectReplacements/Object 151" xlink:type="simple" xlink:show="embed" xlink:actuate="onLoad"/><svg:desc>formule</svg:desc></draw:frame></text:p>
      <text:p text:style-name="P10"/>
      <text:p text:style-name="P49"><text:span text:style-name="T13">Proposition –</text:span><text:span text:style-name="T260"> </text:span><text:span text:style-name="T260"><draw:frame draw:style-name="fr1" draw:name="Objet145" text:anchor-type="as-char" svg:width="1.252cm" svg:height="0.467cm" draw:z-index="88"><draw:object xlink:href="./Object 145" xlink:type="simple" xlink:show="embed" xlink:actuate="onLoad"/><draw:image xlink:href="./ObjectReplacements/Object 145" xlink:type="simple" xlink:show="embed" xlink:actuate="onLoad"/><svg:desc>formule</svg:desc></draw:frame></text:span><text:span text:style-name="T261">is an activation function. </text:span><text:span text:style-name="T232">Its </text:span>Jacobian matrix is</text:p>
      <text:p text:style-name="P17"><draw:frame draw:style-name="fr1" draw:name="Objet26" text:anchor-type="as-char" svg:width="8.931cm" svg:height="3.63cm" draw:z-index="95"><draw:object xlink:href="./Object 93" xlink:type="simple" xlink:show="embed" xlink:actuate="onLoad"/><draw:image xlink:href="./ObjectReplacements/Object 93" xlink:type="simple" xlink:show="embed" xlink:actuate="onLoad"/><svg:desc>formule</svg:desc></draw:frame></text:p>
      <text:p text:style-name="P16"><text:span text:style-name="T140">with</text:span><text:span text:style-name="T140"><draw:frame draw:style-name="fr1" draw:name="Objet50" text:anchor-type="as-char" svg:width="0.945cm" svg:height="0.614cm" draw:z-index="127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131">the</text:span><text:span text:style-name="T131"><draw:frame draw:style-name="fr1" draw:name="Objet51" text:anchor-type="as-char" svg:width="1.099cm" svg:height="0.603cm" draw:z-index="183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131">indicator function </text:span><text:span text:style-name="T142">on</text:span><text:span text:style-name="T142"><draw:frame draw:style-name="fr1" draw:name="Objet44" text:anchor-type="as-char" svg:width="0.556cm" svg:height="0.385cm" draw:z-index="198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131">.</text:span></text:p>
      <text:p text:style-name="P10"/>
      <text:p text:style-name="P20"><text:span text:style-name="T197">Proof:</text:span><text:span text:style-name="T151"> </text:span><text:span text:style-name="T152">TO DO.</text:span></text:p>
      <text:p text:style-name="P94"/>
      <text:p text:style-name="P9"><text:soft-page-break/><text:span text:style-name="T10">Proposition –</text:span> <text:span text:style-name="T243">T</text:span><text:span text:style-name="T126">he </text:span><text:span text:style-name="T128">following</text:span><text:span text:style-name="T126"> </text:span><text:span text:style-name="T209">vector</text:span><text:span text:style-name="T127"> wise </text:span><text:span text:style-name="T123">application</text:span><text:span text:style-name="T129"> </text:span><text:span text:style-name="T232">is an</text:span><text:span text:style-name="T130"> activation function</text:span></text:p>
      <text:p text:style-name="P12"><draw:frame draw:style-name="fr1" draw:name="Objet45" text:anchor-type="as-char" svg:width="4.382cm" svg:height="2.514cm" draw:z-index="60"><draw:object xlink:href="./Object 45" xlink:type="simple" xlink:show="embed" xlink:actuate="onLoad"/><draw:image xlink:href="./ObjectReplacements/Object 45" xlink:type="simple" xlink:show="embed" xlink:actuate="onLoad"/><svg:desc>formule</svg:desc></draw:frame></text:p>
      <text:p text:style-name="P14">with<draw:frame draw:style-name="fr1" draw:name="Objet48" text:anchor-type="as-char" svg:width="0.407cm" svg:height="0.467cm" draw:z-index="89"><draw:object xlink:href="./Object 48" xlink:type="simple" xlink:show="embed" xlink:actuate="onLoad"/><draw:image xlink:href="./ObjectReplacements/Object 48" xlink:type="simple" xlink:show="embed" xlink:actuate="onLoad"/><svg:desc>formule</svg:desc></draw:frame>the <text:span text:style-name="T146">element-wise </text:span><text:span text:style-name="T124">exponential </text:span><text:span text:style-name="T135">operation</text:span>.</text:p>
      <text:p text:style-name="P15">The<draw:frame draw:style-name="fr1" draw:name="Objet94" text:anchor-type="as-char" svg:width="1.64cm" svg:height="0.467cm" draw:z-index="90"><draw:object xlink:href="./Object 94" xlink:type="simple" xlink:show="embed" xlink:actuate="onLoad"/><draw:image xlink:href="./ObjectReplacements/Object 94" xlink:type="simple" xlink:show="embed" xlink:actuate="onLoad"/><svg:desc>formule</svg:desc></draw:frame><text:span text:style-name="T147">function will be denoted as</text:span><text:span text:style-name="T147"><draw:frame draw:style-name="fr1" draw:name="Objet97" text:anchor-type="as-char" svg:width="0.443cm" svg:height="0.467cm" draw:z-index="91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147">for simplicity.</text:span></text:p>
      <text:p text:style-name="P14"/>
      <text:p text:style-name="P70">Its Jacobian matrix is</text:p>
      <text:p text:style-name="P13"><draw:frame draw:style-name="fr1" draw:name="Objet95" text:anchor-type="as-char" svg:width="3.253cm" svg:height="1.773cm" draw:z-index="92"><draw:object xlink:href="./Object 95" xlink:type="simple" xlink:show="embed" xlink:actuate="onLoad"/><draw:image xlink:href="./ObjectReplacements/Object 95" xlink:type="simple" xlink:show="embed" xlink:actuate="onLoad"/><svg:desc>formule</svg:desc></draw:frame></text:p>
      <text:p text:style-name="P68">where<draw:frame draw:style-name="fr1" draw:name="Objet37" text:anchor-type="as-char" svg:width="1.716cm" svg:height="0.527cm" draw:z-index="93"><draw:object xlink:href="./Object 37" xlink:type="simple" xlink:show="embed" xlink:actuate="onLoad"/><draw:image xlink:href="./ObjectReplacements/Object 37" xlink:type="simple" xlink:show="embed" xlink:actuate="onLoad"/><svg:desc>formule</svg:desc></draw:frame>,<draw:frame draw:style-name="fr1" draw:name="Objet98" text:anchor-type="as-char" svg:width="4.149cm" svg:height="0.557cm" draw:z-index="202"><draw:object xlink:href="./Object 98" xlink:type="simple" xlink:show="embed" xlink:actuate="onLoad"/><draw:image xlink:href="./ObjectReplacements/Object 98" xlink:type="simple" xlink:show="embed" xlink:actuate="onLoad"/><svg:desc>formule</svg:desc></draw:frame>,</text:p>
      <text:p text:style-name="P69"><draw:frame draw:style-name="fr1" draw:name="Objet99" text:anchor-type="as-char" svg:width="5.743cm" svg:height="0.998cm" draw:z-index="94"><draw:object xlink:href="./Object 99" xlink:type="simple" xlink:show="embed" xlink:actuate="onLoad"/><draw:image xlink:href="./ObjectReplacements/Object 99" xlink:type="simple" xlink:show="embed" xlink:actuate="onLoad"/><svg:desc>formule</svg:desc></draw:frame></text:p>
      <text:p text:style-name="P18"><text:span text:style-name="T148">w</text:span>ith<draw:frame draw:style-name="fr1" draw:name="Objet77" text:anchor-type="as-char" svg:width="0.907cm" svg:height="0.473cm" draw:z-index="96"><draw:object xlink:href="./Object 77" xlink:type="simple" xlink:show="embed" xlink:actuate="onLoad"/><draw:image xlink:href="./ObjectReplacements/Object 77" xlink:type="simple" xlink:show="embed" xlink:actuate="onLoad"/><svg:desc>formule</svg:desc></draw:frame><text:span text:style-name="T149">the Kronecker </text:span><text:span text:style-name="T150">delta</text:span><text:span text:style-name="T149">.</text:span></text:p>
      <text:p text:style-name="P18"/>
      <text:p text:style-name="P19"><text:span text:style-name="T197">Proof:</text:span><text:span text:style-name="T151"> </text:span><text:span text:style-name="T152">TO DO.</text:span></text:p>
      <text:p text:style-name="P110"/>
      <text:h text:style-name="P138" text:outline-level="1"><text:span text:style-name="T205">3</text:span> – <text:span text:style-name="T111">L</text:span><text:span text:style-name="T110">oss</text:span></text:h>
      <text:p text:style-name="P99"/>
      <text:p text:style-name="P128">Definition –<text:span text:style-name="T17"> </text:span><text:span text:style-name="T24">Let</text:span><text:span text:style-name="T24"><draw:frame draw:style-name="fr1" draw:name="Objet130" text:anchor-type="as-char" svg:width="1.713cm" svg:height="0.582cm" draw:z-index="97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64">and</text:span><text:span text:style-name="T64"><draw:frame draw:style-name="fr1" draw:name="Objet49" text:anchor-type="as-char" svg:width="1.732cm" svg:height="0.531cm" draw:z-index="98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49">non empty subset</text:span><text:span text:style-name="T56">s</text:span><text:span text:style-name="T49">. </text:span><text:span text:style-name="T17">Let</text:span><text:span text:style-name="T17"><draw:frame draw:style-name="fr1" draw:name="Objet109" text:anchor-type="as-char" svg:width="1.122cm" svg:height="0.519cm" draw:z-index="99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56">and</text:span><text:span text:style-name="T39"><draw:frame draw:style-name="fr1" draw:name="Objet110" text:anchor-type="as-char" svg:width="2.806cm" svg:height="0.591cm" draw:z-index="100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pan text:style-name="T39">. </text:span><text:span text:style-name="T43">Then</text:span><text:span text:style-name="T45"><draw:frame draw:style-name="fr1" draw:name="Objet131" text:anchor-type="as-char" svg:width="0.905cm" svg:height="0.591cm" draw:z-index="101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44">is </text:span><text:span text:style-name="T45">a loss function </text:span><text:span text:style-name="T47">is equivalent to </text:span><text:span text:style-name="T48">the application</text:span></text:p>
      <text:p text:style-name="P112"><draw:frame draw:style-name="fr1" draw:name="Objet138" text:anchor-type="as-char" svg:width="6.83cm" svg:height="1.235cm" draw:z-index="102"><draw:object xlink:href="./Object 141" xlink:type="simple" xlink:show="embed" xlink:actuate="onLoad"/><draw:image xlink:href="./ObjectReplacements/Object 141" xlink:type="simple" xlink:show="embed" xlink:actuate="onLoad"/><svg:desc>formule</svg:desc></draw:frame></text:p>
      <text:p text:style-name="P113"><text:span text:style-name="T240">is </text:span><text:span text:style-name="T213">a</text:span><text:span text:style-name="T217">n increasing</text:span><text:span text:style-name="T213"> </text:span><text:span text:style-name="T215">function</text:span><text:span text:style-name="T213"> according </text:span><text:span text:style-name="T216">each </text:span><text:span text:style-name="T250">coefficient </text:span><text:span text:style-name="T264">with</text:span><text:span text:style-name="T252"><draw:frame draw:style-name="fr1" draw:name="Objet93" text:anchor-type="as-char" svg:width="1.707cm" svg:height="0.531cm" draw:z-index="103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265">such as</text:span><text:span text:style-name="T265"><draw:frame draw:style-name="fr1" draw:name="Objet178" text:anchor-type="as-char" svg:width="1.395cm" svg:height="0.591cm" draw:z-index="104"><draw:object xlink:href="./Object 178" xlink:type="simple" xlink:show="embed" xlink:actuate="onLoad"/><draw:image xlink:href="./ObjectReplacements/Object 178" xlink:type="simple" xlink:show="embed" xlink:actuate="onLoad"/></draw:frame></text:span><text:span text:style-name="T266">is always defined</text:span><text:span text:style-name="T214">.</text:span></text:p>
      <text:p text:style-name="P113"><text:span text:style-name="T253">The</text:span><text:span text:style-name="T253"><draw:frame draw:style-name="fr1" draw:name="Objet96" text:anchor-type="as-char" svg:width="0.466cm" svg:height="0.467cm" draw:z-index="105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253">matrix is named the ground truth.</text:span></text:p>
      <text:p text:style-name="P93"/>
      <text:p text:style-name="P127"><text:span text:style-name="T212">Proposition</text:span> – <text:span text:style-name="T17">Let</text:span><text:span text:style-name="T17"><draw:frame draw:style-name="fr1" draw:name="Objet128" text:anchor-type="as-char" svg:width="1.856cm" svg:height="0.552cm" draw:z-index="106"><draw:object xlink:href="./Object 128" xlink:type="simple" xlink:show="embed" xlink:actuate="onLoad"/><draw:image xlink:href="./ObjectReplacements/Object 128" xlink:type="simple" xlink:show="embed" xlink:actuate="onLoad"/><svg:desc>formule</svg:desc></draw:frame></text:span><text:span text:style-name="T74">a ground truth matrix</text:span><text:span text:style-name="T39">. </text:span><text:span text:style-name="T46">Then the application</text:span></text:p>
      <text:p text:style-name="P100"><text:soft-page-break/><draw:frame draw:style-name="fr1" draw:name="Objet129" text:anchor-type="as-char" svg:width="4.477cm" svg:height="1.875cm" draw:z-index="107"><draw:object xlink:href="./Object 129" xlink:type="simple" xlink:show="embed" xlink:actuate="onLoad"/><draw:image xlink:href="./ObjectReplacements/Object 129" xlink:type="simple" xlink:show="embed" xlink:actuate="onLoad"/><svg:desc>formule</svg:desc></draw:frame></text:p>
      <text:p text:style-name="P109"><text:span text:style-name="T244">is</text:span><text:span text:style-name="T242"> a loss function. </text:span><text:span text:style-name="T275">The application is named Categorical cross-entropy loss.</text:span></text:p>
      <text:p text:style-name="P53"/>
      <text:p text:style-name="P53">Its Gradient matrix is</text:p>
      <text:p text:style-name="P102"><draw:frame draw:style-name="fr1" draw:name="Objet136" text:anchor-type="as-char" svg:width="5.055cm" svg:height="1.977cm" draw:z-index="108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<text:p text:style-name="P95"/>
      <text:p text:style-name="P96"><text:span text:style-name="T198">P</text:span><text:span text:style-name="T197">roof:</text:span> TO DO.</text:p>
      <text:p text:style-name="P98"/>
      <text:p text:style-name="P129"><text:span text:style-name="T267">Proposition –</text:span> <text:span text:style-name="T67">Let</text:span><text:span text:style-name="T67"><draw:frame draw:style-name="fr1" draw:name="Objet182" text:anchor-type="as-char" svg:width="1.856cm" svg:height="0.552cm" draw:z-index="203"><draw:object xlink:href="./Object 182" xlink:type="simple" xlink:show="embed" xlink:actuate="onLoad"/><draw:image xlink:href="./ObjectReplacements/Object 182" xlink:type="simple" xlink:show="embed" xlink:actuate="onLoad"/><svg:desc>formule</svg:desc></draw:frame></text:span><text:span text:style-name="T73">a</text:span><text:span text:style-name="T68"> ground truth matrix</text:span><text:span text:style-name="T39">. </text:span><text:span text:style-name="T57">Let</text:span><text:span text:style-name="T57"><draw:frame draw:style-name="fr1" draw:name="Objet165" text:anchor-type="as-char" svg:width="2.805cm" svg:height="0.542cm" draw:z-index="204"><draw:object xlink:href="./Object 165" xlink:type="simple" xlink:show="embed" xlink:actuate="onLoad"/><draw:image xlink:href="./ObjectReplacements/Object 165" xlink:type="simple" xlink:show="embed" xlink:actuate="onLoad"/><svg:desc>formule</svg:desc></draw:frame></text:span><text:span text:style-name="T58">and</text:span><text:span text:style-name="T58"><draw:frame draw:style-name="fr1" draw:name="Objet166" text:anchor-type="as-char" svg:width="2.815cm" svg:height="0.542cm" draw:z-index="205"><draw:object xlink:href="./Object 166" xlink:type="simple" xlink:show="embed" xlink:actuate="onLoad"/><draw:image xlink:href="./ObjectReplacements/Object 166" xlink:type="simple" xlink:show="embed" xlink:actuate="onLoad"/><svg:desc>formule</svg:desc></draw:frame></text:span><text:span text:style-name="T59">the</text:span><text:span text:style-name="T65"><draw:frame draw:style-name="fr1" draw:name="Objet180" text:anchor-type="as-char" svg:width="1.64cm" svg:height="0.467cm" draw:z-index="206"><draw:object xlink:href="./Object 180" xlink:type="simple" xlink:show="embed" xlink:actuate="onLoad"/><draw:image xlink:href="./ObjectReplacements/Object 180" xlink:type="simple" xlink:show="embed" xlink:actuate="onLoad"/></draw:frame></text:span><text:span text:style-name="T59">activation and </text:span><text:span text:style-name="T65">Categorical cross-entropy </text:span><text:span text:style-name="T59">loss functions</text:span><text:span text:style-name="T60">. </text:span><text:span text:style-name="T61">The</text:span><text:span text:style-name="T71">n</text:span><text:span text:style-name="T61"><draw:frame draw:style-name="fr1" draw:name="Objet177" text:anchor-type="as-char" svg:width="2.813cm" svg:height="0.534cm" draw:z-index="208"><draw:object xlink:href="./Object 177" xlink:type="simple" xlink:show="embed" xlink:actuate="onLoad"/><draw:image xlink:href="./ObjectReplacements/Object 177" xlink:type="simple" xlink:show="embed" xlink:actuate="onLoad"/><svg:desc>formule</svg:desc></draw:frame></text:span><text:span text:style-name="T62">is </text:span><text:span text:style-name="T63">derivable </text:span><text:span text:style-name="T70">on</text:span><text:span text:style-name="T71"><draw:frame draw:style-name="fr1" draw:name="Objet183" text:anchor-type="as-char" svg:width="0.744cm" svg:height="0.527cm" draw:z-index="209"><draw:object xlink:href="./Object 183" xlink:type="simple" xlink:show="embed" xlink:actuate="onLoad"/><draw:image xlink:href="./ObjectReplacements/Object 183" xlink:type="simple" xlink:show="embed" xlink:actuate="onLoad"/></draw:frame></text:span><text:span text:style-name="T71">and</text:span><text:span text:style-name="T70"> </text:span><text:span text:style-name="T72">i</text:span><text:span text:style-name="T66">ts </text:span><text:span text:style-name="T69">G</text:span><text:span text:style-name="T66">radient </text:span><text:span text:style-name="T75">matrix</text:span><text:span text:style-name="T66"> is</text:span></text:p>
      <text:p text:style-name="P116"><draw:frame draw:style-name="fr1" draw:name="Objet181" text:anchor-type="as-char" svg:width="4.385cm" svg:height="1.249cm" draw:z-index="210"><draw:object xlink:href="./Object 181" xlink:type="simple" xlink:show="embed" xlink:actuate="onLoad"/><draw:image xlink:href="./ObjectReplacements/Object 181" xlink:type="simple" xlink:show="embed" xlink:actuate="onLoad"/><svg:desc>formule</svg:desc></draw:frame></text:p>
      <text:p text:style-name="P98"/>
      <text:p text:style-name="P111"><text:span text:style-name="T197">Proof:</text:span> TO DO.</text:p>
      <text:p text:style-name="P98"/>
      <text:h text:style-name="P135" text:outline-level="1"><text:span text:style-name="T122">4</text:span> – <text:span text:style-name="T109">Dense layers</text:span></text:h>
      <text:p text:style-name="P46"/>
      <text:p text:style-name="P84">Definition –<text:span text:style-name="T17"> </text:span><text:span text:style-name="T53">T</text:span><text:span text:style-name="T50">he </text:span><text:span text:style-name="T52">application</text:span></text:p>
      <text:p text:style-name="P101"><draw:frame draw:style-name="fr1" draw:name="Objet179" text:anchor-type="as-char" svg:width="4.987cm" svg:height="1.289cm" draw:z-index="109"><draw:object xlink:href="./Object 179" xlink:type="simple" xlink:show="embed" xlink:actuate="onLoad"/><draw:image xlink:href="./ObjectReplacements/Object 179" xlink:type="simple" xlink:show="embed" xlink:actuate="onLoad"/><svg:desc>formule</svg:desc></draw:frame></text:p>
      <text:p text:style-name="P52">defines a dense layer <text:span text:style-name="T239">with</text:span><text:span text:style-name="T233"><draw:frame draw:style-name="fr1" draw:name="Objet108" text:anchor-type="as-char" svg:width="0.466cm" svg:height="0.467cm" draw:z-index="110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241">named </text:span><text:span text:style-name="T234">the input vector, </text:span><text:span text:style-name="T234"><draw:frame draw:style-name="fr1" draw:name="Objet144" text:anchor-type="as-char" svg:width="0.605cm" svg:height="0.467cm" draw:z-index="111"><draw:object xlink:href="./Object 144" xlink:type="simple" xlink:show="embed" xlink:actuate="onLoad"/><draw:image xlink:href="./ObjectReplacements/Object 144" xlink:type="simple" xlink:show="embed" xlink:actuate="onLoad"/><svg:desc>formule</svg:desc></draw:frame></text:span><text:span text:style-name="T241">named </text:span><text:span text:style-name="T235">the weight matri</text:span><text:span text:style-name="T236">x </text:span><text:span text:style-name="T237">and</text:span><text:span text:style-name="T237"><draw:frame draw:style-name="fr1" draw:name="Objet146" text:anchor-type="as-char" svg:width="0.425cm" svg:height="0.467cm" draw:z-index="112"><draw:object xlink:href="./Object 146" xlink:type="simple" xlink:show="embed" xlink:actuate="onLoad"/><draw:image xlink:href="./ObjectReplacements/Object 146" xlink:type="simple" xlink:show="embed" xlink:actuate="onLoad"/><svg:desc>formule</svg:desc></draw:frame></text:span><text:span text:style-name="T241">named </text:span><text:span text:style-name="T238">the bias matrix.</text:span></text:p>
      <text:p text:style-name="P52"/>
      <text:p text:style-name="P57">The notation<draw:frame draw:style-name="fr1" draw:name="Objet25" text:anchor-type="as-char" svg:width="0.579cm" svg:height="0.531cm" draw:z-index="113"><draw:object xlink:href="./Object 25" xlink:type="simple" xlink:show="embed" xlink:actuate="onLoad"/><draw:image xlink:href="./ObjectReplacements/Object 25" xlink:type="simple" xlink:show="embed" xlink:actuate="onLoad"/><svg:desc>formule</svg:desc></draw:frame><text:span text:style-name="T248">means</text:span><text:span text:style-name="T245"> the application </text:span><text:span text:style-name="T247">corresponding to </text:span><text:span text:style-name="T249">the </text:span><text:span text:style-name="T250">coefficient</text:span><text:span text:style-name="T249"><draw:frame draw:style-name="fr1" draw:name="Objet36" text:anchor-type="as-char" svg:width="0.395cm" svg:height="0.467cm" draw:z-index="114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251">of</text:span><text:span text:style-name="T247"> </text:span><text:span text:style-name="T245">the </text:span><text:span text:style-name="T246">dense layer</text:span><draw:frame draw:style-name="fr1" draw:name="Objet35" text:anchor-type="as-char" svg:width="0.462cm" svg:height="0.467cm" draw:z-index="115"><draw:object xlink:href="./Object 35" xlink:type="simple" xlink:show="embed" xlink:actuate="onLoad"/><draw:image xlink:href="./ObjectReplacements/Object 35" xlink:type="simple" xlink:show="embed" xlink:actuate="onLoad"/><svg:desc>formule</svg:desc></draw:frame>. <text:span text:style-name="T254">Let</text:span><text:span text:style-name="T254"><draw:frame draw:style-name="fr1" draw:name="Objet135" text:anchor-type="as-char" svg:width="1.342cm" svg:height="0.527cm" draw:z-index="168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268">an input vector</text:span><text:span text:style-name="T254">, </text:span><text:span text:style-name="T254"><draw:frame draw:style-name="fr1" draw:name="Objet134" text:anchor-type="as-char" svg:width="1.946cm" svg:height="0.531cm" draw:z-index="187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269">a weight matrix </text:span><text:span text:style-name="T255">and</text:span><text:span text:style-name="T254"><draw:frame draw:style-name="fr1" draw:name="Objet127" text:anchor-type="as-char" svg:width="1.399cm" svg:height="0.527cm" draw:z-index="197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270">a</text:span><text:span text:style-name="T269"> bias matrix </text:span><text:span text:style-name="T254">then</text:span></text:p>
      <text:p text:style-name="P59"><text:soft-page-break/><draw:frame draw:style-name="fr1" draw:name="Objet132" text:anchor-type="as-char" svg:width="2.379cm" svg:height="0.482cm" draw:z-index="200"><draw:object xlink:href="./Object 127" xlink:type="simple" xlink:show="embed" xlink:actuate="onLoad"/><draw:image xlink:href="./ObjectReplacements/Object 127" xlink:type="simple" xlink:show="embed" xlink:actuate="onLoad"/><svg:desc>formule</svg:desc></draw:frame>,<draw:frame draw:style-name="fr1" draw:name="Objet137" text:anchor-type="as-char" svg:width="6.743cm" svg:height="0.591cm" draw:z-index="201"><draw:object xlink:href="./Object 135" xlink:type="simple" xlink:show="embed" xlink:actuate="onLoad"/><draw:image xlink:href="./ObjectReplacements/Object 135" xlink:type="simple" xlink:show="embed" xlink:actuate="onLoad"/></draw:frame></text:p>
      <text:p text:style-name="P52"/>
      <text:p text:style-name="P86"><text:span text:style-name="T230">P</text:span>roposition –<text:span text:style-name="T17"> </text:span><text:span text:style-name="T155">Let</text:span><text:span text:style-name="T155"><draw:frame draw:style-name="fr1" draw:name="Objet184" text:anchor-type="as-char" svg:width="4.78cm" svg:height="0.591cm" draw:z-index="207"><draw:object xlink:href="./Object 184" xlink:type="simple" xlink:show="embed" xlink:actuate="onLoad"/><draw:image xlink:href="./ObjectReplacements/Object 184" xlink:type="simple" xlink:show="embed" xlink:actuate="onLoad"/><svg:desc>formule</svg:desc></draw:frame></text:span><text:span text:style-name="T157">the</text:span><text:span text:style-name="T158"> </text:span><text:span text:style-name="T160">dense layer </text:span><text:span text:style-name="T178">function. </text:span><text:span text:style-name="T180">Then</text:span><text:span text:style-name="T180"><draw:frame draw:style-name="fr1" draw:name="Objet188" text:anchor-type="as-char" svg:width="0.462cm" svg:height="0.467cm" draw:z-index="211"><draw:object xlink:href="./Object 188" xlink:type="simple" xlink:show="embed" xlink:actuate="onLoad"/><draw:image xlink:href="./ObjectReplacements/Object 188" xlink:type="simple" xlink:show="embed" xlink:actuate="onLoad"/></draw:frame></text:span><text:span text:style-name="T165">is </text:span><text:span text:style-name="T166">derivable </text:span><text:span text:style-name="T168">according </text:span><text:span text:style-name="T170">the first and third variables</text:span><text:span text:style-name="T166"> </text:span><text:span text:style-name="T167">on</text:span><text:span text:style-name="T164"><draw:frame draw:style-name="fr1" draw:name="Objet186" text:anchor-type="as-char" svg:width="0.744cm" svg:height="0.527cm" draw:z-index="212"><draw:object xlink:href="./Object 186" xlink:type="simple" xlink:show="embed" xlink:actuate="onLoad"/><draw:image xlink:href="./ObjectReplacements/Object 186" xlink:type="simple" xlink:show="embed" xlink:actuate="onLoad"/><svg:desc>formule</svg:desc></draw:frame></text:span><text:span text:style-name="T169">and</text:span><text:span text:style-name="T169"><draw:frame draw:style-name="fr1" draw:name="Objet187" text:anchor-type="as-char" svg:width="0.84cm" svg:height="0.527cm" draw:z-index="215"><draw:object xlink:href="./Object 187" xlink:type="simple" xlink:show="embed" xlink:actuate="onLoad"/><draw:image xlink:href="./ObjectReplacements/Object 187" xlink:type="simple" xlink:show="embed" xlink:actuate="onLoad"/><svg:desc>formule</svg:desc></draw:frame></text:span><text:span text:style-name="T169">respectively</text:span><text:span text:style-name="T164">.</text:span></text:p>
      <text:p text:style-name="P117"/>
      <text:p text:style-name="P87"><text:span text:style-name="T174">Let</text:span><text:span text:style-name="T174"><draw:frame draw:style-name="fr1" draw:name="Objet189" text:anchor-type="as-char" svg:width="1.342cm" svg:height="0.527cm" draw:z-index="218"><draw:object xlink:href="./Object 189" xlink:type="simple" xlink:show="embed" xlink:actuate="onLoad"/><draw:image xlink:href="./ObjectReplacements/Object 189" xlink:type="simple" xlink:show="embed" xlink:actuate="onLoad"/><svg:desc>formule</svg:desc></draw:frame></text:span><text:span text:style-name="T175">an input vector </text:span><text:span text:style-name="T177">and</text:span><text:span text:style-name="T174"><draw:frame draw:style-name="fr1" draw:name="Objet190" text:anchor-type="as-char" svg:width="1.399cm" svg:height="0.527cm" draw:z-index="222"><draw:object xlink:href="./Object 190" xlink:type="simple" xlink:show="embed" xlink:actuate="onLoad"/><draw:image xlink:href="./ObjectReplacements/Object 190" xlink:type="simple" xlink:show="embed" xlink:actuate="onLoad"/><svg:desc>formule</svg:desc></draw:frame></text:span><text:span text:style-name="T177">a</text:span><text:span text:style-name="T176"> bias matrix. </text:span><text:span text:style-name="T179">T</text:span><text:span text:style-name="T174">hen</text:span><text:span text:style-name="T171"><draw:frame draw:style-name="fr1" draw:name="Objet191" text:anchor-type="as-char" svg:width="2.357cm" svg:height="0.591cm" draw:z-index="224"><draw:object xlink:href="./Object 191" xlink:type="simple" xlink:show="embed" xlink:actuate="onLoad"/><draw:image xlink:href="./ObjectReplacements/Object 191" xlink:type="simple" xlink:show="embed" xlink:actuate="onLoad"/><svg:desc>formule</svg:desc></draw:frame></text:span><text:span text:style-name="T172">is also derivable </text:span><text:span text:style-name="T173">for all coefficient</text:span><text:span text:style-name="T173"><draw:frame draw:style-name="fr1" draw:name="Objet192" text:anchor-type="as-char" svg:width="2.108cm" svg:height="0.482cm" draw:z-index="225"><draw:object xlink:href="./Object 192" xlink:type="simple" xlink:show="embed" xlink:actuate="onLoad"/><draw:image xlink:href="./ObjectReplacements/Object 192" xlink:type="simple" xlink:show="embed" xlink:actuate="onLoad"/><svg:desc>formule</svg:desc></draw:frame></text:span><text:span text:style-name="T173">.</text:span></text:p>
      <text:p text:style-name="P117"/>
      <text:p text:style-name="P86"><text:span text:style-name="T54">Its Jacobian matri</text:span><text:span text:style-name="T55">ces are</text:span></text:p>
      <text:p text:style-name="P66"><draw:frame draw:style-name="fr1" draw:name="Objet194" text:anchor-type="as-char" svg:width="3.366cm" svg:height="1.235cm" draw:z-index="226"><draw:object xlink:href="./Object 194" xlink:type="simple" xlink:show="embed" xlink:actuate="onLoad"/><draw:image xlink:href="./ObjectReplacements/Object 194" xlink:type="simple" xlink:show="embed" xlink:actuate="onLoad"/><svg:desc>formule</svg:desc></draw:frame></text:p>
      <text:p text:style-name="P24"><text:span text:style-name="T154"><draw:frame draw:style-name="fr1" draw:name="Objet42" text:anchor-type="as-char" svg:width="2.54cm" svg:height="0.482cm" draw:z-index="122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154">,</text:span><text:span text:style-name="T153"><draw:frame draw:style-name="fr1" draw:name="Objet39" text:anchor-type="as-char" svg:width="3.119cm" svg:height="1.189cm" draw:z-index="123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p>
      <text:p text:style-name="P103"><draw:frame draw:style-name="fr1" draw:name="Objet154" text:anchor-type="as-char" svg:width="3.554cm" svg:height="1.304cm" draw:z-index="124"><draw:object xlink:href="./Object 154" xlink:type="simple" xlink:show="embed" xlink:actuate="onLoad"/><draw:image xlink:href="./ObjectReplacements/Object 154" xlink:type="simple" xlink:show="embed" xlink:actuate="onLoad"/><svg:desc>formule</svg:desc></draw:frame></text:p>
      <text:p text:style-name="P54">with<draw:frame draw:style-name="fr1" draw:name="Objet162" text:anchor-type="as-char" svg:width="0.686cm" svg:height="0.531cm" draw:z-index="125"><draw:object xlink:href="./Object 162" xlink:type="simple" xlink:show="embed" xlink:actuate="onLoad"/><draw:image xlink:href="./ObjectReplacements/Object 162" xlink:type="simple" xlink:show="embed" xlink:actuate="onLoad"/><svg:desc>formule</svg:desc></draw:frame>the identity matrix of size<draw:frame draw:style-name="fr1" draw:name="Objet168" text:anchor-type="as-char" svg:width="1.566cm" svg:height="0.467cm" draw:z-index="126"><draw:object xlink:href="./Object 168" xlink:type="simple" xlink:show="embed" xlink:actuate="onLoad"/><draw:image xlink:href="./ObjectReplacements/Object 168" xlink:type="simple" xlink:show="embed" xlink:actuate="onLoad"/></draw:frame>.</text:p>
      <text:p text:style-name="P47"/>
      <text:p text:style-name="P97"><text:span text:style-name="T198">P</text:span><text:span text:style-name="T197">roof:</text:span> TO DO.</text:p>
      <text:p text:style-name="P47"/>
      <text:p text:style-name="P89"><text:span text:style-name="T230">P</text:span><text:span text:style-name="T231">roposition –</text:span><text:span text:style-name="T51"> </text:span><text:span text:style-name="T155">Let</text:span><text:span text:style-name="T155"><draw:frame draw:style-name="fr1" draw:name="Objet155" text:anchor-type="as-char" svg:width="4.78cm" svg:height="0.591cm" draw:z-index="138"><draw:object xlink:href="./Object 155" xlink:type="simple" xlink:show="embed" xlink:actuate="onLoad"/><draw:image xlink:href="./ObjectReplacements/Object 155" xlink:type="simple" xlink:show="embed" xlink:actuate="onLoad"/><svg:desc>formule</svg:desc></draw:frame></text:span><text:span text:style-name="T156">and</text:span><text:span text:style-name="T156"><draw:frame draw:style-name="fr1" draw:name="Objet156" text:anchor-type="as-char" svg:width="3.314cm" svg:height="0.527cm" draw:z-index="139"><draw:object xlink:href="./Object 156" xlink:type="simple" xlink:show="embed" xlink:actuate="onLoad"/><draw:image xlink:href="./ObjectReplacements/Object 156" xlink:type="simple" xlink:show="embed" xlink:actuate="onLoad"/><svg:desc>formule</svg:desc></draw:frame></text:span><text:span text:style-name="T157">the</text:span><text:span text:style-name="T158"> </text:span><text:span text:style-name="T160">dense layer </text:span><text:span text:style-name="T161">and</text:span><text:span text:style-name="T162"><draw:frame draw:style-name="fr1" draw:name="Objet157" text:anchor-type="as-char" svg:width="1.252cm" svg:height="0.467cm" draw:z-index="140"><draw:object xlink:href="./Object 157" xlink:type="simple" xlink:show="embed" xlink:actuate="onLoad"/><draw:image xlink:href="./ObjectReplacements/Object 157" xlink:type="simple" xlink:show="embed" xlink:actuate="onLoad"/></draw:frame></text:span><text:span text:style-name="T157">activation functions</text:span><text:span text:style-name="T159">. </text:span><text:span text:style-name="T181">Let</text:span><text:span text:style-name="T181"><draw:frame draw:style-name="fr1" draw:name="Objet210" text:anchor-type="as-char" svg:width="4.865cm" svg:height="1.221cm" draw:z-index="223"><draw:object xlink:href="./Object 210" xlink:type="simple" xlink:show="embed" xlink:actuate="onLoad"/><draw:image xlink:href="./ObjectReplacements/Object 210" xlink:type="simple" xlink:show="embed" xlink:actuate="onLoad"/></draw:frame></text:span><text:span text:style-name="T182">such as</text:span><text:span text:style-name="T182"><draw:frame draw:style-name="fr1" draw:name="Objet211" text:anchor-type="as-char" svg:width="3.662cm" svg:height="0.557cm" draw:z-index="227"><draw:object xlink:href="./Object 211" xlink:type="simple" xlink:show="embed" xlink:actuate="onLoad"/><draw:image xlink:href="./ObjectReplacements/Object 211" xlink:type="simple" xlink:show="embed" xlink:actuate="onLoad"/><svg:desc>formule</svg:desc></draw:frame></text:span><text:span text:style-name="T181">. </text:span><text:span text:style-name="T163">The</text:span><text:span text:style-name="T164">n</text:span><text:span text:style-name="T163"><draw:frame draw:style-name="fr1" draw:name="Objet158" text:anchor-type="as-char" svg:width="7.288cm" svg:height="0.591cm" draw:z-index="141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165">is </text:span><text:span text:style-name="T166">derivable </text:span><text:span text:style-name="T168">according </text:span><text:span text:style-name="T170">the first and third variables</text:span><text:span text:style-name="T166"> </text:span><text:span text:style-name="T167">on</text:span><text:span text:style-name="T164"><draw:frame draw:style-name="fr1" draw:name="Objet159" text:anchor-type="as-char" svg:width="0.744cm" svg:height="0.527cm" draw:z-index="142"><draw:object xlink:href="./Object 159" xlink:type="simple" xlink:show="embed" xlink:actuate="onLoad"/><draw:image xlink:href="./ObjectReplacements/Object 159" xlink:type="simple" xlink:show="embed" xlink:actuate="onLoad"/><svg:desc>formule</svg:desc></draw:frame></text:span><text:span text:style-name="T169">and</text:span><text:span text:style-name="T169"><draw:frame draw:style-name="fr1" draw:name="Objet163" text:anchor-type="as-char" svg:width="0.84cm" svg:height="0.527cm" draw:z-index="143"><draw:object xlink:href="./Object 163" xlink:type="simple" xlink:show="embed" xlink:actuate="onLoad"/><draw:image xlink:href="./ObjectReplacements/Object 163" xlink:type="simple" xlink:show="embed" xlink:actuate="onLoad"/><svg:desc>formule</svg:desc></draw:frame></text:span><text:span text:style-name="T169">respectively</text:span><text:span text:style-name="T164">.</text:span></text:p>
      <text:p text:style-name="P90"/>
      <text:p text:style-name="P58">The notation<draw:frame draw:style-name="fr1" draw:name="Objet214" text:anchor-type="as-char" svg:width="1.443cm" svg:height="0.591cm" draw:z-index="166"><draw:object xlink:href="./Object 214" xlink:type="simple" xlink:show="embed" xlink:actuate="onLoad"/><draw:image xlink:href="./ObjectReplacements/Object 214" xlink:type="simple" xlink:show="embed" xlink:actuate="onLoad"/><svg:desc>formule</svg:desc></draw:frame><text:span text:style-name="T248">means</text:span><text:span text:style-name="T245"> the application </text:span><text:span text:style-name="T247">corresponding to </text:span><text:span text:style-name="T249">the </text:span><text:span text:style-name="T250">coefficient</text:span><text:span text:style-name="T249"><draw:frame draw:style-name="fr1" draw:name="Objet215" text:anchor-type="as-char" svg:width="0.556cm" svg:height="0.467cm" draw:z-index="167"><draw:object xlink:href="./Object 215" xlink:type="simple" xlink:show="embed" xlink:actuate="onLoad"/><draw:image xlink:href="./ObjectReplacements/Object 215" xlink:type="simple" xlink:show="embed" xlink:actuate="onLoad"/><svg:desc>formule</svg:desc></draw:frame></text:span><text:span text:style-name="T251">of</text:span><text:span text:style-name="T251"><draw:frame draw:style-name="fr1" draw:name="Objet216" text:anchor-type="as-char" svg:width="1.443cm" svg:height="0.527cm" draw:z-index="178"><draw:object xlink:href="./Object 216" xlink:type="simple" xlink:show="embed" xlink:actuate="onLoad"/><draw:image xlink:href="./ObjectReplacements/Object 216" xlink:type="simple" xlink:show="embed" xlink:actuate="onLoad"/><svg:desc>formule</svg:desc></draw:frame></text:span>. <text:span text:style-name="T254">Let</text:span><text:span text:style-name="T254"><draw:frame draw:style-name="fr1" draw:name="Objet217" text:anchor-type="as-char" svg:width="1.6cm" svg:height="0.527cm" draw:z-index="194"><draw:object xlink:href="./Object 217" xlink:type="simple" xlink:show="embed" xlink:actuate="onLoad"/><draw:image xlink:href="./ObjectReplacements/Object 217" xlink:type="simple" xlink:show="embed" xlink:actuate="onLoad"/><svg:desc>formule</svg:desc></draw:frame></text:span><text:span text:style-name="T254">then</text:span></text:p>
      <text:p text:style-name="P62"><draw:frame draw:style-name="fr1" draw:name="Objet212" text:anchor-type="as-char" svg:width="2.54cm" svg:height="0.482cm" draw:z-index="228"><draw:object xlink:href="./Object 212" xlink:type="simple" xlink:show="embed" xlink:actuate="onLoad"/><draw:image xlink:href="./ObjectReplacements/Object 212" xlink:type="simple" xlink:show="embed" xlink:actuate="onLoad"/><svg:desc>formule</svg:desc></draw:frame>,<draw:frame draw:style-name="fr1" draw:name="Objet213" text:anchor-type="as-char" svg:width="4.884cm" svg:height="0.591cm" draw:z-index="229"><draw:object xlink:href="./Object 213" xlink:type="simple" xlink:show="embed" xlink:actuate="onLoad"/><draw:image xlink:href="./ObjectReplacements/Object 213" xlink:type="simple" xlink:show="embed" xlink:actuate="onLoad"/><svg:desc>formule</svg:desc></draw:frame></text:p>
      <text:p text:style-name="P90"/>
      <text:p text:style-name="P85"><text:span text:style-name="T174">Let</text:span><text:span text:style-name="T174"><draw:frame draw:style-name="fr1" draw:name="Objet167" text:anchor-type="as-char" svg:width="1.342cm" svg:height="0.527cm" draw:z-index="216"><draw:object xlink:href="./Object 167" xlink:type="simple" xlink:show="embed" xlink:actuate="onLoad"/><draw:image xlink:href="./ObjectReplacements/Object 167" xlink:type="simple" xlink:show="embed" xlink:actuate="onLoad"/><svg:desc>formule</svg:desc></draw:frame></text:span><text:span text:style-name="T175">an input vector </text:span><text:span text:style-name="T177">and</text:span><text:span text:style-name="T174"><draw:frame draw:style-name="fr1" draw:name="Objet185" text:anchor-type="as-char" svg:width="1.399cm" svg:height="0.527cm" draw:z-index="217"><draw:object xlink:href="./Object 185" xlink:type="simple" xlink:show="embed" xlink:actuate="onLoad"/><draw:image xlink:href="./ObjectReplacements/Object 185" xlink:type="simple" xlink:show="embed" xlink:actuate="onLoad"/><svg:desc>formule</svg:desc></draw:frame></text:span><text:span text:style-name="T177">a</text:span><text:span text:style-name="T176"> bias matrix. </text:span><text:span text:style-name="T179">T</text:span><text:span text:style-name="T174">hen</text:span><text:span text:style-name="T171"><draw:frame draw:style-name="fr1" draw:name="Objet160" text:anchor-type="as-char" svg:width="5.173cm" svg:height="0.591cm" draw:z-index="149"><draw:object xlink:href="./Object 160" xlink:type="simple" xlink:show="embed" xlink:actuate="onLoad"/><draw:image xlink:href="./ObjectReplacements/Object 160" xlink:type="simple" xlink:show="embed" xlink:actuate="onLoad"/><svg:desc>formule</svg:desc></draw:frame></text:span><text:span text:style-name="T172">is </text:span><text:soft-page-break/><text:span text:style-name="T172">also derivable </text:span><text:span text:style-name="T173">for all coefficient</text:span><text:span text:style-name="T173"><draw:frame draw:style-name="fr1" draw:name="Objet164" text:anchor-type="as-char" svg:width="2.108cm" svg:height="0.482cm" draw:z-index="150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173">.</text:span></text:p>
      <text:p text:style-name="P115"/>
      <text:p text:style-name="P88"><text:span text:style-name="T54">Its </text:span><text:span text:style-name="T76">Gradient</text:span><text:span text:style-name="T54"> matri</text:span><text:span text:style-name="T55">ces are</text:span></text:p>
      <text:p text:style-name="P67"/>
      <text:p text:style-name="P104"><draw:frame draw:style-name="fr1" draw:name="Objet152" text:anchor-type="as-char" svg:width="9.476cm" svg:height="1.799cm" draw:z-index="162"><draw:object xlink:href="./Object 201" xlink:type="simple" xlink:show="embed" xlink:actuate="onLoad"/><draw:image xlink:href="./ObjectReplacements/Object 201" xlink:type="simple" xlink:show="embed" xlink:actuate="onLoad"/><svg:desc>formule</svg:desc></draw:frame></text:p>
      <text:p text:style-name="P107"><text:span text:style-name="T274">where</text:span><text:span text:style-name="T274"><draw:frame draw:style-name="fr1" draw:name="Objet218" text:anchor-type="as-char" svg:width="1.776cm" svg:height="0.527cm" draw:z-index="230"><draw:object xlink:href="./Object 218" xlink:type="simple" xlink:show="embed" xlink:actuate="onLoad"/><draw:image xlink:href="./ObjectReplacements/Object 218" xlink:type="simple" xlink:show="embed" xlink:actuate="onLoad"/><svg:desc>formule</svg:desc></draw:frame></text:span><text:span text:style-name="T274">,</text:span><text:span text:style-name="T274"><draw:frame draw:style-name="fr1" draw:name="Objet219" text:anchor-type="as-char" svg:width="2.221cm" svg:height="0.482cm" draw:z-index="231"><draw:object xlink:href="./Object 219" xlink:type="simple" xlink:show="embed" xlink:actuate="onLoad"/><draw:image xlink:href="./ObjectReplacements/Object 219" xlink:type="simple" xlink:show="embed" xlink:actuate="onLoad"/><svg:desc>formule</svg:desc></draw:frame></text:span><text:span text:style-name="T274">,</text:span></text:p>
      <text:p text:style-name="P123"><draw:frame draw:style-name="fr1" draw:name="Objet220" text:anchor-type="as-char" svg:width="15.759cm" svg:height="1.139cm" draw:z-index="235"><draw:object xlink:href="./Object 220" xlink:type="simple" xlink:show="embed" xlink:actuate="onLoad"/><draw:image xlink:href="./ObjectReplacements/Object 220" xlink:type="simple" xlink:show="embed" xlink:actuate="onLoad"/><svg:desc>formule</svg:desc></draw:frame></text:p>
      <text:p text:style-name="P105"><text:span text:style-name="T271">with</text:span><text:span text:style-name="T271"><draw:frame draw:style-name="fr1" draw:name="Objet197" text:anchor-type="as-char" svg:width="1.946cm" svg:height="0.531cm" draw:z-index="163"><draw:object xlink:href="./Object 152" xlink:type="simple" xlink:show="embed" xlink:actuate="onLoad"/><draw:image xlink:href="./ObjectReplacements/Object 152" xlink:type="simple" xlink:show="embed" xlink:actuate="onLoad"/><svg:desc>formule</svg:desc></draw:frame></text:span><text:span text:style-name="T272">a weight matrix, </text:span><text:span text:style-name="T254"><draw:frame draw:style-name="fr1" draw:name="Objet198" text:anchor-type="as-char" svg:width="1.399cm" svg:height="0.527cm" draw:z-index="199"><draw:object xlink:href="./Object 197" xlink:type="simple" xlink:show="embed" xlink:actuate="onLoad"/><draw:image xlink:href="./ObjectReplacements/Object 197" xlink:type="simple" xlink:show="embed" xlink:actuate="onLoad"/><svg:desc>formule</svg:desc></draw:frame></text:span><text:span text:style-name="T270">a</text:span><text:span text:style-name="T269"> bias matrix </text:span><text:span text:style-name="T273">and </text:span><text:span text:style-name="T140"><draw:frame draw:style-name="fr1" draw:name="Objet199" text:anchor-type="as-char" svg:width="0.945cm" svg:height="0.614cm" draw:z-index="213"><draw:object xlink:href="./Object 198" xlink:type="simple" xlink:show="embed" xlink:actuate="onLoad"/><draw:image xlink:href="./ObjectReplacements/Object 198" xlink:type="simple" xlink:show="embed" xlink:actuate="onLoad"/><svg:desc>formule</svg:desc></draw:frame></text:span><text:span text:style-name="T131">the</text:span><text:span text:style-name="T131"><draw:frame draw:style-name="fr1" draw:name="Objet200" text:anchor-type="as-char" svg:width="1.099cm" svg:height="0.603cm" draw:z-index="214"><draw:object xlink:href="./Object 199" xlink:type="simple" xlink:show="embed" xlink:actuate="onLoad"/><draw:image xlink:href="./ObjectReplacements/Object 199" xlink:type="simple" xlink:show="embed" xlink:actuate="onLoad"/><svg:desc>formule</svg:desc></draw:frame></text:span><text:span text:style-name="T131">indicator function </text:span><text:span text:style-name="T142">on</text:span><text:span text:style-name="T142"><draw:frame draw:style-name="fr1" draw:name="Objet201" text:anchor-type="as-char" svg:width="0.556cm" svg:height="0.385cm" draw:z-index="234"><draw:object xlink:href="./Object 200" xlink:type="simple" xlink:show="embed" xlink:actuate="onLoad"/><draw:image xlink:href="./ObjectReplacements/Object 200" xlink:type="simple" xlink:show="embed" xlink:actuate="onLoad"/><svg:desc>formule</svg:desc></draw:frame></text:span><text:span text:style-name="T131">.</text:span></text:p>
      <text:p text:style-name="P118"/>
      <text:p text:style-name="P25"><text:span text:style-name="T154"><draw:frame draw:style-name="fr1" draw:name="Objet195" text:anchor-type="as-char" svg:width="2.54cm" svg:height="0.482cm" draw:z-index="164"><draw:object xlink:href="./Object 195" xlink:type="simple" xlink:show="embed" xlink:actuate="onLoad"/><draw:image xlink:href="./ObjectReplacements/Object 195" xlink:type="simple" xlink:show="embed" xlink:actuate="onLoad"/><svg:desc>formule</svg:desc></draw:frame></text:span><text:span text:style-name="T154">,</text:span><text:span text:style-name="T153"><draw:frame draw:style-name="fr1" draw:name="Objet196" text:anchor-type="as-char" svg:width="10.43cm" svg:height="1.838cm" draw:z-index="165"><draw:object xlink:href="./Object 196" xlink:type="simple" xlink:show="embed" xlink:actuate="onLoad"/><draw:image xlink:href="./ObjectReplacements/Object 196" xlink:type="simple" xlink:show="embed" xlink:actuate="onLoad"/><svg:desc>formule</svg:desc></draw:frame></text:span></text:p>
      <text:p text:style-name="P107"><text:span text:style-name="T274">where</text:span><text:span text:style-name="T274"><draw:frame draw:style-name="fr1" draw:name="Objet221" text:anchor-type="as-char" svg:width="1.82cm" svg:height="0.527cm" draw:z-index="219"><draw:object xlink:href="./Object 221" xlink:type="simple" xlink:show="embed" xlink:actuate="onLoad"/><draw:image xlink:href="./ObjectReplacements/Object 221" xlink:type="simple" xlink:show="embed" xlink:actuate="onLoad"/><svg:desc>formule</svg:desc></draw:frame></text:span><text:span text:style-name="T274">,</text:span><text:span text:style-name="T274"><draw:frame draw:style-name="fr1" draw:name="Objet222" text:anchor-type="as-char" svg:width="2.221cm" svg:height="0.482cm" draw:z-index="220"><draw:object xlink:href="./Object 222" xlink:type="simple" xlink:show="embed" xlink:actuate="onLoad"/><draw:image xlink:href="./ObjectReplacements/Object 222" xlink:type="simple" xlink:show="embed" xlink:actuate="onLoad"/><svg:desc>formule</svg:desc></draw:frame></text:span><text:span text:style-name="T274">,</text:span></text:p>
      <text:p text:style-name="P123"><draw:frame draw:style-name="fr1" draw:name="Objet223" text:anchor-type="as-char" svg:width="13.18cm" svg:height="1.122cm" draw:z-index="221"><draw:object xlink:href="./Object 223" xlink:type="simple" xlink:show="embed" xlink:actuate="onLoad"/><draw:image xlink:href="./ObjectReplacements/Object 223" xlink:type="simple" xlink:show="embed" xlink:actuate="onLoad"/><svg:desc>formule</svg:desc></draw:frame></text:p>
      <text:p text:style-name="P27"><text:span text:style-name="T183">with</text:span><text:span text:style-name="T183"><draw:frame draw:style-name="fr1" draw:name="Objet202" text:anchor-type="as-char" svg:width="1.342cm" svg:height="0.527cm" draw:z-index="170"><draw:object xlink:href="./Object 202" xlink:type="simple" xlink:show="embed" xlink:actuate="onLoad"/><draw:image xlink:href="./ObjectReplacements/Object 202" xlink:type="simple" xlink:show="embed" xlink:actuate="onLoad"/><svg:desc>formule</svg:desc></draw:frame></text:span><text:span text:style-name="T184">a</text:span><text:span text:style-name="T193">n input</text:span><text:span text:style-name="T184"> matrix, </text:span><text:span text:style-name="T185"><draw:frame draw:style-name="fr1" draw:name="Objet203" text:anchor-type="as-char" svg:width="1.399cm" svg:height="0.527cm" draw:z-index="173"><draw:object xlink:href="./Object 203" xlink:type="simple" xlink:show="embed" xlink:actuate="onLoad"/><draw:image xlink:href="./ObjectReplacements/Object 203" xlink:type="simple" xlink:show="embed" xlink:actuate="onLoad"/><svg:desc>formule</svg:desc></draw:frame></text:span><text:span text:style-name="T186">a</text:span><text:span text:style-name="T187"> bias matrix </text:span><text:span text:style-name="T188">and </text:span><text:span text:style-name="T189"><draw:frame draw:style-name="fr1" draw:name="Objet204" text:anchor-type="as-char" svg:width="0.945cm" svg:height="0.614cm" draw:z-index="176"><draw:object xlink:href="./Object 204" xlink:type="simple" xlink:show="embed" xlink:actuate="onLoad"/><draw:image xlink:href="./ObjectReplacements/Object 204" xlink:type="simple" xlink:show="embed" xlink:actuate="onLoad"/><svg:desc>formule</svg:desc></draw:frame></text:span><text:span text:style-name="T190">the</text:span><text:span text:style-name="T190"><draw:frame draw:style-name="fr1" draw:name="Objet205" text:anchor-type="as-char" svg:width="1.099cm" svg:height="0.603cm" draw:z-index="179"><draw:object xlink:href="./Object 205" xlink:type="simple" xlink:show="embed" xlink:actuate="onLoad"/><draw:image xlink:href="./ObjectReplacements/Object 205" xlink:type="simple" xlink:show="embed" xlink:actuate="onLoad"/><svg:desc>formule</svg:desc></draw:frame></text:span><text:span text:style-name="T190">indicator function </text:span><text:span text:style-name="T191">on</text:span><text:span text:style-name="T191"><draw:frame draw:style-name="fr1" draw:name="Objet206" text:anchor-type="as-char" svg:width="0.556cm" svg:height="0.385cm" draw:z-index="182"><draw:object xlink:href="./Object 206" xlink:type="simple" xlink:show="embed" xlink:actuate="onLoad"/><draw:image xlink:href="./ObjectReplacements/Object 206" xlink:type="simple" xlink:show="embed" xlink:actuate="onLoad"/><svg:desc>formule</svg:desc></draw:frame></text:span><text:span text:style-name="T190">.</text:span></text:p>
      <text:p text:style-name="P106"/>
      <text:p text:style-name="P120"><draw:frame draw:style-name="fr1" draw:name="Objet193" text:anchor-type="as-char" svg:width="9.393cm" svg:height="1.799cm" draw:z-index="155"><draw:object xlink:href="./Object 193" xlink:type="simple" xlink:show="embed" xlink:actuate="onLoad"/><draw:image xlink:href="./ObjectReplacements/Object 193" xlink:type="simple" xlink:show="embed" xlink:actuate="onLoad"/><svg:desc>formule</svg:desc></draw:frame></text:p>
      <text:p text:style-name="P108"><text:span text:style-name="T274">where</text:span><text:span text:style-name="T274"><draw:frame draw:style-name="fr1" draw:name="Objet225" text:anchor-type="as-char" svg:width="1.831cm" svg:height="0.527cm" draw:z-index="191"><draw:object xlink:href="./Object 225" xlink:type="simple" xlink:show="embed" xlink:actuate="onLoad"/><draw:image xlink:href="./ObjectReplacements/Object 225" xlink:type="simple" xlink:show="embed" xlink:actuate="onLoad"/><svg:desc>formule</svg:desc></draw:frame></text:span><text:span text:style-name="T274">,</text:span><text:span text:style-name="T274"><draw:frame draw:style-name="fr1" draw:name="Objet226" text:anchor-type="as-char" svg:width="2.54cm" svg:height="0.482cm" draw:z-index="192"><draw:object xlink:href="./Object 226" xlink:type="simple" xlink:show="embed" xlink:actuate="onLoad"/><draw:image xlink:href="./ObjectReplacements/Object 226" xlink:type="simple" xlink:show="embed" xlink:actuate="onLoad"/><svg:desc>formule</svg:desc></draw:frame></text:span><text:span text:style-name="T274">,</text:span></text:p>
      <text:p text:style-name="P124"><draw:frame draw:style-name="fr1" draw:name="Objet224" text:anchor-type="as-char" svg:width="13.989cm" svg:height="1.088cm" draw:z-index="186"><draw:object xlink:href="./Object 224" xlink:type="simple" xlink:show="embed" xlink:actuate="onLoad"/><draw:image xlink:href="./ObjectReplacements/Object 224" xlink:type="simple" xlink:show="embed" xlink:actuate="onLoad"/><svg:desc>formule</svg:desc></draw:frame></text:p>
      <text:p text:style-name="P28"><text:span text:style-name="T183">with</text:span><text:span text:style-name="T183"><draw:frame draw:style-name="fr1" draw:name="Objet208" text:anchor-type="as-char" svg:width="1.342cm" svg:height="0.527cm" draw:z-index="171"><draw:object xlink:href="./Object 208" xlink:type="simple" xlink:show="embed" xlink:actuate="onLoad"/><draw:image xlink:href="./ObjectReplacements/Object 208" xlink:type="simple" xlink:show="embed" xlink:actuate="onLoad"/><svg:desc>formule</svg:desc></draw:frame></text:span><text:span text:style-name="T184">a weight matrix </text:span><text:span text:style-name="T192">and</text:span><text:span text:style-name="T183"><draw:frame draw:style-name="fr1" draw:name="Objet209" text:anchor-type="as-char" svg:width="1.946cm" svg:height="0.531cm" draw:z-index="172"><draw:object xlink:href="./Object 209" xlink:type="simple" xlink:show="embed" xlink:actuate="onLoad"/><draw:image xlink:href="./ObjectReplacements/Object 209" xlink:type="simple" xlink:show="embed" xlink:actuate="onLoad"/><svg:desc>formule</svg:desc></draw:frame></text:span><text:span text:style-name="T184">a weight matrix.</text:span></text:p>
      <text:p text:style-name="P119"/>
      <text:p text:style-name="P65"><text:span text:style-name="T197">Proof:</text:span> TO DO.</text:p>
      <text:p text:style-name="P48"><text:soft-page-break/></text:p>
      <text:h text:style-name="P136" text:outline-level="1"><text:span text:style-name="T122">5</text:span> – <text:span text:style-name="T107">Neural Network</text:span><text:span text:style-name="T113">s</text:span></text:h>
      <text:p text:style-name="P21"/>
      <text:p text:style-name="P74"><text:span text:style-name="T14">Definition –</text:span><text:span text:style-name="T301"> </text:span><text:span text:style-name="T290">A training data set is defined as </text:span><text:span text:style-name="T291">couples </text:span><text:span text:style-name="T292">of </text:span><text:span text:style-name="T293">vectors</text:span><text:span text:style-name="T292"><draw:frame draw:style-name="fr1" draw:name="Objet242" text:anchor-type="as-char" svg:width="3.141cm" svg:height="0.637cm" draw:z-index="232"><draw:object xlink:href="./Object 242" xlink:type="simple" xlink:show="embed" xlink:actuate="onLoad"/><draw:image xlink:href="./ObjectReplacements/Object 242" xlink:type="simple" xlink:show="embed" xlink:actuate="onLoad"/><svg:desc>formule</svg:desc></draw:frame></text:span><text:span text:style-name="T295">for</text:span><text:span text:style-name="T294"><draw:frame draw:style-name="fr1" draw:name="Objet243" text:anchor-type="as-char" svg:width="1.625cm" svg:height="0.482cm" draw:z-index="233"><draw:object xlink:href="./Object 243" xlink:type="simple" xlink:show="embed" xlink:actuate="onLoad"/><draw:image xlink:href="./ObjectReplacements/Object 243" xlink:type="simple" xlink:show="embed" xlink:actuate="onLoad"/><svg:desc>formule</svg:desc></draw:frame></text:span><text:span text:style-name="T294">. </text:span><text:span text:style-name="T299">The</text:span><text:span text:style-name="T294"><draw:frame draw:style-name="fr1" draw:name="Objet247" text:anchor-type="as-char" svg:width="0.603cm" svg:height="0.527cm" draw:z-index="237"><draw:object xlink:href="./Object 247" xlink:type="simple" xlink:show="embed" xlink:actuate="onLoad"/><draw:image xlink:href="./ObjectReplacements/Object 247" xlink:type="simple" xlink:show="embed" xlink:actuate="onLoad"/></draw:frame></text:span><text:span text:style-name="T299">are</text:span><text:span text:style-name="T296"> named input or feature matri</text:span><text:span text:style-name="T299">ces</text:span><text:span text:style-name="T296"> </text:span><text:span text:style-name="T297">and </text:span><text:span text:style-name="T300">the</text:span><text:span text:style-name="T297"><draw:frame draw:style-name="fr1" draw:name="Objet246" text:anchor-type="as-char" svg:width="0.57cm" svg:height="0.607cm" draw:z-index="236"><draw:object xlink:href="./Object 246" xlink:type="simple" xlink:show="embed" xlink:actuate="onLoad"/><draw:image xlink:href="./ObjectReplacements/Object 246" xlink:type="simple" xlink:show="embed" xlink:actuate="onLoad"/></draw:frame></text:span><text:span text:style-name="T298">target or label matri</text:span><text:span text:style-name="T300">ces</text:span><text:span text:style-name="T298">.</text:span></text:p>
      <text:p text:style-name="P76"/>
      <text:p text:style-name="P139">Definition –<text:span text:style-name="T17"> </text:span><text:span text:style-name="T80">Let</text:span><text:span text:style-name="T81"><draw:frame draw:style-name="fr1" draw:name="Objet20" text:anchor-type="as-char" svg:width="0.466cm" svg:height="0.467cm" draw:z-index="238"><draw:object xlink:href="./Object 20" xlink:type="simple" xlink:show="embed" xlink:actuate="onLoad"/><draw:image xlink:href="./ObjectReplacements/Object 20" xlink:type="simple" xlink:show="embed" xlink:actuate="onLoad"/></draw:frame></text:span><text:span text:style-name="T85">dense </text:span><text:span text:style-name="T82">layers </text:span><text:span text:style-name="T85">with activation functions</text:span><text:span text:style-name="T82"><draw:frame draw:style-name="fr1" draw:name="Objet21" text:anchor-type="as-char" svg:width="5.456cm" svg:height="0.598cm" draw:z-index="239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84">for</text:span><text:span text:style-name="T84"><draw:frame draw:style-name="fr1" draw:name="Objet22" text:anchor-type="as-char" svg:width="1.767cm" svg:height="0.482cm" draw:z-index="243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99">with</text:span><text:span text:style-name="T99"><draw:frame draw:style-name="fr1" draw:name="Objet249" text:anchor-type="as-char" svg:width="2.321cm" svg:height="0.628cm" draw:z-index="245"><draw:object xlink:href="./Object 248" xlink:type="simple" xlink:show="embed" xlink:actuate="onLoad"/><draw:image xlink:href="./ObjectReplacements/Object 248" xlink:type="simple" xlink:show="embed" xlink:actuate="onLoad"/><svg:desc>formule</svg:desc></draw:frame></text:span><text:span text:style-name="T99">and</text:span><text:span text:style-name="T99"><draw:frame draw:style-name="fr1" draw:name="Objet252" text:anchor-type="as-char" svg:width="1.693cm" svg:height="0.534cm" draw:z-index="247"><draw:object xlink:href="./Object 252" xlink:type="simple" xlink:show="embed" xlink:actuate="onLoad"/><draw:image xlink:href="./ObjectReplacements/Object 252" xlink:type="simple" xlink:show="embed" xlink:actuate="onLoad"/><svg:desc>formule</svg:desc></draw:frame></text:span><text:span text:style-name="T99">the</text:span><text:span text:style-name="T99"><draw:frame draw:style-name="fr1" draw:name="Objet253" text:anchor-type="as-char" svg:width="0.596cm" svg:height="0.527cm" draw:z-index="250"><draw:object xlink:href="./Object 253" xlink:type="simple" xlink:show="embed" xlink:actuate="onLoad"/><draw:image xlink:href="./ObjectReplacements/Object 253" xlink:type="simple" xlink:show="embed" xlink:actuate="onLoad"/><svg:desc>formule</svg:desc></draw:frame></text:span><text:span text:style-name="T100">weight and </text:span><text:span text:style-name="T99">bias matri</text:span><text:span text:style-name="T100">ces</text:span><text:span text:style-name="T83">. </text:span><text:span text:style-name="T78">Let </text:span><text:span text:style-name="T79">a training data set</text:span><text:span text:style-name="T79"><draw:frame draw:style-name="fr3" draw:name="Objet15" text:anchor-type="as-char" svg:y="-0.524cm" svg:width="3.6cm" svg:height="0.637cm" draw:z-index="240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86">for</text:span><text:span text:style-name="T86"><draw:frame draw:style-name="fr1" draw:name="Objet23" text:anchor-type="as-char" svg:width="1.625cm" svg:height="0.482cm" draw:z-index="241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79">. </text:span><text:span text:style-name="T88">Let</text:span><text:span text:style-name="T88"><draw:frame draw:style-name="fr1" draw:name="Objet24" text:anchor-type="as-char" svg:width="2.859cm" svg:height="0.672cm" draw:z-index="248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88">loss function</text:span><text:span text:style-name="T101">s </text:span><text:span text:style-name="T102">for</text:span><draw:frame draw:style-name="fr1" draw:name="Objet250" text:anchor-type="as-char" svg:width="1.625cm" svg:height="0.482cm" draw:z-index="251"><draw:object xlink:href="./Object 250" xlink:type="simple" xlink:show="embed" xlink:actuate="onLoad"/><draw:image xlink:href="./ObjectReplacements/Object 250" xlink:type="simple" xlink:show="embed" xlink:actuate="onLoad"/><svg:desc>formule</svg:desc></draw:frame><text:span text:style-name="T92">with</text:span><text:span text:style-name="T92"><draw:frame draw:style-name="fr3" draw:name="Objet241" text:anchor-type="as-char" svg:y="-0.524cm" svg:width="1.725cm" svg:height="0.676cm" draw:z-index="242"><draw:object xlink:href="./Object 241" xlink:type="simple" xlink:show="embed" xlink:actuate="onLoad"/><draw:image xlink:href="./ObjectReplacements/Object 241" xlink:type="simple" xlink:show="embed" xlink:actuate="onLoad"/><svg:desc>formule</svg:desc></draw:frame></text:span><text:span text:style-name="T94">as</text:span><text:span text:style-name="T93"> ground truth matrices </text:span><text:span text:style-name="T103">respectively</text:span><text:span text:style-name="T88">.</text:span></text:p>
      <text:p text:style-name="P77"/>
      <text:p text:style-name="P92"><text:span text:style-name="T87">Then </text:span><text:span text:style-name="T96">a </text:span><text:span text:style-name="T91">neural network is defined as the</text:span><text:span text:style-name="T89"> application</text:span><text:span text:style-name="T89"><draw:frame draw:style-name="fr1" draw:name="Objet240" text:anchor-type="as-char" svg:width="2.766cm" svg:height="0.534cm" draw:z-index="249"><draw:object xlink:href="./Object 240" xlink:type="simple" xlink:show="embed" xlink:actuate="onLoad"/><draw:image xlink:href="./ObjectReplacements/Object 240" xlink:type="simple" xlink:show="embed" xlink:actuate="onLoad"/><svg:desc>formule</svg:desc></draw:frame></text:span><text:span text:style-name="T91">such a</text:span><text:span text:style-name="T95">s</text:span><text:span text:style-name="T91"><draw:frame draw:style-name="fr2" draw:name="Objet239" text:anchor-type="as-char" svg:width="7.929cm" svg:height="0.591cm" draw:z-index="244"><draw:object xlink:href="./Object 239" xlink:type="simple" xlink:show="embed" xlink:actuate="onLoad"/><draw:image xlink:href="./ObjectReplacements/Object 239" xlink:type="simple" xlink:show="embed" xlink:actuate="onLoad"/><svg:desc>formule</svg:desc></draw:frame></text:span><text:span text:style-name="T97">. </text:span><text:span text:style-name="T98">The optimization problem is</text:span><text:span text:style-name="T90"><draw:frame draw:style-name="fr1" draw:name="Objet248" text:anchor-type="as-char" svg:width="5.47cm" svg:height="1.178cm" draw:z-index="246"><draw:object xlink:href="./Object 249" xlink:type="simple" xlink:show="embed" xlink:actuate="onLoad"/><draw:image xlink:href="./ObjectReplacements/Object 249" xlink:type="simple" xlink:show="embed" xlink:actuate="onLoad"/><svg:desc>formule</svg:desc></draw:frame></text:span><text:span text:style-name="T90">.</text:span></text:p>
      <text:p text:style-name="P75"/>
      <text:p text:style-name="P142"><text:span text:style-name="T16">Theorem</text:span><text:span text:style-name="T10"> –</text:span> <text:span text:style-name="T303">Let</text:span><text:span text:style-name="T304"><draw:frame draw:style-name="fr1" draw:name="Objet251" text:anchor-type="as-char" svg:width="0.466cm" svg:height="0.467cm" draw:z-index="252"><draw:object xlink:href="./Object 251" xlink:type="simple" xlink:show="embed" xlink:actuate="onLoad"/><draw:image xlink:href="./ObjectReplacements/Object 251" xlink:type="simple" xlink:show="embed" xlink:actuate="onLoad"/><svg:desc>formule</svg:desc></draw:frame></text:span><text:span text:style-name="T305">dense </text:span><text:span text:style-name="T306">layers </text:span><text:span text:style-name="T305">with activation functions –</text:span><text:span text:style-name="T306"><draw:frame draw:style-name="fr1" draw:name="Objet254" text:anchor-type="as-char" svg:width="6.004cm" svg:height="0.564cm" draw:z-index="253"><draw:object xlink:href="./Object 254" xlink:type="simple" xlink:show="embed" xlink:actuate="onLoad"/><draw:image xlink:href="./ObjectReplacements/Object 254" xlink:type="simple" xlink:show="embed" xlink:actuate="onLoad"/><svg:desc>formule</svg:desc></draw:frame></text:span><text:span text:style-name="T307">for</text:span><text:span text:style-name="T307"><draw:frame draw:style-name="fr1" draw:name="Objet255" text:anchor-type="as-char" svg:width="2.33cm" svg:height="0.482cm" draw:z-index="254"><draw:object xlink:href="./Object 255" xlink:type="simple" xlink:show="embed" xlink:actuate="onLoad"/><draw:image xlink:href="./ObjectReplacements/Object 255" xlink:type="simple" xlink:show="embed" xlink:actuate="onLoad"/><svg:desc>formule</svg:desc></draw:frame></text:span><text:span text:style-name="T321">and</text:span><draw:frame draw:style-name="fr1" draw:name="Objet267" text:anchor-type="as-char" svg:width="5.165cm" svg:height="0.564cm" draw:z-index="266"><draw:object xlink:href="./Object 267" xlink:type="simple" xlink:show="embed" xlink:actuate="onLoad"/><draw:image xlink:href="./ObjectReplacements/Object 267" xlink:type="simple" xlink:show="embed" xlink:actuate="onLoad"/><svg:desc>formule</svg:desc></draw:frame>. <text:span text:style-name="T308"><draw:frame draw:style-name="fr1" draw:name="Objet256" text:anchor-type="as-char" svg:width="2.321cm" svg:height="0.628cm" draw:z-index="255"><draw:object xlink:href="./Object 256" xlink:type="simple" xlink:show="embed" xlink:actuate="onLoad"/><draw:image xlink:href="./ObjectReplacements/Object 256" xlink:type="simple" xlink:show="embed" xlink:actuate="onLoad"/><svg:desc>formule</svg:desc></draw:frame></text:span><text:span text:style-name="T308">and</text:span><text:span text:style-name="T308"><draw:frame draw:style-name="fr1" draw:name="Objet257" text:anchor-type="as-char" svg:width="1.693cm" svg:height="0.534cm" draw:z-index="256"><draw:object xlink:href="./Object 257" xlink:type="simple" xlink:show="embed" xlink:actuate="onLoad"/><draw:image xlink:href="./ObjectReplacements/Object 257" xlink:type="simple" xlink:show="embed" xlink:actuate="onLoad"/><svg:desc>formule</svg:desc></draw:frame></text:span><text:span text:style-name="T322">are defined as </text:span><text:span text:style-name="T308">the</text:span><text:span text:style-name="T308"><draw:frame draw:style-name="fr1" draw:name="Objet258" text:anchor-type="as-char" svg:width="0.596cm" svg:height="0.527cm" draw:z-index="257"><draw:object xlink:href="./Object 258" xlink:type="simple" xlink:show="embed" xlink:actuate="onLoad"/><draw:image xlink:href="./ObjectReplacements/Object 258" xlink:type="simple" xlink:show="embed" xlink:actuate="onLoad"/><svg:desc>formule</svg:desc></draw:frame></text:span><text:span text:style-name="T309">weight and </text:span><text:span text:style-name="T308">bias matri</text:span><text:span text:style-name="T309">ces</text:span><text:span text:style-name="T310">. </text:span><text:span text:style-name="T311">Let </text:span><text:span text:style-name="T312">a training data set</text:span><text:span text:style-name="T312"><draw:frame draw:style-name="fr3" draw:name="Objet259" text:anchor-type="as-char" svg:y="-0.524cm" svg:width="3.6cm" svg:height="0.637cm" draw:z-index="258"><draw:object xlink:href="./Object 259" xlink:type="simple" xlink:show="embed" xlink:actuate="onLoad"/><draw:image xlink:href="./ObjectReplacements/Object 259" xlink:type="simple" xlink:show="embed" xlink:actuate="onLoad"/><svg:desc>formule</svg:desc></draw:frame></text:span><text:span text:style-name="T313">for</text:span><text:span text:style-name="T313"><draw:frame draw:style-name="fr1" draw:name="Objet260" text:anchor-type="as-char" svg:width="1.625cm" svg:height="0.482cm" draw:z-index="259"><draw:object xlink:href="./Object 260" xlink:type="simple" xlink:show="embed" xlink:actuate="onLoad"/><draw:image xlink:href="./ObjectReplacements/Object 260" xlink:type="simple" xlink:show="embed" xlink:actuate="onLoad"/><svg:desc>formule</svg:desc></draw:frame></text:span><text:span text:style-name="T312">. </text:span><text:span text:style-name="T314">Let</text:span><text:span text:style-name="T314"><draw:frame draw:style-name="fr1" draw:name="Objet261" text:anchor-type="as-char" svg:width="2.658cm" svg:height="0.616cm" draw:z-index="260"><draw:object xlink:href="./Object 261" xlink:type="simple" xlink:show="embed" xlink:actuate="onLoad"/><draw:image xlink:href="./ObjectReplacements/Object 261" xlink:type="simple" xlink:show="embed" xlink:actuate="onLoad"/><svg:desc>formule</svg:desc></draw:frame></text:span><text:span text:style-name="T332">Categorical cross-entropy </text:span><text:span text:style-name="T314">loss</text:span><text:span text:style-name="T332">es</text:span><text:span text:style-name="T315"> </text:span><text:span text:style-name="T316">for</text:span><text:span text:style-name="T15"><draw:frame draw:style-name="fr1" draw:name="Objet262" text:anchor-type="as-char" svg:width="1.625cm" svg:height="0.482cm" draw:z-index="261"><draw:object xlink:href="./Object 262" xlink:type="simple" xlink:show="embed" xlink:actuate="onLoad"/><draw:image xlink:href="./ObjectReplacements/Object 262" xlink:type="simple" xlink:show="embed" xlink:actuate="onLoad"/><svg:desc>formule</svg:desc></draw:frame></text:span><text:span text:style-name="T317">with</text:span><text:span text:style-name="T317"><draw:frame draw:style-name="fr3" draw:name="Objet263" text:anchor-type="as-char" svg:y="-0.524cm" svg:width="1.725cm" svg:height="0.676cm" draw:z-index="262"><draw:object xlink:href="./Object 263" xlink:type="simple" xlink:show="embed" xlink:actuate="onLoad"/><draw:image xlink:href="./ObjectReplacements/Object 263" xlink:type="simple" xlink:show="embed" xlink:actuate="onLoad"/><svg:desc>formule</svg:desc></draw:frame></text:span><text:span text:style-name="T318">as</text:span><text:span text:style-name="T319"> ground truth matrices </text:span><text:span text:style-name="T320">respectively</text:span><text:span text:style-name="T314">.</text:span></text:p>
      <text:p text:style-name="P143"/>
      <text:p text:style-name="P140"><text:span text:style-name="T87">Then</text:span><text:span text:style-name="T91"> the</text:span><text:span text:style-name="T89"> </text:span><text:span text:style-name="T105">following </text:span><text:span text:style-name="T89">application</text:span><text:span text:style-name="T89"><draw:frame draw:style-name="fr1" draw:name="Objet264" text:anchor-type="as-char" svg:width="2.766cm" svg:height="0.534cm" draw:z-index="263"><draw:object xlink:href="./Object 264" xlink:type="simple" xlink:show="embed" xlink:actuate="onLoad"/><draw:image xlink:href="./ObjectReplacements/Object 264" xlink:type="simple" xlink:show="embed" xlink:actuate="onLoad"/><svg:desc>formule</svg:desc></draw:frame></text:span><text:span text:style-name="T104">with</text:span></text:p>
      <text:p text:style-name="P141"><text:span text:style-name="T91"><draw:frame draw:style-name="fr2" draw:name="Objet265" text:anchor-type="as-char" svg:width="13.376cm" svg:height="0.557cm" draw:z-index="264"><draw:object xlink:href="./Object 265" xlink:type="simple" xlink:show="embed" xlink:actuate="onLoad"/><draw:image xlink:href="./ObjectReplacements/Object 265" xlink:type="simple" xlink:show="embed" xlink:actuate="onLoad"/><svg:desc>formule</svg:desc></draw:frame></text:span></text:p>
      <text:p text:style-name="P140"><text:span text:style-name="T104">is a neural network.</text:span><text:span text:style-name="T98"> The optimization problem is</text:span><text:span text:style-name="T90"><draw:frame draw:style-name="fr1" draw:name="Objet266" text:anchor-type="as-char" svg:width="5.26cm" svg:height="1.178cm" draw:z-index="265"><draw:object xlink:href="./Object 266" xlink:type="simple" xlink:show="embed" xlink:actuate="onLoad"/><draw:image xlink:href="./ObjectReplacements/Object 266" xlink:type="simple" xlink:show="embed" xlink:actuate="onLoad"/><svg:desc>formule</svg:desc></draw:frame></text:span><text:span text:style-name="T90">.</text:span></text:p>
      <text:p text:style-name="P75"/>
      <text:p text:style-name="P145">Let<draw:frame draw:style-name="fr1" draw:name="Objet268" text:anchor-type="as-char" svg:width="2.33cm" svg:height="0.482cm" draw:z-index="267"><draw:object xlink:href="./Object 268" xlink:type="simple" xlink:show="embed" xlink:actuate="onLoad"/><draw:image xlink:href="./ObjectReplacements/Object 268" xlink:type="simple" xlink:show="embed" xlink:actuate="onLoad"/><svg:desc>formule</svg:desc></draw:frame>. <text:span text:style-name="T194">Let</text:span><text:span text:style-name="T194"><draw:frame draw:style-name="fr1" draw:name="Objet269" text:anchor-type="as-char" svg:width="4.865cm" svg:height="1.221cm" draw:z-index="268"><draw:object xlink:href="./Object 269" xlink:type="simple" xlink:show="embed" xlink:actuate="onLoad"/><draw:image xlink:href="./ObjectReplacements/Object 269" xlink:type="simple" xlink:show="embed" xlink:actuate="onLoad"/><svg:desc>formule</svg:desc></draw:frame></text:span><text:span text:style-name="T196">with</text:span><text:soft-page-break/><text:span text:style-name="T195"><draw:frame draw:style-name="fr1" draw:name="Objet270" text:anchor-type="as-char" svg:width="11.139cm" svg:height="1.139cm" draw:z-index="269"><draw:object xlink:href="./Object 270" xlink:type="simple" xlink:show="embed" xlink:actuate="onLoad"/><draw:image xlink:href="./ObjectReplacements/Object 270" xlink:type="simple" xlink:show="embed" xlink:actuate="onLoad"/><svg:desc>formule</svg:desc></draw:frame></text:span></text:p>
      <text:h text:style-name="P137" text:outline-level="1"><text:span text:style-name="T302">6</text:span> – <text:span text:style-name="T112">Optimizations</text:span></text:h>
      <text:p text:style-name="P75"/>
      <text:h text:style-name="P131" text:outline-level="1"><text:span text:style-name="T302">7</text:span> – Reference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MT1" style:family="text">
      <style:text-properties officeooo:rsid="00e803f2"/>
    </style:style>
    <style:style style:name="MT2" style:family="text">
      <style:text-properties officeooo:rsid="041b24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github.com/iLoveDataJjia<text:tab/><text:tab/><text:span text:style-name="MT1">Winter 202</text:span><text:span text:style-name="MT2">2</text:span></text:p>
      </style:header>
      <style:footer>
        <text:p text:style-name="MP2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11-24T08:17:03.049000000</dc:date>
    <meta:editing-duration>P1DT20H29M4S</meta:editing-duration>
    <meta:editing-cycles>1255</meta:editing-cycles>
    <meta:document-statistic meta:table-count="0" meta:image-count="0" meta:object-count="270" meta:page-count="10" meta:paragraph-count="133" meta:word-count="803" meta:character-count="5529" meta:non-whitespace-character-count="4802"/>
  </office:meta>
</office:document-meta>
</file>

<file path=Object 1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∈</mo>
      <mi mathvariant="normal">ℜ</mi>
    </mrow>
    <annotation encoding="StarMath 5.0">a_{i,j} in Re</annotation>
  </semantics>
</math>
</file>

<file path=Object 10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=</mo>
      <msub>
        <mi>a</mi>
        <mrow>
          <mi>i</mi>
          <mi>,</mi>
          <mi>j</mi>
        </mrow>
      </msub>
    </mrow>
    <annotation encoding="StarMath 5.0">A_{ i,j } = a_{ i,j }</annotation>
  </semantics>
</math>
</file>

<file path=Object 100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01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0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03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104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i</mi>
              <mi>'</mi>
            </mrow>
          </mrow>
          <mo fence="true" form="postfix" stretchy="false">)</mo>
        </mrow>
        <mo stretchy="false">∈</mo>
        <msup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  <mn>2</mn>
        </msup>
      </mrow>
    </mrow>
    <annotation encoding="StarMath 5.0">forall( i,i' ) in ldbracket 0,n rdbracket^2 </annotation>
  </semantics>
</math>
</file>

<file path=Object 105/content.xml><?xml version="1.0" encoding="utf-8"?>
<math xmlns="http://www.w3.org/1998/Math/MathML" display="block">
  <semantics>
    <mrow>
      <mrow>
        <mi>i</mi>
        <mo stretchy="false">≠</mo>
        <mi>i</mi>
      </mrow>
      <mi>'</mi>
      <mo stretchy="false">⇒</mo>
      <mrow>
        <mrow>
          <msub>
            <mi>K</mi>
            <mi>i</mi>
          </msub>
          <mo stretchy="false">∩</mo>
          <msub>
            <mi>K</mi>
            <mrow>
              <mi>i</mi>
              <mi>'</mi>
            </mrow>
          </msub>
        </mrow>
        <mo stretchy="false">=</mo>
        <mi mathvariant="normal">∅</mi>
      </mrow>
    </mrow>
    <annotation encoding="StarMath 5.0">i &lt;&gt; i' drarrow K_{ i } intersection K_{ i' } = emptyset </annotation>
  </semantics>
</math>
</file>

<file path=Object 106/content.xml><?xml version="1.0" encoding="utf-8"?>
<math xmlns="http://www.w3.org/1998/Math/MathML" display="block">
  <semantics>
    <mrow>
      <mrow>
        <munderover>
          <mo stretchy="false">∪</mo>
          <mrow>
            <mi>i</mi>
            <mo stretchy="false">=</mo>
            <mn>0</mn>
          </mrow>
          <mi>n</mi>
        </munderover>
        <mover accent="true">
          <msub>
            <mi>K</mi>
            <mi>i</mi>
          </msub>
          <mo>¯</mo>
        </mover>
      </mrow>
      <mo stretchy="false">=</mo>
      <mi>K</mi>
    </mrow>
    <annotation encoding="StarMath 5.0">oper %union from i=0 to n overline {K_i} = K</annotation>
  </semantics>
</math>
</file>

<file path=Object 107/content.xml><?xml version="1.0" encoding="utf-8"?>
<math xmlns="http://www.w3.org/1998/Math/MathML" display="block">
  <semantics>
    <mi>K</mi>
    <annotation encoding="StarMath 5.0"> K</annotation>
  </semantics>
</math>
</file>

<file path=Object 108/content.xml><?xml version="1.0" encoding="utf-8"?>
<math xmlns="http://www.w3.org/1998/Math/MathML" display="block">
  <semantics>
    <mi>y</mi>
    <annotation encoding="StarMath 5.0"> y</annotation>
  </semantics>
</math>
</file>

<file path=Object 109/content.xml><?xml version="1.0" encoding="utf-8"?>
<math xmlns="http://www.w3.org/1998/Math/MathML" display="block">
  <semantics>
    <mrow>
      <mover accent="true">
        <mi mathvariant="normal">Ω</mi>
        <mo stretchy="false">^</mo>
      </mover>
      <mo stretchy="false">∈</mo>
      <msub>
        <mi>M</mi>
        <mrow>
          <mi>n</mi>
          <mi>,</mi>
          <mi>m</mi>
        </mrow>
      </msub>
    </mrow>
    <annotation encoding="StarMath 5.0">hat %OMEGA in M_{n,m}</annotation>
  </semantics>
</math>
</file>

<file path=Object 1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1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11/content.xml><?xml version="1.0" encoding="utf-8"?>
<math xmlns="http://www.w3.org/1998/Math/MathML" display="block">
  <semantics>
    <mi>f</mi>
    <annotation encoding="StarMath 5.0"> f </annotation>
  </semantics>
</math>
</file>

<file path=Object 112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113/content.xml><?xml version="1.0" encoding="utf-8"?>
<math xmlns="http://www.w3.org/1998/Math/MathML" display="block">
  <semantics>
    <mrow>
      <mo stretchy="false">∃</mo>
      <mi>f</mi>
      <mi>'</mi>
      <mrow>
        <mrow>
          <mo fence="true" form="prefix" stretchy="false">(</mo>
          <mrow>
            <mi>a</mi>
          </mrow>
          <mo fence="true" form="postfix" stretchy="false">)</mo>
        </mrow>
        <mo stretchy="false">∈</mo>
        <msup>
          <mi mathvariant="normal">ℜ</mi>
          <mrow>
            <mi>m</mi>
            <mi>'</mi>
          </mrow>
        </msup>
      </mrow>
    </mrow>
    <annotation encoding="StarMath 5.0">exists f'(a) in Re^{ m' }</annotation>
  </semantics>
</math>
</file>

<file path=Object 114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115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6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7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118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119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row>
                  <mfrac>
                    <mrow>
                      <mi>f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>f</mi>
                      </mrow>
                      <mrow>
                        <mo fence="true" form="prefix" stretchy="false">(</mo>
                        <mrow>
                          <mi>a</mi>
                        </mrow>
                        <mo fence="true" form="postfix" stretchy="false">)</mo>
                      </mrow>
                    </mrow>
                    <mrow>
                      <mi>x</mi>
                      <mo stretchy="false">−</mo>
                      <mi>a</mi>
                    </mrow>
                  </mfrac>
                  <mo stretchy="false">−</mo>
                  <mi>f</mi>
                </mrow>
                <mi>'</mi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{f(x) - f(a)} over {x - a} - f'(a) } rdline lsub{m'} &lt;= %epsilon  </annotation>
  </semantics>
</math>
</file>

<file path=Object 12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120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( %OMEGA , Re^{m'} )</annotation>
  </semantics>
</math>
</file>

<file path=Object 12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2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23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_pw ( Re^{m} )</annotation>
  </semantics>
</math>
</file>

<file path=Object 124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6/content.xml><?xml version="1.0" encoding="utf-8"?>
<math xmlns="http://www.w3.org/1998/Math/MathML" display="block">
  <semantics>
    <mi mathvariant="normal">ℜ</mi>
    <annotation encoding="StarMath 5.0">Re</annotation>
  </semantics>
</math>
</file>

<file path=Object 12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128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29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m</mi>
                      </munderover>
                      <mover accent="true">
                        <msub>
                          <mi>y</mi>
                          <mi>j</mi>
                        </msub>
                        <mo stretchy="false">^</mo>
                      </mover>
                    </mrow>
                  </mrow>
                  <mi>log</mi>
                  <mrow>
                    <mo fence="true" form="prefix" stretchy="false">(</mo>
                    <mrow>
                      <msub>
                        <mi>y</mi>
                        <mi>j</mi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%xi^{hat y} : left lbrace
  stack {
    \] 0,1\[^m %toward Re #
    y %as - sum from{j=1} to{m} hat y_{ j } log(y_{ j })
  }
right none

</annotation>
  </semantics>
</math>
</file>

<file path=Object 13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130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31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 W in M_{ m',m }</annotation>
  </semantics>
</math>
</file>

<file path=Object 132/content.xml><?xml version="1.0" encoding="utf-8"?>
<math xmlns="http://www.w3.org/1998/Math/MathML" display="block">
  <semantics>
    <mrow>
      <mover accent="true">
        <mi>y</mi>
        <mo stretchy="false">^</mo>
      </mover>
      <mo stretchy="false">∈</mo>
      <mover accent="true">
        <mi mathvariant="normal">Ω</mi>
        <mo stretchy="false">^</mo>
      </mover>
    </mrow>
    <annotation encoding="StarMath 5.0">  hat y  in {hat %OMEGA}</annotation>
  </semantics>
</math>
</file>

<file path=Object 133/content.xml><?xml version="1.0" encoding="utf-8"?>
<math xmlns="http://www.w3.org/1998/Math/MathML" display="block">
  <semantics>
    <mrow>
      <mrow>
        <msubsup>
          <mi>F</mi>
          <mi mathvariant="italic">loss</mi>
          <mover accent="true">
            <mi>y</mi>
            <mo stretchy="false">^</mo>
          </mover>
        </msubsup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F_loss^{hat y} in D( %OMEGA, Re )</annotation>
  </semantics>
</math>
</file>

<file path=Object 134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35/content.xml><?xml version="1.0" encoding="utf-8"?>
<math xmlns="http://www.w3.org/1998/Math/MathML" display="block">
  <semantics>
    <mrow>
      <msub>
        <mi>L</mi>
        <mi>j</mi>
      </msub>
      <mrow>
        <mrow>
          <mo fence="true" form="prefix" stretchy="false">(</mo>
          <mrow>
            <msub>
              <mi>W</mi>
              <mrow>
                <mi>j</mi>
                <mi>,</mi>
                <mi mathvariant="normal">:</mi>
              </mrow>
            </msub>
          </mrow>
          <mo fence="true" form="postfix" stretchy="false">)</mo>
        </mrow>
        <mo stretchy="false">=</mo>
        <mrow>
          <mrow>
            <mi>y</mi>
            <mo stretchy="false">×</mo>
            <msup>
              <mrow>
                <mo fence="true" form="prefix" stretchy="false">(</mo>
                <mrow>
                  <msub>
                    <mi>W</mi>
                    <mrow>
                      <mi>j</mi>
                      <mi>,</mi>
                      <mi mathvariant="normal">:</mi>
                    </mrow>
                  </msub>
                </mrow>
                <mo fence="true" form="postfix" stretchy="false">)</mo>
              </mrow>
              <mi>T</mi>
            </msup>
          </mrow>
          <mo stretchy="false">+</mo>
          <msub>
            <mi>b</mi>
            <mi>j</mi>
          </msub>
        </mrow>
        <mo stretchy="false">=</mo>
        <mi>L</mi>
      </mrow>
      <msub>
        <mrow>
          <mo fence="true" form="prefix" stretchy="false">(</mo>
          <mrow>
            <mrow>
              <mi>y</mi>
              <mi>,</mi>
              <mi>W</mi>
              <mi>,</mi>
              <mi>b</mi>
            </mrow>
          </mrow>
          <mo fence="true" form="postfix" stretchy="false">)</mo>
        </mrow>
        <mi>j</mi>
      </msub>
    </mrow>
    <annotation encoding="StarMath 5.0"> L_j(W_{j,:}) = y times (W_{j,:})^T + b_j = L(y,W,b)_j</annotation>
  </semantics>
</math>
</file>

<file path=Object 136/content.xml><?xml version="1.0" encoding="utf-8"?>
<math xmlns="http://www.w3.org/1998/Math/MathML" display="block">
  <semantics>
    <mrow>
      <mfrac>
        <mrow>
          <mi>d</mi>
          <msup>
            <mi>ξ</mi>
            <mover accent="true">
              <mi>y</mi>
              <mo stretchy="false">^</mo>
            </mover>
          </msup>
        </mrow>
        <mrow>
          <mi>d</mi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o fence="true" form="prefix" stretchy="true">[</mo>
                      <mrow>
                        <mtable>
                          <mtr>
                            <mtd>
                              <mfrac>
                                <mover accent="true">
                                  <msub>
                                    <mi>y</mi>
                                    <mn>1</mn>
                                  </msub>
                                  <mo stretchy="false">^</mo>
                                </mover>
                                <msub>
                                  <mi>y</mi>
                                  <mn>1</mn>
                                </msub>
                              </mfrac>
                            </mtd>
                            <mtd>
                              <mo stretchy="false">⋯</mo>
                            </mtd>
                            <mtd>
                              <mfrac>
                                <mover accent="true">
                                  <msub>
                                    <mi>y</mi>
                                    <mi>m</mi>
                                  </msub>
                                  <mo stretchy="false">^</mo>
                                </mover>
                                <msub>
                                  <mi>y</mi>
                                  <mi>m</mi>
                                </msub>
                              </mfrac>
                            </mtd>
                          </mtr>
                        </mtable>
                      </mrow>
                      <mo fence="true" form="postfix" stretchy="true">]</mo>
                    </mrow>
                  </mrow>
                </mrow>
              </mtd>
            </mtr>
          </mtable>
        </mrow>
      </mrow>
    </mrow>
    <annotation encoding="StarMath 5.0">{d %xi^{hat y}} over {d y} : left lbrace
  stack {
    \] 0,1 \[^m %toward Re^m #
    y %as - left [ matrix {  {hat y_{ 1 } over y_{ 1 }} # dotsaxis # {hat y_{ m } over y_{ m }} } right ]
  }
right none

</annotation>
  </semantics>
</math>
</file>

<file path=Object 137/content.xml><?xml version="1.0" encoding="utf-8"?>
<math xmlns="http://www.w3.org/1998/Math/MathML" display="block">
  <semantics>
    <mn>0</mn>
    <annotation encoding="StarMath 5.0"> 0</annotation>
  </semantics>
</math>
</file>

<file path=Object 138/content.xml><?xml version="1.0" encoding="utf-8"?>
<math xmlns="http://www.w3.org/1998/Math/MathML" display="block">
  <semantics>
    <msub>
      <mi mathvariant="italic">ReLU</mi>
      <mi>j</mi>
    </msub>
    <annotation encoding="StarMath 5.0">ReLU_j</annotation>
  </semantics>
</math>
</file>

<file path=Object 139/content.xml><?xml version="1.0" encoding="utf-8"?>
<math xmlns="http://www.w3.org/1998/Math/MathML" display="block">
  <semantics>
    <mi mathvariant="italic">ReLU</mi>
    <annotation encoding="StarMath 5.0">ReLU </annotation>
  </semantics>
</math>
</file>

<file path=Object 14/content.xml><?xml version="1.0" encoding="utf-8"?>
<math xmlns="http://www.w3.org/1998/Math/MathML" display="block">
  <semantics>
    <mrow>
      <msub>
        <mi>A</mi>
        <mrow>
          <mi mathvariant="normal">:</mi>
          <mi>,</mi>
          <mi>j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n>1</mn>
                    <mi>,</mi>
                    <mi>j</mi>
                  </mrow>
                </msub>
              </mtd>
            </mtr>
            <mtr>
              <mtd>
                <msub>
                  <mi>a</mi>
                  <mrow>
                    <mn>2</mn>
                    <mi>,</mi>
                    <mi>j</mi>
                  </mrow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row>
                    <mi>n</mi>
                    <mi>,</mi>
                    <mi>j</mi>
                  </mrow>
                </msub>
              </mtd>
            </mtr>
          </mtable>
        </mrow>
        <mo fence="true" form="postfix" stretchy="true">]</mo>
      </mrow>
    </mrow>
    <annotation encoding="StarMath 5.0">A_{ :,j } = left [ matrix { a_{1,j} ## a_{2,j} ## dotsvert ## a_{n,j} } right ]</annotation>
  </semantics>
</math>
</file>

<file path=Object 140/content.xml><?xml version="1.0" encoding="utf-8"?>
<math xmlns="http://www.w3.org/1998/Math/MathML" display="block">
  <semantics>
    <msubsup>
      <mi>F</mi>
      <mi mathvariant="italic">loss</mi>
      <mover accent="true">
        <mi>y</mi>
        <mo stretchy="false">^</mo>
      </mover>
    </msubsup>
    <annotation encoding="StarMath 5.0">F_loss^{hat y}</annotation>
  </semantics>
</math>
</file>

<file path=Object 141/content.xml><?xml version="1.0" encoding="utf-8"?>
<math xmlns="http://www.w3.org/1998/Math/MathML" display="block">
  <semantics>
    <mrow>
      <msubsup>
        <mi>F</mi>
        <mi mathvariant="italic">loss</mi>
        <mover accent="true">
          <mi>y</mi>
          <mo stretchy="false">^</mo>
        </mover>
      </msubsup>
      <mo stretchy="false">∘</mo>
      <mi>g</mi>
      <mi mathvariant="normal">:</mi>
      <mrow>
        <mo fence="true" form="prefix" stretchy="true">{</mo>
        <mrow>
          <mtable>
            <mtr>
              <mtd>
                <mrow>
                  <mi>E</mi>
                  <mi>↔</mi>
                  <mi mathvariant="normal">ℜ</mi>
                </mrow>
              </mtd>
            </mtr>
            <mtr>
              <mtd>
                <mrow>
                  <mi>ϵ</mi>
                  <mi>→</mi>
                  <mrow>
                    <mo fence="true" form="prefix" stretchy="false">(</mo>
                    <mrow>
                      <mrow>
                        <msubsup>
                          <mi>F</mi>
                          <mi mathvariant="italic">loss</mi>
                          <mover accent="true">
                            <mi>y</mi>
                            <mo stretchy="false">^</mo>
                          </mover>
                        </msubsup>
                        <mo stretchy="false">∘</mo>
                        <mi>g</mi>
                      </mrow>
                    </mrow>
                    <mo fence="true" form="postfix" stretchy="false">)</mo>
                  </mrow>
                  <mrow>
                    <mrow>
                      <mo fence="true" form="prefix" stretchy="false">(</mo>
                      <mrow>
                        <mi>ϵ</mi>
                      </mrow>
                      <mo fence="true" form="postfix" stretchy="false">)</mo>
                    </mrow>
                    <mo stretchy="false">=</mo>
                    <msubsup>
                      <mi>F</mi>
                      <mi mathvariant="italic">loss</mi>
                      <mover accent="true">
                        <mi>y</mi>
                        <mo stretchy="false">^</mo>
                      </mover>
                    </msubsup>
                  </mrow>
                  <mrow>
                    <mo fence="true" form="prefix" stretchy="false">(</mo>
                    <mrow>
                      <mrow>
                        <mover accent="true">
                          <mi>y</mi>
                          <mo stretchy="false">^</mo>
                        </mover>
                        <mo stretchy="false">+</mo>
                        <mi>ϵ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_loss^{hat y} circ g : left lbrace
  stack {
    E %toward Re #
    %epsilon  %as (F_loss^{hat y} circ g)(%epsilon) = F_loss^{hat y}( hat y + %epsilon )
  }
right none

</annotation>
  </semantics>
</math>
</file>

<file path=Object 142/content.xml><?xml version="1.0" encoding="utf-8"?>
<math xmlns="http://www.w3.org/1998/Math/MathML" display="block">
  <semantics>
    <mi mathvariant="italic">SoftMax</mi>
    <annotation encoding="StarMath 5.0"> SoftMax </annotation>
  </semantics>
</math>
</file>

<file path=Object 143/content.xml><?xml version="1.0" encoding="utf-8"?>
<math xmlns="http://www.w3.org/1998/Math/MathML" display="block">
  <semantics>
    <mi mathvariant="italic">ReLU</mi>
    <annotation encoding="StarMath 5.0">ReLU </annotation>
  </semantics>
</math>
</file>

<file path=Object 144/content.xml><?xml version="1.0" encoding="utf-8"?>
<math xmlns="http://www.w3.org/1998/Math/MathML" display="block">
  <semantics>
    <mi>W</mi>
    <annotation encoding="StarMath 5.0"> W</annotation>
  </semantics>
</math>
</file>

<file path=Object 145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6/content.xml><?xml version="1.0" encoding="utf-8"?>
<math xmlns="http://www.w3.org/1998/Math/MathML" display="block">
  <semantics>
    <mi>b</mi>
    <annotation encoding="StarMath 5.0"> b</annotation>
  </semantics>
</math>
</file>

<file path=Object 147/content.xml><?xml version="1.0" encoding="utf-8"?>
<math xmlns="http://www.w3.org/1998/Math/MathML" display="block">
  <semantics>
    <mi>j</mi>
    <annotation encoding="StarMath 5.0"> j</annotation>
  </semantics>
</math>
</file>

<file path=Object 148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9/content.xml><?xml version="1.0" encoding="utf-8"?>
<math xmlns="http://www.w3.org/1998/Math/MathML" display="block">
  <semantics>
    <mrow>
      <mi>z</mi>
      <mo stretchy="false">∈</mo>
      <msup>
        <mi mathvariant="normal">ℜ</mi>
        <mi>m</mi>
      </msup>
    </mrow>
    <annotation encoding="StarMath 5.0">z in Re^m</annotation>
  </semantics>
</math>
</file>

<file path=Object 15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sub>
            <mi>m</mi>
            <mn>1</mn>
          </msub>
        </msup>
        <mo stretchy="false">×</mo>
        <msup>
          <mi mathvariant="normal">ℜ</mi>
          <msub>
            <mi>m</mi>
            <mrow>
              <mi>p</mi>
              <mo stretchy="false">+</mo>
              <mn>1</mn>
            </mrow>
          </msub>
        </msup>
      </mrow>
    </mrow>
    <annotation encoding="StarMath 5.0">(X^i,hat {Y^i}) in Re^{m_1} times Re^{m_{p+1}}</annotation>
  </semantics>
</math>
</file>

<file path=Object 150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1/content.xml><?xml version="1.0" encoding="utf-8"?>
<math xmlns="http://www.w3.org/1998/Math/MathML" display="block">
  <semantics>
    <mrow>
      <msub>
        <mi mathvariant="italic">ReLU</mi>
        <mi>j</mi>
      </msub>
      <mi>'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</mn>
      </mrow>
    </mrow>
    <annotation encoding="StarMath 5.0">ReLU_j' (0) = 0</annotation>
  </semantics>
</math>
</file>

<file path=Object 152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W in M_{m',m}</annotation>
  </semantics>
</math>
</file>

<file path=Object 153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  <mi>'</mi>
                    </mrow>
                  </msub>
                </mrow>
              </mtd>
            </mtr>
            <mtr>
              <mtd>
                <mrow>
                  <mi>b</mi>
                  <mi>→</mi>
                  <msub>
                    <mi>I</mi>
                    <mrow>
                      <mi>m</mi>
                      <mi>'</mi>
                    </mrow>
                  </msub>
                </mrow>
              </mtd>
            </mtr>
          </mtable>
        </mrow>
      </mrow>
    </mrow>
    <annotation encoding="StarMath 5.0">{partial L} over {partial b} : left lbrace
  stack {
    Re^{m'} %toward M_{m',m'} #
    b %as I_{m'}
  }
right none

</annotation>
  </semantics>
</math>
</file>

<file path=Object 155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56/content.xml><?xml version="1.0" encoding="utf-8"?>
<math xmlns="http://www.w3.org/1998/Math/MathML" display="block">
  <semantics>
    <mrow>
      <mi mathvariant="italic">ReLU</mi>
      <mi mathvariant="normal">:</mi>
      <msup>
        <mi mathvariant="normal">ℜ</mi>
        <mrow>
          <mi>m</mi>
          <mi>'</mi>
        </mrow>
      </msup>
      <mi>↔</mi>
      <msup>
        <mi mathvariant="normal">ℜ</mi>
        <mrow>
          <mi>m</mi>
          <mi>'</mi>
        </mrow>
      </msup>
    </mrow>
    <annotation encoding="StarMath 5.0">ReLU : Re^{m'} %toward Re^{m'}</annotation>
  </semantics>
</math>
</file>

<file path=Object 157/content.xml><?xml version="1.0" encoding="utf-8"?>
<math xmlns="http://www.w3.org/1998/Math/MathML" display="block">
  <semantics>
    <mi mathvariant="italic">ReLU</mi>
    <annotation encoding="StarMath 5.0">ReLU</annotation>
  </semantics>
</math>
</file>

<file path=Object 158/content.xml><?xml version="1.0" encoding="utf-8"?>
<math xmlns="http://www.w3.org/1998/Math/MathML" display="block">
  <semantics>
    <mrow>
      <msub>
        <mi>F</mi>
        <mi mathvariant="italic">upstream</mi>
      </msub>
      <mo stretchy="false">∘</mo>
      <mi mathvariant="italic">ReLU</mi>
      <mo stretchy="false">∘</mo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i mathvariant="normal">ℜ</mi>
    </mrow>
    <annotation encoding="StarMath 5.0">F_upstream circ ReLU circ L: Re^m times M_{m',m} times Re^{m'} %toward Re</annotation>
  </semantics>
</math>
</file>

<file path=Object 159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6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60/content.xml><?xml version="1.0" encoding="utf-8"?>
<math xmlns="http://www.w3.org/1998/Math/MathML" display="block">
  <semantics>
    <mrow>
      <msubsup>
        <mi>F</mi>
        <mrow>
          <mi>j</mi>
          <mi>'</mi>
        </mrow>
        <mi mathvariant="italic">upstream</mi>
      </msubsup>
      <mo stretchy="false">∘</mo>
      <msub>
        <mi mathvariant="italic">ReLU</mi>
        <mrow>
          <mi>j</mi>
          <mi>'</mi>
        </mrow>
      </msub>
      <mo stretchy="false">∘</mo>
      <msub>
        <mi>L</mi>
        <mrow>
          <mi>j</mi>
          <mi>'</mi>
        </mrow>
      </msub>
      <mi mathvariant="normal">:</mi>
      <mi mathvariant="normal">ℜ</mi>
      <mi>↔</mi>
      <mi mathvariant="normal">ℜ</mi>
    </mrow>
    <annotation encoding="StarMath 5.0">F^upstream_{j'} circ ReLU_{j'} circ L_{j'} : Re %toward Re</annotation>
  </semantics>
</math>
</file>

<file path=Object 161/content.xml><?xml version="1.0" encoding="utf-8"?>
<math xmlns="http://www.w3.org/1998/Math/MathML" display="block">
  <semantics>
    <mrow>
      <msub>
        <mi mathvariant="italic">ReLU</mi>
        <mi>j</mi>
      </msub>
      <mrow>
        <mrow>
          <mo fence="true" form="prefix" stretchy="false">(</mo>
          <mrow>
            <msub>
              <mi>z</mi>
              <mi>j</mi>
            </msub>
          </mrow>
          <mo fence="true" form="postfix" stretchy="false">)</mo>
        </mrow>
        <mo stretchy="false">=</mo>
        <mi mathvariant="italic">max</mi>
      </mrow>
      <mrow>
        <mrow>
          <mo fence="true" form="prefix" stretchy="false">(</mo>
          <mrow>
            <mrow>
              <mn>0</mn>
              <mi>,</mi>
              <msub>
                <mi>z</mi>
                <mi>j</mi>
              </msub>
            </mrow>
          </mrow>
          <mo fence="true" form="postfix" stretchy="false">)</mo>
        </mrow>
        <mo stretchy="false">=</mo>
        <mi mathvariant="italic">ReLU</mi>
      </mrow>
      <msub>
        <mrow>
          <mo fence="true" form="prefix" stretchy="false">(</mo>
          <mrow>
            <mi>z</mi>
          </mrow>
          <mo fence="true" form="postfix" stretchy="false">)</mo>
        </mrow>
        <mi>j</mi>
      </msub>
    </mrow>
    <annotation encoding="StarMath 5.0">ReLU_j(z_j) = max(0,z_j) = ReLU(z)_j</annotation>
  </semantics>
</math>
</file>

<file path=Object 162/content.xml><?xml version="1.0" encoding="utf-8"?>
<math xmlns="http://www.w3.org/1998/Math/MathML" display="block">
  <semantics>
    <msub>
      <mi>I</mi>
      <mrow>
        <mi>m</mi>
        <mi>'</mi>
      </mrow>
    </msub>
    <annotation encoding="StarMath 5.0">I_{m'}

</annotation>
  </semantics>
</math>
</file>

<file path=Object 163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64/content.xml><?xml version="1.0" encoding="utf-8"?>
<math xmlns="http://www.w3.org/1998/Math/MathML" display="block">
  <semantics>
    <mrow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j' in ldbracket 1,m' rdbracket</annotation>
  </semantics>
</math>
</file>

<file path=Object 165/content.xml><?xml version="1.0" encoding="utf-8"?>
<math xmlns="http://www.w3.org/1998/Math/MathML" display="block">
  <semantics>
    <mrow>
      <mi>S</mi>
      <mi mathvariant="normal">:</mi>
      <msup>
        <mi mathvariant="normal">ℜ</mi>
        <mi>m</mi>
      </msup>
      <mi>↔</mi>
      <mo stretchy="false">]</mo>
      <mn>0,1</mn>
      <msup>
        <mo stretchy="false">[</mo>
        <mi>m</mi>
      </msup>
    </mrow>
    <annotation encoding="StarMath 5.0">S : Re^m %toward \]0,1\[^m</annotation>
  </semantics>
</math>
</file>

<file path=Object 166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i mathvariant="normal">:</mi>
      <mo stretchy="false">]</mo>
      <mn>0,1</mn>
      <msup>
        <mo stretchy="false">[</mo>
        <mi>m</mi>
      </msup>
      <mi>↔</mi>
      <mi mathvariant="normal">ℜ</mi>
    </mrow>
    <annotation encoding="StarMath 5.0">%xi^{hat y} : \]0,1\[^m %toward Re</annotation>
  </semantics>
</math>
</file>

<file path=Object 167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68/content.xml><?xml version="1.0" encoding="utf-8"?>
<math xmlns="http://www.w3.org/1998/Math/MathML" display="block">
  <semantics>
    <mrow>
      <mi>m</mi>
      <mrow>
        <mi>’</mi>
        <mo stretchy="false">×</mo>
        <mi>m</mi>
      </mrow>
      <mi>’</mi>
    </mrow>
    <annotation encoding="StarMath 5.0"> m’ times m’</annotation>
  </semantics>
</math>
</file>

<file path=Object 169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7/content.xml><?xml version="1.0" encoding="utf-8"?>
<math xmlns="http://www.w3.org/1998/Math/MathML" display="block">
  <semantics>
    <mrow>
      <msub>
        <mi>A</mi>
        <mrow>
          <mi>i</mi>
          <mi>,</mi>
          <mi mathvariant="normal">: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i>i</mi>
                    <mn>,1</mn>
                  </mrow>
                </msub>
              </mtd>
              <mtd>
                <msub>
                  <mi>a</mi>
                  <mrow>
                    <mi>i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i</mi>
                    <mi>,</mi>
                    <mi>n</mi>
                  </mrow>
                </msub>
              </mtd>
            </mtr>
          </mtable>
        </mrow>
        <mo fence="true" form="postfix" stretchy="true">]</mo>
      </mrow>
    </mrow>
    <annotation encoding="StarMath 5.0">A_{ i,: } = left [ matrix { a_{i,1} # a_{i,2} # dotsaxis # a_{i,n} } right ]</annotation>
  </semantics>
</math>
</file>

<file path=Object 170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i>a</mi>
        <mo stretchy="false">×</mo>
        <msub>
          <mi>B</mi>
          <mrow>
            <mi>i</mi>
            <mi>,</mi>
            <mi>j</mi>
          </mrow>
        </msub>
      </mrow>
    </mrow>
    <annotation encoding="StarMath 5.0">C_{ i,j } = a times B_{ i,j }</annotation>
  </semantics>
</math>
</file>

<file path=Object 171/content.xml><?xml version="1.0" encoding="utf-8"?>
<math xmlns="http://www.w3.org/1998/Math/MathML" display="block">
  <semantics>
    <mrow>
      <mi>a</mi>
      <mo stretchy="false">∈</mo>
      <mi mathvariant="normal">ℜ</mi>
    </mrow>
    <annotation encoding="StarMath 5.0"> a in Re</annotation>
  </semantics>
</math>
</file>

<file path=Object 172/content.xml><?xml version="1.0" encoding="utf-8"?>
<math xmlns="http://www.w3.org/1998/Math/MathML" display="block">
  <semantics>
    <mrow>
      <mi>B</mi>
      <mo stretchy="false">∈</mo>
      <msub>
        <mi>M</mi>
        <mrow>
          <mi>n</mi>
          <mi>,</mi>
          <mi>m</mi>
        </mrow>
      </msub>
    </mrow>
    <annotation encoding="StarMath 5.0">B in M_{ n,m }</annotation>
  </semantics>
</math>
</file>

<file path=Object 173/content.xml><?xml version="1.0" encoding="utf-8"?>
<math xmlns="http://www.w3.org/1998/Math/MathML" display="block">
  <semantics>
    <mrow>
      <mi>a</mi>
      <mo stretchy="false">×</mo>
      <mi>B</mi>
    </mrow>
    <annotation encoding="StarMath 5.0">a times B</annotation>
  </semantics>
</math>
</file>

<file path=Object 174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row>
        <mi>B</mi>
        <mo stretchy="false">×</mo>
        <mi>a</mi>
      </mrow>
    </mrow>
    <annotation encoding="StarMath 5.0">C = a times B = B times a</annotation>
  </semantics>
</math>
</file>

<file path=Object 175/content.xml><?xml version="1.0" encoding="utf-8"?>
<math xmlns="http://www.w3.org/1998/Math/MathML" display="block">
  <semantics>
    <mi>C</mi>
    <annotation encoding="StarMath 5.0">C</annotation>
  </semantics>
</math>
</file>

<file path=Object 176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 n,m }</annotation>
  </semantics>
</math>
</file>

<file path=Object 177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o stretchy="false">∘</mo>
      <mi>S</mi>
      <mi mathvariant="normal">:</mi>
      <msup>
        <mi mathvariant="normal">ℜ</mi>
        <mi>m</mi>
      </msup>
      <mi>↔</mi>
      <mi mathvariant="normal">ℜ</mi>
    </mrow>
    <annotation encoding="StarMath 5.0">%xi^{hat y} circ S: Re^m %toward Re</annotation>
  </semantics>
</math>
</file>

<file path=Object 178/content.xml><?xml version="1.0" encoding="utf-8"?>
<math xmlns="http://www.w3.org/1998/Math/MathML" display="block">
  <semantics>
    <mrow>
      <msubsup>
        <mi>F</mi>
        <mi mathvariant="italic">loss</mi>
        <mover accent="true">
          <mi>y</mi>
          <mo stretchy="false">^</mo>
        </mover>
      </msubsup>
      <mo stretchy="false">∘</mo>
      <mi>g</mi>
    </mrow>
    <annotation encoding="StarMath 5.0">F_loss^{hat y} circ g </annotation>
  </semantics>
</math>
</file>

<file path=Object 179/content.xml><?xml version="1.0" encoding="utf-8"?>
<math xmlns="http://www.w3.org/1998/Math/MathML" display="block">
  <semantics>
    <mrow>
      <mi>L</mi>
      <mi mathvariant="normal">:</mi>
      <mrow>
        <mo fence="true" form="prefix" stretchy="true">{</mo>
        <mrow>
          <mtable>
            <mtr>
              <mtd>
                <mrow>
                  <mrow>
                    <msup>
                      <mi mathvariant="normal">ℜ</mi>
                      <mi>m</mi>
                    </msup>
                    <mo stretchy="false">×</mo>
                    <msub>
                      <mi>M</mi>
                      <mrow>
                        <mi>m</mi>
                        <mi>'</mi>
                        <mi>,</mi>
                        <mi>m</mi>
                      </mrow>
                    </msub>
                    <mo stretchy="false">×</mo>
                    <msup>
                      <mi mathvariant="normal">ℜ</mi>
                      <mrow>
                        <mi>m</mi>
                        <mi>'</mi>
                      </mrow>
                    </msup>
                  </mrow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row>
                    <mo fence="true" form="prefix" stretchy="false">(</mo>
                    <mrow>
                      <mrow>
                        <mi>y</mi>
                        <mi>,</mi>
                        <mi>W</mi>
                        <mi>,</mi>
                        <mi>b</mi>
                      </mrow>
                    </mrow>
                    <mo fence="true" form="postfix" stretchy="false">)</mo>
                  </mrow>
                  <mi>→</mi>
                  <mrow>
                    <mrow>
                      <mi>y</mi>
                      <mo stretchy="false">×</mo>
                      <msup>
                        <mi>W</mi>
                        <mi>T</mi>
                      </msup>
                    </mrow>
                    <mo stretchy="false">+</mo>
                    <mi>b</mi>
                  </mrow>
                </mrow>
              </mtd>
            </mtr>
          </mtable>
        </mrow>
      </mrow>
    </mrow>
    <annotation encoding="StarMath 5.0">L : left lbrace
  stack {
    Re^m times M_{m',m} times Re^{m'} %toward Re^{m'} #
    (y,W,b) %as y times W^T + b
  }
right none

</annotation>
  </semantics>
</math>
</file>

<file path=Object 18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80/content.xml><?xml version="1.0" encoding="utf-8"?>
<math xmlns="http://www.w3.org/1998/Math/MathML" display="block">
  <semantics>
    <mi mathvariant="italic">SoftMax</mi>
    <annotation encoding="StarMath 5.0"> SoftMax</annotation>
  </semantics>
</math>
</file>

<file path=Object 181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p>
                  <mi>ξ</mi>
                  <mover accent="true">
                    <mi>y</mi>
                    <mo stretchy="false">^</mo>
                  </mover>
                </msup>
                <mo stretchy="false">∘</mo>
                <mi>S</mi>
              </mrow>
            </mrow>
            <mo fence="true" form="postfix" stretchy="false">)</mo>
          </mrow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S</mi>
                  <mrow>
                    <mrow>
                      <mo fence="true" form="prefix" stretchy="false">(</mo>
                      <mrow>
                        <mi>z</mi>
                      </mrow>
                      <mo fence="true" form="postfix" stretchy="false">)</mo>
                    </mrow>
                    <mo stretchy="false">−</mo>
                    <mover accent="true">
                      <mi>y</mi>
                      <mo stretchy="false">^</mo>
                    </mover>
                  </mrow>
                </mrow>
              </mtd>
            </mtr>
          </mtable>
        </mrow>
      </mrow>
    </mrow>
    <annotation encoding="StarMath 5.0">{d (%xi^{hat y} circ S) } over {d z} : left lbrace
  stack {
    Re^m %toward Re^m #
    z %as S( z ) - hat y
  }
right none

</annotation>
  </semantics>
</math>
</file>

<file path=Object 182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8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4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85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8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7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88/content.xml><?xml version="1.0" encoding="utf-8"?>
<math xmlns="http://www.w3.org/1998/Math/MathML" display="block">
  <semantics>
    <mi>L</mi>
    <annotation encoding="StarMath 5.0"> L </annotation>
  </semantics>
</math>
</file>

<file path=Object 189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9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91/content.xml><?xml version="1.0" encoding="utf-8"?>
<math xmlns="http://www.w3.org/1998/Math/MathML" display="block">
  <semantics>
    <mrow>
      <msub>
        <mi>L</mi>
        <mrow>
          <mi>j</mi>
          <mi>'</mi>
        </mrow>
      </msub>
      <mi mathvariant="normal">:</mi>
      <msup>
        <mi mathvariant="normal">ℜ</mi>
        <mi>m</mi>
      </msup>
      <mi>↔</mi>
      <mi mathvariant="normal">ℜ</mi>
    </mrow>
    <annotation encoding="StarMath 5.0">L_{j'} : Re^m %toward Re</annotation>
  </semantics>
</math>
</file>

<file path=Object 192/content.xml><?xml version="1.0" encoding="utf-8"?>
<math xmlns="http://www.w3.org/1998/Math/MathML" display="block">
  <semantics>
    <mrow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j' in ldbracket 1,m' rdbracket</annotation>
  </semantics>
</math>
</file>

<file path=Object 193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</mrow>
            </mrow>
            <mo fence="true" form="postfix" stretchy="false">)</mo>
          </mrow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i>b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p>
                              <mi>F</mi>
                              <mi mathvariant="italic">upstream</mi>
                            </msup>
                            <mo stretchy="false">∘</mo>
                            <mi mathvariant="italic">ReLU</mi>
                            <mo stretchy="false">∘</mo>
                            <mi>L</mi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b</mi>
                    </mrow>
                  </mfrac>
                  <mrow>
                    <mo fence="true" form="prefix" stretchy="false">(</mo>
                    <mrow>
                      <mi>b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 circ ReLU circ L)} over {partial b} : left lbrace
  stack {
    Re^{m'} %toward Re^{m'} #
    b %as {partial (F^upstream circ ReLU circ L)} over {partial b} (b)
  }
right none

</annotation>
  </semantics>
</math>
</file>

<file path=Object 19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</mrow>
                  </msub>
                </mrow>
              </mtd>
            </mtr>
            <mtr>
              <mtd>
                <mrow>
                  <mi>y</mi>
                  <mi>→</mi>
                  <mi>W</mi>
                </mrow>
              </mtd>
            </mtr>
          </mtable>
        </mrow>
      </mrow>
    </mrow>
    <annotation encoding="StarMath 5.0">{partial L} over {partial y} : left lbrace
  stack {
    Re^m %toward M_{m',m} #
    y %as W
  }
right none

</annotation>
  </semantics>
</math>
</file>

<file path=Object 195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196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i mathvariant="italic">upstream</mi>
                </msubsup>
                <mo stretchy="false">∘</mo>
                <msub>
                  <mi mathvariant="italic">ReLU</mi>
                  <mrow>
                    <mi>j</mi>
                    <mi>'</mi>
                  </mrow>
                </msub>
                <mo stretchy="false">∘</mo>
                <msub>
                  <mi>L</mi>
                  <mrow>
                    <mi>j</mi>
                    <mi>'</mi>
                  </mrow>
                </msub>
              </mrow>
            </mrow>
            <mo fence="true" form="postfix" stretchy="false">)</mo>
          </mrow>
        </mrow>
        <mrow>
          <mi>d</mi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frac>
                    <mrow>
                      <mi>d</mi>
                      <mrow>
                        <mo fence="true" form="prefix" stretchy="false">(</mo>
                        <mrow>
                          <mrow>
                            <msubsup>
                              <mi>F</mi>
                              <mrow>
                                <mi>j</mi>
                                <mi>'</mi>
                              </mrow>
                              <mi mathvariant="italic">upstream</mi>
                            </msubsup>
                            <mo stretchy="false">∘</mo>
                            <msub>
                              <mi mathvariant="italic">ReLU</mi>
                              <mrow>
                                <mi>j</mi>
                                <mi>'</mi>
                              </mrow>
                            </msub>
                            <mo stretchy="false">∘</mo>
                            <msub>
                              <mi>L</mi>
                              <mrow>
                                <mi>j</mi>
                                <mi>'</mi>
                              </mrow>
                            </msub>
                          </mrow>
                        </mrow>
                        <mo fence="true" form="postfix" stretchy="false">)</mo>
                      </mrow>
                    </mrow>
                    <mrow>
                      <mi>d</mi>
                      <mi>w</mi>
                    </mrow>
                  </mfrac>
                  <mrow>
                    <mo fence="true" form="prefix" stretchy="false">(</mo>
                    <mrow>
                      <mi>w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d (F^upstream_{j'} circ ReLU_{j'} circ L_{j'})} over {d w} : left lbrace
  stack {
    Re^m %toward Re^m #
    w %as {d (F^upstream_{j'} circ ReLU_{j'} circ L_{j'})} over {d w} ( w )
  }
right none

</annotation>
  </semantics>
</math>
</file>

<file path=Object 197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98/content.xml><?xml version="1.0" encoding="utf-8"?>
<math xmlns="http://www.w3.org/1998/Math/MathML" display="block">
  <semantics>
    <msub>
      <mn>1</mn>
      <msubsup>
        <mi mathvariant="normal">ℜ</mi>
        <mrow>
          <mrow>
            <mtext/>
            <mo stretchy="false">∖</mo>
            <mo stretchy="false">{</mo>
          </mrow>
          <mn>0</mn>
          <mo stretchy="false">}</mo>
        </mrow>
        <mtext>+</mtext>
      </msubsup>
    </msub>
    <annotation encoding="StarMath 5.0">1_{ Re_{ "" bslash \{0\} }^"+" }</annotation>
  </semantics>
</math>
</file>

<file path=Object 199/content.xml><?xml version="1.0" encoding="utf-8"?>
<math xmlns="http://www.w3.org/1998/Math/MathML" display="block">
  <semantics>
    <msubsup>
      <mi mathvariant="normal">ℜ</mi>
      <mrow>
        <mrow>
          <mtext/>
          <mo stretchy="false">∖</mo>
          <mo stretchy="false">{</mo>
        </mrow>
        <mn>0</mn>
        <mo stretchy="false">}</mo>
      </mrow>
      <mtext>+</mtext>
    </msubsup>
    <annotation encoding="StarMath 5.0">Re_{ "" bslash \{0\} }^"+"</annotation>
  </semantics>
</math>
</file>

<file path=Object 2/content.xml><?xml version="1.0" encoding="utf-8"?>
<math xmlns="http://www.w3.org/1998/Math/MathML" display="block">
  <semantics>
    <mrow>
      <msub>
        <mi>M</mi>
        <mrow>
          <mi>n</mi>
          <mi>,</mi>
          <mi>m</mi>
        </mrow>
      </msub>
      <mrow>
        <mo fence="true" form="prefix" stretchy="false">(</mo>
        <mrow>
          <mi>E</mi>
        </mrow>
        <mo fence="true" form="postfix" stretchy="false">)</mo>
      </mrow>
    </mrow>
    <annotation encoding="StarMath 5.0">M_{n,m}( E )</annotation>
  </semantics>
</math>
</file>

<file path=Object 20/content.xml><?xml version="1.0" encoding="utf-8"?>
<math xmlns="http://www.w3.org/1998/Math/MathML" display="block">
  <semantics>
    <mi>p</mi>
    <annotation encoding="StarMath 5.0">p</annotation>
  </semantics>
</math>
</file>

<file path=Object 200/content.xml><?xml version="1.0" encoding="utf-8"?>
<math xmlns="http://www.w3.org/1998/Math/MathML" display="block">
  <semantics>
    <mi mathvariant="normal">ℜ</mi>
    <annotation encoding="StarMath 5.0">Re</annotation>
  </semantics>
</math>
</file>

<file path=Object 201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</mrow>
            </mrow>
            <mo fence="true" form="postfix" stretchy="false">)</mo>
          </mrow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p>
                              <mi>F</mi>
                              <mi mathvariant="italic">upstream</mi>
                            </msup>
                            <mo stretchy="false">∘</mo>
                            <mi mathvariant="italic">ReLU</mi>
                            <mo stretchy="false">∘</mo>
                            <mi>L</mi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y</mi>
                    </mrow>
                  </mfrac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 circ ReLU circ L)} over {partial y} : left lbrace
  stack {
    Re^{m} %toward Re^{m} #
    y %as {partial (F^upstream circ ReLU circ L)} over {partial y} ( y )
  }
right none

</annotation>
  </semantics>
</math>
</file>

<file path=Object 202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203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204/content.xml><?xml version="1.0" encoding="utf-8"?>
<math xmlns="http://www.w3.org/1998/Math/MathML" display="block">
  <semantics>
    <msub>
      <mn>1</mn>
      <msubsup>
        <mi mathvariant="normal">ℜ</mi>
        <mrow>
          <mrow>
            <mtext/>
            <mo stretchy="false">∖</mo>
            <mo stretchy="false">{</mo>
          </mrow>
          <mn>0</mn>
          <mo stretchy="false">}</mo>
        </mrow>
        <mtext>+</mtext>
      </msubsup>
    </msub>
    <annotation encoding="StarMath 5.0">1_{ Re_{ "" bslash \{0\} }^"+" }</annotation>
  </semantics>
</math>
</file>

<file path=Object 205/content.xml><?xml version="1.0" encoding="utf-8"?>
<math xmlns="http://www.w3.org/1998/Math/MathML" display="block">
  <semantics>
    <msubsup>
      <mi mathvariant="normal">ℜ</mi>
      <mrow>
        <mrow>
          <mtext/>
          <mo stretchy="false">∖</mo>
          <mo stretchy="false">{</mo>
        </mrow>
        <mn>0</mn>
        <mo stretchy="false">}</mo>
      </mrow>
      <mtext>+</mtext>
    </msubsup>
    <annotation encoding="StarMath 5.0">Re_{ "" bslash \{0\} }^"+"</annotation>
  </semantics>
</math>
</file>

<file path=Object 206/content.xml><?xml version="1.0" encoding="utf-8"?>
<math xmlns="http://www.w3.org/1998/Math/MathML" display="block">
  <semantics>
    <mi mathvariant="normal">ℜ</mi>
    <annotation encoding="StarMath 5.0">Re</annotation>
  </semantics>
</math>
</file>

<file path=Object 20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08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209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W in M_{m',m}</annotation>
  </semantics>
</math>
</file>

<file path=Object 21/content.xml><?xml version="1.0" encoding="utf-8"?>
<math xmlns="http://www.w3.org/1998/Math/MathML" display="block">
  <semantics>
    <mrow>
      <msubsup>
        <mi>F</mi>
        <mi mathvariant="italic">act</mi>
        <mi>k</mi>
      </msubsup>
      <mo stretchy="false">∘</mo>
      <msup>
        <mi>L</mi>
        <mi>k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k</mi>
            </msup>
            <mi>,</mi>
            <msup>
              <mi>b</mi>
              <mi>k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k</mi>
        </msub>
      </msup>
      <mi>↔</mi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F_act^k circ L^k( {} cdot {} ,W^k,b^k) : Re^{m_k} %toward Re^{m_{k+1}}</annotation>
  </semantics>
</math>
</file>

<file path=Object 210/content.xml><?xml version="1.0" encoding="utf-8"?>
<math xmlns="http://www.w3.org/1998/Math/MathML" display="block">
  <semantics>
    <mrow>
      <msup>
        <mi>F</mi>
        <mi mathvariant="italic">upstream</mi>
      </msup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’</mi>
                    </mrow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'</mi>
                  <mi>→</mi>
                  <msup>
                    <mi>F</mi>
                    <mi mathvariant="italic">upstream</mi>
                  </msup>
                  <mrow>
                    <mo fence="true" form="prefix" stretchy="false">(</mo>
                    <mrow>
                      <mrow>
                        <mi>y</mi>
                        <mi>'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^upstream : left lbrace
  stack {
    Re^{m’} %toward Re #
    y' %as F^upstream( y' )
  }
right none
</annotation>
  </semantics>
</math>
</file>

<file path=Object 211/content.xml><?xml version="1.0" encoding="utf-8"?>
<math xmlns="http://www.w3.org/1998/Math/MathML" display="block">
  <semantics>
    <mrow>
      <mrow>
        <msup>
          <mi>F</mi>
          <mi mathvariant="italic">upstream</mi>
        </msup>
        <mo stretchy="false">∈</mo>
        <mi>D</mi>
      </mrow>
      <mrow>
        <mo fence="true" form="prefix" stretchy="false">(</mo>
        <mrow>
          <mrow>
            <msup>
              <mi mathvariant="normal">ℜ</mi>
              <mrow>
                <mi>m</mi>
                <mi>'</mi>
              </mrow>
            </msup>
            <mi>,</mi>
            <mi mathvariant="normal">ℜ</mi>
          </mrow>
        </mrow>
        <mo fence="true" form="postfix" stretchy="false">)</mo>
      </mrow>
    </mrow>
    <annotation encoding="StarMath 5.0">F^upstream in D( Re^{m'}, Re )</annotation>
  </semantics>
</math>
</file>

<file path=Object 212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213/content.xml><?xml version="1.0" encoding="utf-8"?>
<math xmlns="http://www.w3.org/1998/Math/MathML" display="block">
  <semantics>
    <mrow>
      <msubsup>
        <mi>F</mi>
        <mrow>
          <mi>j</mi>
          <mi>'</mi>
        </mrow>
        <mi mathvariant="italic">upstream</mi>
      </msubsup>
      <mrow>
        <mrow>
          <mo fence="true" form="prefix" stretchy="false">(</mo>
          <mrow>
            <mrow>
              <mi>y</mi>
              <msub>
                <mi>'</mi>
                <mi>j</mi>
              </msub>
            </mrow>
          </mrow>
          <mo fence="true" form="postfix" stretchy="false">)</mo>
        </mrow>
        <mo stretchy="false">=</mo>
        <msup>
          <mi>F</mi>
          <mi mathvariant="italic">upstream</mi>
        </msup>
      </mrow>
      <msub>
        <mrow>
          <mo fence="true" form="prefix" stretchy="false">(</mo>
          <mrow>
            <mrow>
              <mi>y</mi>
              <mi>'</mi>
            </mrow>
          </mrow>
          <mo fence="true" form="postfix" stretchy="false">)</mo>
        </mrow>
        <mrow>
          <mi>j</mi>
          <mi>'</mi>
        </mrow>
      </msub>
    </mrow>
    <annotation encoding="StarMath 5.0">F^upstream_{j'}(y'_j) = F^upstream(y')_{j'}</annotation>
  </semantics>
</math>
</file>

<file path=Object 214/content.xml><?xml version="1.0" encoding="utf-8"?>
<math xmlns="http://www.w3.org/1998/Math/MathML" display="block">
  <semantics>
    <msubsup>
      <mi>F</mi>
      <mrow>
        <mi>j</mi>
        <mi>'</mi>
      </mrow>
      <mi mathvariant="italic">upstream</mi>
    </msubsup>
    <annotation encoding="StarMath 5.0">F^upstream_{ j' }</annotation>
  </semantics>
</math>
</file>

<file path=Object 215/content.xml><?xml version="1.0" encoding="utf-8"?>
<math xmlns="http://www.w3.org/1998/Math/MathML" display="block">
  <semantics>
    <mrow>
      <mi>j</mi>
      <mi>'</mi>
    </mrow>
    <annotation encoding="StarMath 5.0"> j'</annotation>
  </semantics>
</math>
</file>

<file path=Object 216/content.xml><?xml version="1.0" encoding="utf-8"?>
<math xmlns="http://www.w3.org/1998/Math/MathML" display="block">
  <semantics>
    <msup>
      <mi>F</mi>
      <mi mathvariant="italic">upstream</mi>
    </msup>
    <annotation encoding="StarMath 5.0">F^{ upstream }</annotation>
  </semantics>
</math>
</file>

<file path=Object 217/content.xml><?xml version="1.0" encoding="utf-8"?>
<math xmlns="http://www.w3.org/1998/Math/MathML" display="block">
  <semantics>
    <mrow>
      <mi>y</mi>
      <mrow>
        <mi>'</mi>
        <mo stretchy="false">∈</mo>
        <msup>
          <mi mathvariant="normal">ℜ</mi>
          <mrow>
            <mi>m</mi>
            <mi>'</mi>
          </mrow>
        </msup>
      </mrow>
    </mrow>
    <annotation encoding="StarMath 5.0">y' in Re^{m'}</annotation>
  </semantics>
</math>
</file>

<file path=Object 218/content.xml><?xml version="1.0" encoding="utf-8"?>
<math xmlns="http://www.w3.org/1998/Math/MathML" display="block">
  <semantics>
    <mrow>
      <mo stretchy="false">∀</mo>
      <mrow>
        <mi>y</mi>
        <mo stretchy="false">∈</mo>
        <msup>
          <mi mathvariant="normal">ℜ</mi>
          <mi>m</mi>
        </msup>
      </mrow>
    </mrow>
    <annotation encoding="StarMath 5.0">forall y in Re^{m}</annotation>
  </semantics>
</math>
</file>

<file path=Object 21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2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p</mi>
          </mrow>
        </mrow>
        <mo fence="true" form="postfix" stretchy="false">⟧</mo>
      </mrow>
    </mrow>
    <annotation encoding="StarMath 5.0">k in ldbracket 1,p rdbracket</annotation>
  </semantics>
</math>
</file>

<file path=Object 220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</mrow>
            </mrow>
            <mo fence="true" form="postfix" stretchy="false">)</mo>
          </mrow>
        </mrow>
        <mrow>
          <mo stretchy="false">∂</mo>
          <mi>y</mi>
        </mrow>
      </mfrac>
      <mrow>
        <msub>
          <mrow>
            <mo fence="true" form="prefix" stretchy="false">(</mo>
            <mrow>
              <mi>y</mi>
            </mrow>
            <mo fence="true" form="postfix" stretchy="false">)</mo>
          </mrow>
          <mi>j</mi>
        </msub>
        <mo stretchy="false">=</mo>
        <mrow>
          <munderover>
            <mo stretchy="false">∑</mo>
            <mrow>
              <mi>j</mi>
              <mrow>
                <mi>'</mi>
                <mo stretchy="false">=</mo>
                <mn>1</mn>
              </mrow>
            </mrow>
            <mrow>
              <mi>m</mi>
              <mi>'</mi>
            </mrow>
          </munderover>
          <mrow>
            <mfrac>
              <mrow>
                <mi>d</mi>
                <msup>
                  <mi>F</mi>
                  <mi mathvariant="italic">upstream</mi>
                </msup>
              </mrow>
              <mrow>
                <mi>d</mi>
                <mi>y</mi>
                <mi>'</mi>
              </mrow>
            </mfrac>
            <mrow>
              <msub>
                <mrow>
                  <mo fence="true" form="prefix" stretchy="false">(</mo>
                  <mrow>
                    <mrow>
                      <mi mathvariant="italic">ReLU</mi>
                      <mrow>
                        <mo fence="true" form="prefix" stretchy="false">(</mo>
                        <mrow>
                          <mrow>
                            <mi>L</mi>
                            <mrow>
                              <mo fence="true" form="prefix" stretchy="false">(</mo>
                              <mrow>
                                <mrow>
                                  <mi>y</mi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row>
                  <mi>j</mi>
                  <mi>'</mi>
                </mrow>
              </msub>
              <mo stretchy="false">×</mo>
              <msub>
                <mn>1</mn>
                <msubsup>
                  <mi mathvariant="normal">ℜ</mi>
                  <mrow>
                    <mrow>
                      <mtext/>
                      <mo stretchy="false">∖</mo>
                      <mo stretchy="false">{</mo>
                    </mrow>
                    <mn>0</mn>
                    <mo stretchy="false">}</mo>
                  </mrow>
                  <mtext>+</mtext>
                </msubsup>
              </msub>
            </mrow>
            <mrow>
              <mrow>
                <mo fence="true" form="prefix" stretchy="false">(</mo>
                <mrow>
                  <mrow>
                    <mi>L</mi>
                    <msub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i>W</mi>
                            <mi>,</mi>
                            <mi>b</mi>
                          </mrow>
                        </mrow>
                        <mo fence="true" form="postfix" stretchy="false">)</mo>
                      </mrow>
                      <mrow>
                        <mi>j</mi>
                        <mi>'</mi>
                      </mrow>
                    </msub>
                  </mrow>
                </mrow>
                <mo fence="true" form="postfix" stretchy="false">)</mo>
              </mrow>
              <mo stretchy="false">×</mo>
              <msub>
                <mi>W</mi>
                <mrow>
                  <mi>j</mi>
                  <mi>'</mi>
                  <mi>,</mi>
                  <mi>j</mi>
                </mrow>
              </msub>
            </mrow>
          </mrow>
        </mrow>
      </mrow>
    </mrow>
    <annotation encoding="StarMath 5.0">{partial (F^upstream circ ReLU circ L)} over {partial y} (y)_j = sum from{j'=1} to{m'} {{d F^upstream} over {d y'} (ReLU(L(y,W,b)))_{j'} times 1_{ Re_{ "" bslash \{0\} }^"+" }(L(y,W,b)_{j'}) times W_{j',j}}</annotation>
  </semantics>
</math>
</file>

<file path=Object 221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i>m</mi>
        </msup>
      </mrow>
    </mrow>
    <annotation encoding="StarMath 5.0">forall w in Re^{m}</annotation>
  </semantics>
</math>
</file>

<file path=Object 22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23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i mathvariant="italic">upstream</mi>
                </msubsup>
                <mo stretchy="false">∘</mo>
                <msub>
                  <mi mathvariant="italic">ReLU</mi>
                  <mrow>
                    <mi>j</mi>
                    <mi>'</mi>
                  </mrow>
                </msub>
                <mo stretchy="false">∘</mo>
                <msub>
                  <mi>L</mi>
                  <mrow>
                    <mi>j</mi>
                    <mi>'</mi>
                  </mrow>
                </msub>
              </mrow>
            </mrow>
            <mo fence="true" form="postfix" stretchy="false">)</mo>
          </mrow>
        </mrow>
        <mrow>
          <mi>d</mi>
          <mi>w</mi>
        </mrow>
      </mfrac>
      <mrow>
        <msub>
          <mrow>
            <mo fence="true" form="prefix" stretchy="false">(</mo>
            <mrow>
              <mi>w</mi>
            </mrow>
            <mo fence="true" form="postfix" stretchy="false">)</mo>
          </mrow>
          <mi>j</mi>
        </msub>
        <mo stretchy="false">=</mo>
        <msubsup>
          <mi>F</mi>
          <mrow>
            <mi>j</mi>
            <mi>'</mi>
          </mrow>
          <mi mathvariant="italic">upstream</mi>
        </msubsup>
      </mrow>
      <mi>'</mi>
      <mrow>
        <mrow>
          <mo fence="true" form="prefix" stretchy="false">(</mo>
          <mrow>
            <mrow>
              <msub>
                <mi mathvariant="italic">ReLU</mi>
                <mrow>
                  <mi>j</mi>
                  <mi>'</mi>
                </mrow>
              </msub>
              <mrow>
                <mo fence="true" form="prefix" stretchy="false">(</mo>
                <mrow>
                  <mrow>
                    <msub>
                      <mi>L</mi>
                      <mrow>
                        <mi>j</mi>
                        <mi>'</mi>
                      </mrow>
                    </msub>
                    <mrow>
                      <mo fence="true" form="prefix" stretchy="false">(</mo>
                      <mrow>
                        <mi>w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row>
          <mo fence="true" form="prefix" stretchy="false">(</mo>
          <mrow>
            <mrow>
              <msub>
                <mi>L</mi>
                <mrow>
                  <mi>j</mi>
                  <mi>'</mi>
                </mrow>
              </msub>
              <mrow>
                <mo fence="true" form="prefix" stretchy="false">(</mo>
                <mrow>
                  <mi>w</mi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i>y</mi>
          <mi>j</mi>
        </msub>
      </mrow>
    </mrow>
    <annotation encoding="StarMath 5.0">{d (F^upstream_{j'} circ ReLU_{j'} circ L_{j'})} over {d w} (w)_j = F^upstream_{j'}'(ReLU_{j'}(L_{j'}(w))) times 1_{ Re_{ "" bslash \{0\} }^"+" }(L_{j'}(w)) times y_j</annotation>
  </semantics>
</math>
</file>

<file path=Object 224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</mrow>
            </mrow>
            <mo fence="true" form="postfix" stretchy="false">)</mo>
          </mrow>
        </mrow>
        <mrow>
          <mo stretchy="false">∂</mo>
          <mi>b</mi>
        </mrow>
      </mfrac>
      <mrow>
        <msub>
          <mrow>
            <mo fence="true" form="prefix" stretchy="false">(</mo>
            <mrow>
              <mi>b</mi>
            </mrow>
            <mo fence="true" form="postfix" stretchy="false">)</mo>
          </mrow>
          <mrow>
            <mi>j</mi>
            <mi>'</mi>
          </mrow>
        </msub>
        <mo stretchy="false">=</mo>
        <mfrac>
          <mrow>
            <mi>d</mi>
            <msup>
              <mi>F</mi>
              <mi mathvariant="italic">upstream</mi>
            </msup>
          </mrow>
          <mrow>
            <mi>d</mi>
            <mi>y</mi>
            <mi>'</mi>
          </mrow>
        </mfrac>
      </mrow>
      <mrow>
        <msub>
          <mrow>
            <mo fence="true" form="prefix" stretchy="false">(</mo>
            <mrow>
              <mrow>
                <mi mathvariant="italic">ReLU</mi>
                <mrow>
                  <mo fence="true" form="prefix" stretchy="false">(</mo>
                  <mrow>
                    <mrow>
                      <mi>L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i>W</mi>
                            <mi>,</mi>
                            <mi>b</mi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i>L</mi>
            <msub>
              <mrow>
                <mo fence="true" form="prefix" stretchy="false">(</mo>
                <mrow>
                  <mrow>
                    <mi>y</mi>
                    <mi>,</mi>
                    <mi>W</mi>
                    <mi>,</mi>
                    <mi>b</mi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partial (F^upstream circ ReLU circ L)} over {partial b} (b)_{j'} = {d F^upstream} over {d y'} (ReLU(L(y,W,b)))_{j'} times 1_{ Re_{ "" bslash \{0\} }^"+" }(L(y,W,b)_{j'})</annotation>
  </semantics>
</math>
</file>

<file path=Object 225/content.xml><?xml version="1.0" encoding="utf-8"?>
<math xmlns="http://www.w3.org/1998/Math/MathML" display="block">
  <semantics>
    <mrow>
      <mo stretchy="false">∀</mo>
      <mrow>
        <mi>b</mi>
        <mo stretchy="false">∈</mo>
        <msup>
          <mi mathvariant="normal">ℜ</mi>
          <mrow>
            <mi>m</mi>
            <mi>'</mi>
          </mrow>
        </msup>
      </mrow>
    </mrow>
    <annotation encoding="StarMath 5.0">forall b in Re^{m'}</annotation>
  </semantics>
</math>
</file>

<file path=Object 226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227/content.xml><?xml version="1.0" encoding="utf-8"?>
<math xmlns="http://www.w3.org/1998/Math/MathML" display="block">
  <semantics>
    <mi>U</mi>
    <annotation encoding="StarMath 5.0">U</annotation>
  </semantics>
</math>
</file>

<file path=Object 228/content.xml><?xml version="1.0" encoding="utf-8"?>
<math xmlns="http://www.w3.org/1998/Math/MathML" display="block">
  <semantics>
    <msup>
      <mi mathvariant="normal">ℜ</mi>
      <mi>n</mi>
    </msup>
    <annotation encoding="StarMath 5.0">Re^n</annotation>
  </semantics>
</math>
</file>

<file path=Object 229/content.xml><?xml version="1.0" encoding="utf-8"?>
<math xmlns="http://www.w3.org/1998/Math/MathML" display="block">
  <semantics>
    <mrow>
      <mi>g</mi>
      <mi mathvariant="normal">:</mi>
      <mrow>
        <mo fence="true" form="prefix" stretchy="true">{</mo>
        <mrow>
          <mtable>
            <mtr>
              <mtd>
                <mrow>
                  <mi>V</mi>
                  <mi>↔</mi>
                  <msup>
                    <mi mathvariant="normal">ℜ</mi>
                    <mi>p</mi>
                  </msup>
                </mrow>
              </mtd>
            </mtr>
            <mtr>
              <mtd>
                <mrow>
                  <mi>y</mi>
                  <mi>→</mi>
                  <mi>g</mi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: left lbrace
  stack {
    V %toward Re^p #
    y %as g( y )
  }
right none
</annotation>
  </semantics>
</math>
</file>

<file path=Object 2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30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</mrow>
    <annotation encoding="StarMath 5.0"> f in D(U,V)</annotation>
  </semantics>
</math>
</file>

<file path=Object 231/content.xml><?xml version="1.0" encoding="utf-8"?>
<math xmlns="http://www.w3.org/1998/Math/MathML" display="block">
  <semantics>
    <mrow>
      <mrow>
        <mi>g</mi>
        <mo stretchy="false">∈</mo>
        <mi>D</mi>
      </mrow>
      <mrow>
        <mo fence="true" form="prefix" stretchy="false">(</mo>
        <mrow>
          <mrow>
            <mi>V</mi>
            <mi>,</mi>
            <msup>
              <mi mathvariant="normal">ℜ</mi>
              <mi>p</mi>
            </msup>
          </mrow>
        </mrow>
        <mo fence="true" form="postfix" stretchy="false">)</mo>
      </mrow>
    </mrow>
    <annotation encoding="StarMath 5.0">g in D(V,Re^p)</annotation>
  </semantics>
</math>
</file>

<file path=Object 232/content.xml><?xml version="1.0" encoding="utf-8"?>
<math xmlns="http://www.w3.org/1998/Math/MathML" display="block">
  <semantics>
    <mrow>
      <mi>g</mi>
      <mo stretchy="false">∘</mo>
      <mi>f</mi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sup>
                    <mi mathvariant="normal">ℜ</mi>
                    <mi>p</mi>
                  </msup>
                </mrow>
              </mtd>
            </mtr>
            <mtr>
              <mtd>
                <mrow>
                  <mi>x</mi>
                  <mi>→</mi>
                  <mi>g</mi>
                  <mrow>
                    <mo fence="true" form="prefix" stretchy="false">(</mo>
                    <mrow>
                      <mrow>
                        <mi>f</mi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circ f : left lbrace
  stack {
    U %toward Re^p #
    x %as g(f( x ))
  }
right none</annotation>
  </semantics>
</math>
</file>

<file path=Object 233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i>V</mi>
                </mrow>
              </mtd>
            </mtr>
            <mtr>
              <mtd>
                <mrow>
                  <mi>x</mi>
                  <mi>→</mi>
                  <mi>f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U %toward V #
    x %as f( x )
  }
right none</annotation>
  </semantics>
</math>
</file>

<file path=Object 234/content.xml><?xml version="1.0" encoding="utf-8"?>
<math xmlns="http://www.w3.org/1998/Math/MathML" display="block">
  <semantics>
    <mi>V</mi>
    <annotation encoding="StarMath 5.0">V</annotation>
  </semantics>
</math>
</file>

<file path=Object 23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236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>U</mi>
            <mi>,</mi>
            <msup>
              <mi mathvariant="normal">ℜ</mi>
              <mi>p</mi>
            </msup>
          </mrow>
        </mrow>
        <mo fence="true" form="postfix" stretchy="false">)</mo>
      </mrow>
    </mrow>
    <annotation encoding="StarMath 5.0">D(U,Re^p)</annotation>
  </semantics>
</math>
</file>

<file path=Object 237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i>g</mi>
                <mo stretchy="false">∘</mo>
                <mi>f</mi>
              </mrow>
            </mrow>
            <mo fence="true" form="postfix" stretchy="false">)</mo>
          </mrow>
        </mrow>
        <mrow>
          <mi>d</mi>
          <mi>x</mi>
        </mrow>
      </mfrac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sub>
                    <mi>M</mi>
                    <mrow>
                      <mi>p</mi>
                      <mi>,</mi>
                      <mi>n</mi>
                    </mrow>
                  </msub>
                </mrow>
              </mtd>
            </mtr>
            <mtr>
              <mtd>
                <mrow>
                  <mi>x</mi>
                  <mi>→</mi>
                  <mrow>
                    <mrow>
                      <mfrac>
                        <mrow>
                          <mi>d</mi>
                          <mi>g</mi>
                        </mrow>
                        <mrow>
                          <mi>d</mi>
                          <mi>y</mi>
                        </mrow>
                      </mfrac>
                      <mrow>
                        <mo fence="true" form="prefix" stretchy="false">(</mo>
                        <mrow>
                          <mrow>
                            <mi>f</mi>
                            <mrow>
                              <mo fence="true" form="prefix" stretchy="false">(</mo>
                              <mrow>
                                <mi>x</mi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o stretchy="false">×</mo>
                    <mrow>
                      <mfrac>
                        <mrow>
                          <mi>d</mi>
                          <mi>f</mi>
                        </mrow>
                        <mrow>
                          <mi>d</mi>
                          <mi>x</mi>
                        </mrow>
                      </mfrac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</mrow>
              </mtd>
            </mtr>
          </mtable>
        </mrow>
      </mrow>
    </mrow>
    <annotation encoding="StarMath 5.0">{d (g circ f)} over {d x} : left lbrace
  stack {
    U %toward M_{p,n} #
    x %as {{d g} over {d y} ( f(x) )} times {{d f} over {d x} ( x )}
  }
right none

</annotation>
  </semantics>
</math>
</file>

<file path=Object 238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sup>
              <mi mathvariant="normal">ℜ</mi>
              <mi>m</mi>
            </msup>
          </mrow>
          <mo fence="true" form="postfix" stretchy="false">)</mo>
        </mrow>
        <mo stretchy="false">⊂</mo>
        <msub>
          <mi>D</mi>
          <mi mathvariant="italic">pw</mi>
        </msub>
      </mrow>
      <mrow>
        <mrow>
          <mo fence="true" form="prefix" stretchy="false">(</mo>
          <mrow>
            <msup>
              <mi mathvariant="normal">ℜ</mi>
              <mi>m</mi>
            </msup>
          </mrow>
          <mo fence="true" form="postfix" stretchy="false">)</mo>
        </mrow>
        <mo stretchy="false">⊂</mo>
        <mi>ζ</mi>
      </mrow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  D ( Re^{m} ) subset D_pw ( Re^{m} )subset %zeta ( Re^{m} )</annotation>
  </semantics>
</math>
</file>

<file path=Object 239/content.xml><?xml version="1.0" encoding="utf-8"?>
<math xmlns="http://www.w3.org/1998/Math/MathML" display="block">
  <semantics>
    <mrow>
      <mrow>
        <mi>N</mi>
        <mo stretchy="false">=</mo>
        <msubsup>
          <mi>F</mi>
          <mi mathvariant="italic">act</mi>
          <mi>p</mi>
        </msubsup>
      </mrow>
      <mo stretchy="false">∘</mo>
      <msup>
        <mi>L</mi>
        <mi>p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p</mi>
            </msup>
            <mi>,</mi>
            <msup>
              <mi>b</mi>
              <mi>p</mi>
            </msup>
          </mrow>
        </mrow>
        <mo fence="true" form="postfix" stretchy="false">)</mo>
      </mrow>
      <mo stretchy="false">∘</mo>
      <mo stretchy="false">…</mo>
      <mo stretchy="false">∘</mo>
      <msubsup>
        <mi>F</mi>
        <mi mathvariant="italic">act</mi>
        <mn>1</mn>
      </msubsup>
      <mo stretchy="false">∘</mo>
      <msup>
        <mi>L</mi>
        <mn>1</mn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n>1</mn>
            </msup>
            <mi>,</mi>
            <msup>
              <mi>b</mi>
              <mn>1</mn>
            </msup>
          </mrow>
        </mrow>
        <mo fence="true" form="postfix" stretchy="false">)</mo>
      </mrow>
    </mrow>
    <annotation encoding="StarMath 5.0">N =  F_act^p circ L^p( {} cdot {} ,W^p,b^p) circ dotslow circ F_act^1 circ L^1( {} cdot {} ,W^1,b^1)</annotation>
  </semantics>
</math>
</file>

<file path=Object 24/content.xml><?xml version="1.0" encoding="utf-8"?>
<math xmlns="http://www.w3.org/1998/Math/MathML" display="block">
  <semantics>
    <mrow>
      <msubsup>
        <mi>F</mi>
        <mi mathvariant="italic">loss</mi>
        <mover accent="true">
          <msup>
            <mi>Y</mi>
            <mi>i</mi>
          </msup>
          <mo stretchy="false">^</mo>
        </mover>
      </msubsup>
      <mi mathvariant="normal">:</mi>
      <msup>
        <mi mathvariant="normal">ℜ</mi>
        <msub>
          <mi>m</mi>
          <mrow>
            <mi>p</mi>
            <mo stretchy="false">+</mo>
            <mn>1</mn>
          </mrow>
        </msub>
      </msup>
      <mi>↔</mi>
      <mi mathvariant="normal">ℜ</mi>
    </mrow>
    <annotation encoding="StarMath 5.0">F_loss^{hat {Y^i}} : Re^{m_{p+1}} %toward Re</annotation>
  </semantics>
</math>
</file>

<file path=Object 240/content.xml><?xml version="1.0" encoding="utf-8"?>
<math xmlns="http://www.w3.org/1998/Math/MathML" display="block">
  <semantics>
    <mrow>
      <mi>N</mi>
      <mi mathvariant="normal">:</mi>
      <msup>
        <mi mathvariant="normal">ℜ</mi>
        <msub>
          <mi>m</mi>
          <mn>1</mn>
        </msub>
      </msup>
      <mi>↔</mi>
      <msup>
        <mi mathvariant="normal">ℜ</mi>
        <msub>
          <mi>m</mi>
          <mrow>
            <mi>p</mi>
            <mo stretchy="false">+</mo>
            <mn>1</mn>
          </mrow>
        </msub>
      </msup>
    </mrow>
    <annotation encoding="StarMath 5.0">N : Re^{m_1} %toward Re^{m_{p+1}}</annotation>
  </semantics>
</math>
</file>

<file path=Object 241/content.xml><?xml version="1.0" encoding="utf-8"?>
<math xmlns="http://www.w3.org/1998/Math/MathML" display="block">
  <semantics>
    <msub>
      <mrow>
        <mo fence="true" form="prefix" stretchy="false">(</mo>
        <mrow>
          <mover accent="true">
            <msup>
              <mi>Y</mi>
              <mi>i</mi>
            </msup>
            <mo stretchy="false">^</mo>
          </mover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hat {Y^i})_{i in ldbracket 1,n rdbracket}</annotation>
  </semantics>
</math>
</file>

<file path=Object 242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i>m</mi>
        </msup>
        <mo stretchy="false">×</mo>
        <msup>
          <mi mathvariant="normal">ℜ</mi>
          <mi>l</mi>
        </msup>
      </mrow>
    </mrow>
    <annotation encoding="StarMath 5.0">(X^i,hat {Y^i}) in Re^m times Re^l </annotation>
  </semantics>
</math>
</file>

<file path=Object 24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44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45/content.xml><?xml version="1.0" encoding="utf-8"?>
<math xmlns="http://www.w3.org/1998/Math/MathML" display="block">
  <semantics>
    <mrow>
      <mi>j</mi>
      <mo stretchy="false">∈</mo>
      <mrow>
        <mo fence="true" form="prefix" stretchy="false">⟦</mo>
        <mrow>
          <mrow>
            <mn>1</mn>
            <mi>,</mi>
            <mi>m</mi>
          </mrow>
        </mrow>
        <mo fence="true" form="postfix" stretchy="false">⟧</mo>
      </mrow>
    </mrow>
    <annotation encoding="StarMath 5.0">j in ldbracket 1,m rdbracket</annotation>
  </semantics>
</math>
</file>

<file path=Object 246/content.xml><?xml version="1.0" encoding="utf-8"?>
<math xmlns="http://www.w3.org/1998/Math/MathML" display="block">
  <semantics>
    <mover accent="true">
      <msup>
        <mi>Y</mi>
        <mi>i</mi>
      </msup>
      <mo stretchy="false">^</mo>
    </mover>
    <annotation encoding="StarMath 5.0">hat {Y^i} </annotation>
  </semantics>
</math>
</file>

<file path=Object 247/content.xml><?xml version="1.0" encoding="utf-8"?>
<math xmlns="http://www.w3.org/1998/Math/MathML" display="block">
  <semantics>
    <msup>
      <mi>X</mi>
      <mi>i</mi>
    </msup>
    <annotation encoding="StarMath 5.0">X^i </annotation>
  </semantics>
</math>
</file>

<file path=Object 248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k in M_{m_{k+1}, m_k}</annotation>
  </semantics>
</math>
</file>

<file path=Object 249/content.xml><?xml version="1.0" encoding="utf-8"?>
<math xmlns="http://www.w3.org/1998/Math/MathML" display="block">
  <semantics>
    <mrow>
      <munder>
        <mi mathvariant="italic">min</mi>
        <msub>
          <mrow>
            <mo fence="true" form="prefix" stretchy="false">(</mo>
            <mrow>
              <mrow>
                <msubsup>
                  <mi>W</mi>
                  <mrow>
                    <mn>1</mn>
                    <mi>,</mi>
                    <mi mathvariant="normal">:</mi>
                  </mrow>
                  <mi>k</mi>
                </msubsup>
                <mi>,</mi>
                <mo stretchy="false">…</mo>
                <mi>,</mi>
                <msubsup>
                  <mi>W</mi>
                  <msub>
                    <mi>m</mi>
                    <mrow>
                      <mrow>
                        <mi>k</mi>
                        <mo stretchy="false">+</mo>
                        <mn>1</mn>
                      </mrow>
                      <mi>,</mi>
                      <mi mathvariant="normal">:</mi>
                    </mrow>
                  </msub>
                  <mi>k</mi>
                </msubsup>
                <mi>,</mi>
                <msup>
                  <mi>b</mi>
                  <mi>k</mi>
                </msup>
              </mrow>
            </mrow>
            <mo fence="true" form="postfix" stretchy="false">)</mo>
          </mrow>
          <mrow>
            <mi>k</mi>
            <mo stretchy="false">∈</mo>
            <mrow>
              <mo fence="true" form="prefix" stretchy="false">⟦</mo>
              <mrow>
                <mrow>
                  <mn>1</mn>
                  <mi>,</mi>
                  <mi>p</mi>
                </mrow>
              </mrow>
              <mo fence="true" form="postfix" stretchy="false">⟧</mo>
            </mrow>
          </mrow>
        </msub>
      </munder>
      <mrow>
        <munderover>
          <mo stretchy="false">∑</mo>
          <mrow>
            <mi>i</mi>
            <mo stretchy="false">=</mo>
            <mn>1</mn>
          </mrow>
          <mi>n</mi>
        </munderover>
        <msubsup>
          <mi>F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min csub{(W^k_{1,:}, dotslow , W^k_{m_{k+1,:}},b^k)_{k in ldbracket 1,p rdbracket}} sum from{i=1} to{n} F_loss^{hat {Y^i}}( N(X^i) )</annotation>
  </semantics>
</math>
</file>

<file path=Object 25/content.xml><?xml version="1.0" encoding="utf-8"?>
<math xmlns="http://www.w3.org/1998/Math/MathML" display="block">
  <semantics>
    <msub>
      <mi>L</mi>
      <mi>j</mi>
    </msub>
    <annotation encoding="StarMath 5.0">L_j</annotation>
  </semantics>
</math>
</file>

<file path=Object 25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51/content.xml><?xml version="1.0" encoding="utf-8"?>
<math xmlns="http://www.w3.org/1998/Math/MathML" display="block">
  <semantics>
    <mi>p</mi>
    <annotation encoding="StarMath 5.0">p</annotation>
  </semantics>
</math>
</file>

<file path=Object 252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k in Re^{m_{k+1}}</annotation>
  </semantics>
</math>
</file>

<file path=Object 253/content.xml><?xml version="1.0" encoding="utf-8"?>
<math xmlns="http://www.w3.org/1998/Math/MathML" display="block">
  <semantics>
    <msup>
      <mi>L</mi>
      <mi>k</mi>
    </msup>
    <annotation encoding="StarMath 5.0">L^k</annotation>
  </semantics>
</math>
</file>

<file path=Object 254/content.xml><?xml version="1.0" encoding="utf-8"?>
<math xmlns="http://www.w3.org/1998/Math/MathML" display="block">
  <semantics>
    <mrow>
      <msup>
        <mi mathvariant="italic">ReLU</mi>
        <mi>k</mi>
      </msup>
      <mo stretchy="false">∘</mo>
      <msup>
        <mi>L</mi>
        <mi>k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k</mi>
            </msup>
            <mi>,</mi>
            <msup>
              <mi>b</mi>
              <mi>k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k</mi>
        </msub>
      </msup>
      <mi>↔</mi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ReLU^k circ L^k( {} cdot {} ,W^k,b^k) : Re^{m_k} %toward Re^{m_{k+1}}</annotation>
  </semantics>
</math>
</file>

<file path=Object 255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row>
              <mi>p</mi>
              <mo stretchy="false">−</mo>
              <mn>1</mn>
            </mrow>
          </mrow>
        </mrow>
        <mo fence="true" form="postfix" stretchy="false">⟧</mo>
      </mrow>
    </mrow>
    <annotation encoding="StarMath 5.0">k in ldbracket 1,p-1 rdbracket</annotation>
  </semantics>
</math>
</file>

<file path=Object 256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k in M_{m_{k+1}, m_k}</annotation>
  </semantics>
</math>
</file>

<file path=Object 257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k in Re^{m_{k+1}}</annotation>
  </semantics>
</math>
</file>

<file path=Object 258/content.xml><?xml version="1.0" encoding="utf-8"?>
<math xmlns="http://www.w3.org/1998/Math/MathML" display="block">
  <semantics>
    <msup>
      <mi>L</mi>
      <mi>k</mi>
    </msup>
    <annotation encoding="StarMath 5.0">L^k</annotation>
  </semantics>
</math>
</file>

<file path=Object 259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sub>
            <mi>m</mi>
            <mn>1</mn>
          </msub>
        </msup>
        <mo stretchy="false">×</mo>
        <msup>
          <mi mathvariant="normal">ℜ</mi>
          <msub>
            <mi>m</mi>
            <mrow>
              <mi>p</mi>
              <mo stretchy="false">+</mo>
              <mn>1</mn>
            </mrow>
          </msub>
        </msup>
      </mrow>
    </mrow>
    <annotation encoding="StarMath 5.0">(X^i,hat {Y^i}) in Re^{m_1} times Re^{m_{p+1}}</annotation>
  </semantics>
</math>
</file>

<file path=Object 26/content.xml><?xml version="1.0" encoding="utf-8"?>
<math xmlns="http://www.w3.org/1998/Math/MathML" display="block">
  <semantics>
    <msub>
      <mn>1</mn>
      <msubsup>
        <mi mathvariant="normal">ℜ</mi>
        <mrow>
          <mrow>
            <mtext/>
            <mo stretchy="false">∖</mo>
            <mo stretchy="false">{</mo>
          </mrow>
          <mn>0</mn>
          <mo stretchy="false">}</mo>
        </mrow>
        <mtext>+</mtext>
      </msubsup>
    </msub>
    <annotation encoding="StarMath 5.0">1_{ Re_{ "" bslash \{0\} }^"+" }</annotation>
  </semantics>
</math>
</file>

<file path=Object 26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61/content.xml><?xml version="1.0" encoding="utf-8"?>
<math xmlns="http://www.w3.org/1998/Math/MathML" display="block">
  <semantics>
    <mrow>
      <msup>
        <mi>ξ</mi>
        <mover accent="true">
          <msup>
            <mi>Y</mi>
            <mi>i</mi>
          </msup>
          <mo stretchy="false">^</mo>
        </mover>
      </msup>
      <mi mathvariant="normal">:</mi>
      <msup>
        <mi mathvariant="normal">ℜ</mi>
        <msub>
          <mi>m</mi>
          <mrow>
            <mi>p</mi>
            <mo stretchy="false">+</mo>
            <mn>1</mn>
          </mrow>
        </msub>
      </msup>
      <mi>↔</mi>
      <mi mathvariant="normal">ℜ</mi>
    </mrow>
    <annotation encoding="StarMath 5.0">%xi^{hat {Y^i}} : Re^{m_{p+1}} %toward Re</annotation>
  </semantics>
</math>
</file>

<file path=Object 262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63/content.xml><?xml version="1.0" encoding="utf-8"?>
<math xmlns="http://www.w3.org/1998/Math/MathML" display="block">
  <semantics>
    <msub>
      <mrow>
        <mo fence="true" form="prefix" stretchy="false">(</mo>
        <mrow>
          <mover accent="true">
            <msup>
              <mi>Y</mi>
              <mi>i</mi>
            </msup>
            <mo stretchy="false">^</mo>
          </mover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hat {Y^i})_{i in ldbracket 1,n rdbracket}</annotation>
  </semantics>
</math>
</file>

<file path=Object 264/content.xml><?xml version="1.0" encoding="utf-8"?>
<math xmlns="http://www.w3.org/1998/Math/MathML" display="block">
  <semantics>
    <mrow>
      <mi>N</mi>
      <mi mathvariant="normal">:</mi>
      <msup>
        <mi mathvariant="normal">ℜ</mi>
        <msub>
          <mi>m</mi>
          <mn>1</mn>
        </msub>
      </msup>
      <mi>↔</mi>
      <msup>
        <mi mathvariant="normal">ℜ</mi>
        <msub>
          <mi>m</mi>
          <mrow>
            <mi>p</mi>
            <mo stretchy="false">+</mo>
            <mn>1</mn>
          </mrow>
        </msub>
      </msup>
    </mrow>
    <annotation encoding="StarMath 5.0">N : Re^{m_1} %toward Re^{m_{p+1}}</annotation>
  </semantics>
</math>
</file>

<file path=Object 265/content.xml><?xml version="1.0" encoding="utf-8"?>
<math xmlns="http://www.w3.org/1998/Math/MathML" display="block">
  <semantics>
    <mrow>
      <mrow>
        <mi>N</mi>
        <mo stretchy="false">=</mo>
        <mi>S</mi>
      </mrow>
      <mo stretchy="false">∘</mo>
      <msup>
        <mi>L</mi>
        <mi>p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p</mi>
            </msup>
            <mi>,</mi>
            <msup>
              <mi>b</mi>
              <mi>p</mi>
            </msup>
          </mrow>
        </mrow>
        <mo fence="true" form="postfix" stretchy="false">)</mo>
      </mrow>
      <mo stretchy="false">∘</mo>
      <msup>
        <mi mathvariant="italic">ReLU</mi>
        <mrow>
          <mi>p</mi>
          <mo stretchy="false">−</mo>
          <mn>1</mn>
        </mrow>
      </msup>
      <mo stretchy="false">∘</mo>
      <msup>
        <mi>L</mi>
        <mrow>
          <mi>p</mi>
          <mo stretchy="false">−</mo>
          <mn>1</mn>
        </mrow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row>
                <mi>p</mi>
                <mo stretchy="false">−</mo>
                <mn>1</mn>
              </mrow>
            </msup>
            <mi>,</mi>
            <msup>
              <mi>b</mi>
              <mrow>
                <mi>p</mi>
                <mo stretchy="false">−</mo>
                <mn>1</mn>
              </mrow>
            </msup>
          </mrow>
        </mrow>
        <mo fence="true" form="postfix" stretchy="false">)</mo>
      </mrow>
      <mo stretchy="false">∘</mo>
      <mo stretchy="false">…</mo>
      <mo stretchy="false">∘</mo>
      <msup>
        <mi mathvariant="italic">ReLU</mi>
        <mn>1</mn>
      </msup>
      <mo stretchy="false">∘</mo>
      <msup>
        <mi>L</mi>
        <mn>1</mn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n>1</mn>
            </msup>
            <mi>,</mi>
            <msup>
              <mi>b</mi>
              <mn>1</mn>
            </msup>
          </mrow>
        </mrow>
        <mo fence="true" form="postfix" stretchy="false">)</mo>
      </mrow>
    </mrow>
    <annotation encoding="StarMath 5.0">N =  S circ L^p( {} cdot {} ,W^p,b^p) circ ReLU^{p-1} circ L^{p-1}( {} cdot {} ,W^{p-1},b^{p-1}) circ dotslow circ ReLU^1 circ L^1( {} cdot {} ,W^1,b^1)</annotation>
  </semantics>
</math>
</file>

<file path=Object 266/content.xml><?xml version="1.0" encoding="utf-8"?>
<math xmlns="http://www.w3.org/1998/Math/MathML" display="block">
  <semantics>
    <mrow>
      <munder>
        <mi mathvariant="italic">min</mi>
        <msub>
          <mrow>
            <mo fence="true" form="prefix" stretchy="false">(</mo>
            <mrow>
              <mrow>
                <msubsup>
                  <mi>W</mi>
                  <mrow>
                    <mn>1</mn>
                    <mi>,</mi>
                    <mi mathvariant="normal">:</mi>
                  </mrow>
                  <mi>k</mi>
                </msubsup>
                <mi>,</mi>
                <mo stretchy="false">…</mo>
                <mi>,</mi>
                <msubsup>
                  <mi>W</mi>
                  <msub>
                    <mi>m</mi>
                    <mrow>
                      <mrow>
                        <mi>k</mi>
                        <mo stretchy="false">+</mo>
                        <mn>1</mn>
                      </mrow>
                      <mi>,</mi>
                      <mi mathvariant="normal">:</mi>
                    </mrow>
                  </msub>
                  <mi>k</mi>
                </msubsup>
                <mi>,</mi>
                <msup>
                  <mi>b</mi>
                  <mi>k</mi>
                </msup>
              </mrow>
            </mrow>
            <mo fence="true" form="postfix" stretchy="false">)</mo>
          </mrow>
          <mrow>
            <mi>k</mi>
            <mo stretchy="false">∈</mo>
            <mrow>
              <mo fence="true" form="prefix" stretchy="false">⟦</mo>
              <mrow>
                <mrow>
                  <mn>1</mn>
                  <mi>,</mi>
                  <mi>p</mi>
                </mrow>
              </mrow>
              <mo fence="true" form="postfix" stretchy="false">⟧</mo>
            </mrow>
          </mrow>
        </msub>
      </munder>
      <mrow>
        <munderover>
          <mo stretchy="false">∑</mo>
          <mrow>
            <mi>i</mi>
            <mo stretchy="false">=</mo>
            <mn>1</mn>
          </mrow>
          <mi>n</mi>
        </munderover>
        <msup>
          <mi>ξ</mi>
          <mover accent="true">
            <msup>
              <mi>Y</mi>
              <mi>i</mi>
            </msup>
            <mo stretchy="false">^</mo>
          </mover>
        </m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min csub{(W^k_{1,:}, dotslow , W^k_{m_{k+1,:}},b^k)_{k in ldbracket 1,p rdbracket}} sum from{i=1} to{n} %xi^{hat {Y^i}}( N(X^i) )</annotation>
  </semantics>
</math>
</file>

<file path=Object 267/content.xml><?xml version="1.0" encoding="utf-8"?>
<math xmlns="http://www.w3.org/1998/Math/MathML" display="block">
  <semantics>
    <mrow>
      <mi>S</mi>
      <mo stretchy="false">∘</mo>
      <msup>
        <mi>L</mi>
        <mi>p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p</mi>
            </msup>
            <mi>,</mi>
            <msup>
              <mi>b</mi>
              <mi>p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p</mi>
        </msub>
      </msup>
      <mi>↔</mi>
      <msup>
        <mi mathvariant="normal">ℜ</mi>
        <msub>
          <mi>m</mi>
          <mrow>
            <mi>p</mi>
            <mo stretchy="false">+</mo>
            <mn>1</mn>
          </mrow>
        </msub>
      </msup>
    </mrow>
    <annotation encoding="StarMath 5.0">S circ L^p( {} cdot {} ,W^p,b^p) : Re^{m_p} %toward Re^{m_{p+1}}</annotation>
  </semantics>
</math>
</file>

<file path=Object 268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row>
              <mi>p</mi>
              <mo stretchy="false">−</mo>
              <mn>1</mn>
            </mrow>
          </mrow>
        </mrow>
        <mo fence="true" form="postfix" stretchy="false">⟧</mo>
      </mrow>
    </mrow>
    <annotation encoding="StarMath 5.0">k in ldbracket 1,p-1 rdbracket</annotation>
  </semantics>
</math>
</file>

<file path=Object 269/content.xml><?xml version="1.0" encoding="utf-8"?>
<math xmlns="http://www.w3.org/1998/Math/MathML" display="block">
  <semantics>
    <mrow>
      <msup>
        <mi>F</mi>
        <mi mathvariant="italic">upstream</mi>
      </msup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’</mi>
                    </mrow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'</mi>
                  <mi>→</mi>
                  <msup>
                    <mi>F</mi>
                    <mi mathvariant="italic">upstream</mi>
                  </msup>
                  <mrow>
                    <mo fence="true" form="prefix" stretchy="false">(</mo>
                    <mrow>
                      <mrow>
                        <mi>y</mi>
                        <mi>'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^upstream : left lbrace
  stack {
    Re^{m’} %toward Re #
    y' %as F^upstream( y' )
  }
right none
</annotation>
  </semantics>
</math>
</file>

<file path=Object 27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row>
          <munderover>
            <mo stretchy="false">∑</mo>
            <mrow>
              <mi>k</mi>
              <mo stretchy="false">=</mo>
              <mn>1</mn>
            </mrow>
            <mi>m</mi>
          </munderover>
          <msub>
            <mi>A</mi>
            <mrow>
              <mi>i</mi>
              <mi>,</mi>
              <mi>k</mi>
            </mrow>
          </msub>
        </mrow>
        <mo stretchy="false">×</mo>
        <msub>
          <mi>B</mi>
          <mrow>
            <mi>k</mi>
            <mi>,</mi>
            <mi>j</mi>
          </mrow>
        </msub>
      </mrow>
    </mrow>
    <annotation encoding="StarMath 5.0">C_{ i,j } = sum from{k=1} to{m} A_{ i,k } times B_{ k,j }</annotation>
  </semantics>
</math>
</file>

<file path=Object 270/content.xml><?xml version="1.0" encoding="utf-8"?>
<math xmlns="http://www.w3.org/1998/Math/MathML" display="block">
  <semantics>
    <mrow>
      <mrow>
        <msup>
          <mi>F</mi>
          <mi mathvariant="italic">upstream</mi>
        </msup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i>ξ</mi>
            <mover accent="true">
              <msup>
                <mi>Y</mi>
                <mi>i</mi>
              </msup>
              <mo stretchy="false">^</mo>
            </mover>
          </msup>
        </mrow>
      </mrow>
      <mo stretchy="false">∘</mo>
      <mi>S</mi>
      <mo stretchy="false">∘</mo>
      <msup>
        <mi>L</mi>
        <mi>p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p</mi>
            </msup>
            <mi>,</mi>
            <msup>
              <mi>b</mi>
              <mi>p</mi>
            </msup>
          </mrow>
        </mrow>
        <mo fence="true" form="postfix" stretchy="false">)</mo>
      </mrow>
      <mo stretchy="false">∘</mo>
      <msup>
        <mi mathvariant="italic">ReLU</mi>
        <mrow>
          <mi>p</mi>
          <mo stretchy="false">−</mo>
          <mn>1</mn>
        </mrow>
      </msup>
      <mo stretchy="false">∘</mo>
      <msup>
        <mi>L</mi>
        <mrow>
          <mi>p</mi>
          <mo stretchy="false">−</mo>
          <mn>1</mn>
        </mrow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row>
                <mi>p</mi>
                <mo stretchy="false">−</mo>
                <mn>1</mn>
              </mrow>
            </msup>
            <mi>,</mi>
            <msup>
              <mi>b</mi>
              <mrow>
                <mi>p</mi>
                <mo stretchy="false">−</mo>
                <mn>1</mn>
              </mrow>
            </msup>
          </mrow>
        </mrow>
        <mo fence="true" form="postfix" stretchy="false">)</mo>
      </mrow>
    </mrow>
    <annotation encoding="StarMath 5.0">F^upstream = sum from{i=1} to{n} %xi^{hat {Y^i}} circ S circ L^p( {} cdot {} ,W^p,b^p) circ ReLU^{p-1} circ L^{p-1}( {} cdot {} ,W^{p-1},b^{p-1})</annotation>
  </semantics>
</math>
</file>

<file path=Object 28/content.xml><?xml version="1.0" encoding="utf-8"?>
<math xmlns="http://www.w3.org/1998/Math/MathML" display="block">
  <semantics>
    <mrow>
      <mi>A</mi>
      <mo stretchy="false">∈</mo>
      <msub>
        <mi>M</mi>
        <mrow>
          <mi>n</mi>
          <mi>,</mi>
          <mi>m</mi>
        </mrow>
      </msub>
    </mrow>
    <annotation encoding="StarMath 5.0">A in M_{n,m}</annotation>
  </semantics>
</math>
</file>

<file path=Object 29/content.xml><?xml version="1.0" encoding="utf-8"?>
<math xmlns="http://www.w3.org/1998/Math/MathML" display="block">
  <semantics>
    <mrow>
      <mi>B</mi>
      <mo stretchy="false">∈</mo>
      <msub>
        <mi>M</mi>
        <mrow>
          <mi>m</mi>
          <mi>,</mi>
          <mi>p</mi>
        </mrow>
      </msub>
    </mrow>
    <annotation encoding="StarMath 5.0"> B in M_{m,p}</annotation>
  </semantics>
</math>
</file>

<file path=Object 3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30/content.xml><?xml version="1.0" encoding="utf-8"?>
<math xmlns="http://www.w3.org/1998/Math/MathML" display="block">
  <semantics>
    <mrow>
      <mi>A</mi>
      <mo stretchy="false">×</mo>
      <mi>B</mi>
    </mrow>
    <annotation encoding="StarMath 5.0">A times B </annotation>
  </semantics>
</math>
</file>

<file path=Object 31/content.xml><?xml version="1.0" encoding="utf-8"?>
<math xmlns="http://www.w3.org/1998/Math/MathML" display="block">
  <semantics>
    <mi mathvariant="italic">AB</mi>
    <annotation encoding="StarMath 5.0"> AB </annotation>
  </semantics>
</math>
</file>

<file path=Object 32/content.xml><?xml version="1.0" encoding="utf-8"?>
<math xmlns="http://www.w3.org/1998/Math/MathML" display="block">
  <semantics>
    <mi>C</mi>
    <annotation encoding="StarMath 5.0"> C </annotation>
  </semantics>
</math>
</file>

<file path=Object 33/content.xml><?xml version="1.0" encoding="utf-8"?>
<math xmlns="http://www.w3.org/1998/Math/MathML" display="block">
  <semantics>
    <mrow>
      <mi>m</mi>
      <mo stretchy="false">×</mo>
      <mi>p</mi>
    </mrow>
    <annotation encoding="StarMath 5.0"> m times p </annotation>
  </semantics>
</math>
</file>

<file path=Object 34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i mathvariant="italic">AB</mi>
    </mrow>
    <annotation encoding="StarMath 5.0">C = A times B = AB</annotation>
  </semantics>
</math>
</file>

<file path=Object 35/content.xml><?xml version="1.0" encoding="utf-8"?>
<math xmlns="http://www.w3.org/1998/Math/MathML" display="block">
  <semantics>
    <mi>L</mi>
    <annotation encoding="StarMath 5.0">L</annotation>
  </semantics>
</math>
</file>

<file path=Object 36/content.xml><?xml version="1.0" encoding="utf-8"?>
<math xmlns="http://www.w3.org/1998/Math/MathML" display="block">
  <semantics>
    <mi>j</mi>
    <annotation encoding="StarMath 5.0"> j</annotation>
  </semantics>
</math>
</file>

<file path=Object 37/content.xml><?xml version="1.0" encoding="utf-8"?>
<math xmlns="http://www.w3.org/1998/Math/MathML" display="block">
  <semantics>
    <mrow>
      <mo stretchy="false">∀</mo>
      <mrow>
        <mi>z</mi>
        <mo stretchy="false">∈</mo>
        <msup>
          <mi mathvariant="normal">ℜ</mi>
          <mi>m</mi>
        </msup>
      </mrow>
    </mrow>
    <annotation encoding="StarMath 5.0">forall z in Re^m</annotation>
  </semantics>
</math>
</file>

<file path=Object 38/content.xml><?xml version="1.0" encoding="utf-8"?>
<math xmlns="http://www.w3.org/1998/Math/MathML" display="block">
  <semantics>
    <mrow>
      <msub>
        <mi>F</mi>
        <mi mathvariant="italic">act</mi>
      </msub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f</mi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_act : left lbrace
  stack {
    Re^m %toward Re^m #
    z %as f( z )
  }
right none

</annotation>
  </semantics>
</math>
</file>

<file path=Object 39/content.xml><?xml version="1.0" encoding="utf-8"?>
<math xmlns="http://www.w3.org/1998/Math/MathML" display="block">
  <semantics>
    <mrow>
      <mfrac>
        <mrow>
          <mi>d</mi>
          <msub>
            <mi>L</mi>
            <mrow>
              <mi>j</mi>
              <mi>'</mi>
            </mrow>
          </msub>
        </mrow>
        <mrow>
          <mi>d</mi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i>y</mi>
                </mrow>
              </mtd>
            </mtr>
          </mtable>
        </mrow>
      </mrow>
    </mrow>
    <annotation encoding="StarMath 5.0">{d L_{j'}} over {d w} : left lbrace
  stack {
    Re^m %toward Re^m #
    w %as y
  }
right none

</annotation>
  </semantics>
</math>
</file>

<file path=Object 4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4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41/content.xml><?xml version="1.0" encoding="utf-8"?>
<math xmlns="http://www.w3.org/1998/Math/MathML" display="block">
  <semantics>
    <mrow>
      <mi mathvariant="italic">ReLU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 mathvariant="italic">max</mi>
                  <mrow>
                    <mo fence="true" form="prefix" stretchy="false">(</mo>
                    <mrow>
                      <mrow>
                        <msub>
                          <mn>0</mn>
                          <msup>
                            <mi mathvariant="normal">ℜ</mi>
                            <mi>m</mi>
                          </msup>
                        </msub>
                        <mi>,</mi>
                        <mi>z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ReLU : left lbrace
  stack {
    Re^m %toward Re^m #
    z %as max( 0_{Re^m}, z )
  }
right none

</annotation>
  </semantics>
</math>
</file>

<file path=Object 42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43/content.xml><?xml version="1.0" encoding="utf-8"?>
<math xmlns="http://www.w3.org/1998/Math/MathML" display="block">
  <semantics>
    <mrow>
      <mi>D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 ( Re^{m} )</annotation>
  </semantics>
</math>
</file>

<file path=Object 44/content.xml><?xml version="1.0" encoding="utf-8"?>
<math xmlns="http://www.w3.org/1998/Math/MathML" display="block">
  <semantics>
    <msubsup>
      <mi mathvariant="normal">ℜ</mi>
      <mrow>
        <mrow>
          <mtext/>
          <mo stretchy="false">∖</mo>
          <mo stretchy="false">{</mo>
        </mrow>
        <mn>0</mn>
        <mo stretchy="false">}</mo>
      </mrow>
      <mtext>+</mtext>
    </msubsup>
    <annotation encoding="StarMath 5.0">Re_{ "" bslash \{0\} }^"+"</annotation>
  </semantics>
</math>
</file>

<file path=Object 45/content.xml><?xml version="1.0" encoding="utf-8"?>
<math xmlns="http://www.w3.org/1998/Math/MathML" display="block">
  <semantics>
    <mrow>
      <mi mathvariant="italic">SoftMax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o stretchy="false">]</mo>
                  <mn>0,1</mn>
                  <msup>
                    <mo stretchy="false">[</mo>
                    <mi>m</mi>
                  </msup>
                </mrow>
              </mtd>
            </mtr>
            <mtr>
              <mtd>
                <mrow>
                  <mi>z</mi>
                  <mi>→</mi>
                  <mfrac bevelled="true">
                    <msup>
                      <mi>e</mi>
                      <msub>
                        <mi>z</mi>
                        <mi>j</mi>
                      </msub>
                    </msup>
                    <mrow>
                      <munderover>
                        <mo stretchy="false">∑</mo>
                        <mrow>
                          <mi>j</mi>
                          <mrow>
                            <mi>'</mi>
                            <mo stretchy="false">=</mo>
                            <mn>1</mn>
                          </mrow>
                        </mrow>
                        <mi>m</mi>
                      </munderover>
                      <msup>
                        <mi>e</mi>
                        <msub>
                          <mi>z</mi>
                          <mrow>
                            <mi>j</mi>
                            <mi>'</mi>
                          </mrow>
                        </msub>
                      </msup>
                    </mrow>
                  </mfrac>
                </mrow>
              </mtd>
            </mtr>
          </mtable>
        </mrow>
      </mrow>
    </mrow>
    <annotation encoding="StarMath 5.0">SoftMax : left lbrace
  stack {
    Re^m %toward \]0,1\[^m #
    z %as e^{z_j} wideslash sum from{j'=1} to {m} e^{z_{j'}}
  }
right none</annotation>
  </semantics>
</math>
</file>

<file path=Object 46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47/content.xml><?xml version="1.0" encoding="utf-8"?>
<math xmlns="http://www.w3.org/1998/Math/MathML" display="block">
  <semantics>
    <mi mathvariant="italic">max</mi>
    <annotation encoding="StarMath 5.0"> max 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row>
      <mi mathvariant="normal">Ω</mi>
      <mo stretchy="false">⊆</mo>
      <msub>
        <mi>M</mi>
        <mrow>
          <mi>n</mi>
          <mi>,</mi>
          <mi>m</mi>
        </mrow>
      </msub>
    </mrow>
    <annotation encoding="StarMath 5.0">%OMEGA subseteq M_{n,m}</annotation>
  </semantics>
</math>
</file>

<file path=Object 5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,</mi>
                    <mi>m</mi>
                  </mrow>
                </msub>
              </mtd>
            </mtr>
            <mtr>
              <mtd>
                <msub>
                  <mi>a</mi>
                  <mn>2,1</mn>
                </msub>
              </mtd>
              <mtd>
                <msub>
                  <mi>a</mi>
                  <mn>2,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,</mi>
                    <mi>m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,1</mn>
                  </mrow>
                </msub>
              </mtd>
              <mtd>
                <msub>
                  <mi>a</mi>
                  <mrow>
                    <mi>n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n</mi>
                    <mi>,</mi>
                    <mi>m</mi>
                  </mrow>
                </msub>
              </mtd>
            </mtr>
          </mtable>
        </mrow>
        <mo fence="true" form="postfix" stretchy="true">]</mo>
      </mrow>
    </mrow>
    <annotation encoding="StarMath 5.0">A = left [ matrix {
	a_{1,1} # a_{1,2} # dotsaxis # a_{1,m} ##
	a_{2,1} # a_{2,2} # dotsaxis # a_{2,m} ##
	dotsvert # dotsvert # dotsdown # dotsvert ##
	a_{n,1} # a_{n,2} # dotsaxis # a_{n,m} }
right ]</annotation>
  </semantics>
</math>
</file>

<file path=Object 50/content.xml><?xml version="1.0" encoding="utf-8"?>
<math xmlns="http://www.w3.org/1998/Math/MathML" display="block">
  <semantics>
    <mi mathvariant="normal">ℜ</mi>
    <annotation encoding="StarMath 5.0">Re</annotation>
  </semantics>
</math>
</file>

<file path=Object 51/content.xml><?xml version="1.0" encoding="utf-8"?>
<math xmlns="http://www.w3.org/1998/Math/MathML" display="block">
  <semantics>
    <mrow>
      <mi>E</mi>
      <mo stretchy="false">⊆</mo>
      <msub>
        <mi>M</mi>
        <mrow>
          <mi>n</mi>
          <mi>,</mi>
          <mi>m</mi>
        </mrow>
      </msub>
    </mrow>
    <annotation encoding="StarMath 5.0">E subseteq M_{n,m}</annotation>
  </semantics>
</math>
</file>

<file path=Object 5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5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5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5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5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7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58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59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6/content.xml><?xml version="1.0" encoding="utf-8"?>
<math xmlns="http://www.w3.org/1998/Math/MathML" display="block">
  <semantics>
    <mrow>
      <mi>E</mi>
      <mo stretchy="false">⊆</mo>
      <mi mathvariant="normal">ℜ</mi>
    </mrow>
    <annotation encoding="StarMath 5.0">E subseteq Re</annotation>
  </semantics>
</math>
</file>

<file path=Object 60/content.xml><?xml version="1.0" encoding="utf-8"?>
<math xmlns="http://www.w3.org/1998/Math/MathML" display="block">
  <semantics>
    <mi>f</mi>
    <annotation encoding="StarMath 5.0"> f </annotation>
  </semantics>
</math>
</file>

<file path=Object 61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62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63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64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65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i>f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f</mi>
                </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f(x) - f(a) } rdline lsub {m'} &lt;= %epsilon  </annotation>
  </semantics>
</math>
</file>

<file path=Object 66/content.xml><?xml version="1.0" encoding="utf-8"?>
<math xmlns="http://www.w3.org/1998/Math/MathML" display="block">
  <semantics>
    <mrow>
      <mi>ζ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%zeta ( %OMEGA, Re^{m'} )</annotation>
  </semantics>
</math>
</file>

<file path=Object 67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8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9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7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n,m}</annotation>
  </semantics>
</math>
</file>

<file path=Object 70/content.xml><?xml version="1.0" encoding="utf-8"?>
<math xmlns="http://www.w3.org/1998/Math/MathML" display="block">
  <semantics>
    <mrow>
      <mi>ζ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%zeta ( Re^{m} )</annotation>
  </semantics>
</math>
</file>

<file path=Object 71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7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7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7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75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7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77/content.xml><?xml version="1.0" encoding="utf-8"?>
<math xmlns="http://www.w3.org/1998/Math/MathML" display="block">
  <semantics>
    <msub>
      <mi>δ</mi>
      <mrow>
        <mi>j</mi>
        <mi>,</mi>
        <mi>j</mi>
        <mi>'</mi>
      </mrow>
    </msub>
    <annotation encoding="StarMath 5.0">%delta_{ j,j' }</annotation>
  </semantics>
</math>
</file>

<file path=Object 78/content.xml><?xml version="1.0" encoding="utf-8"?>
<math xmlns="http://www.w3.org/1998/Math/MathML" display="block">
  <semantics>
    <mrow>
      <mrow>
        <msub>
          <mi>F</mi>
          <mi mathvariant="italic">act</mi>
        </msub>
        <mo stretchy="false">∈</mo>
        <mi>D</mi>
      </mrow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F_act in D( Re^m )</annotation>
  </semantics>
</math>
</file>

<file path=Object 7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p</mi>
            </mrow>
          </mrow>
          <mo fence="true" form="postfix" stretchy="false">⟧</mo>
        </mrow>
      </mrow>
    </mrow>
    <annotation encoding="StarMath 5.0">forall j in ldbracket 1,p rdbracket</annotation>
  </semantics>
</math>
</file>

<file path=Object 8/content.xml><?xml version="1.0" encoding="utf-8"?>
<math xmlns="http://www.w3.org/1998/Math/MathML" display="block">
  <semantics>
    <msup>
      <mi mathvariant="normal">ℜ</mi>
      <mi>m</mi>
    </msup>
    <annotation encoding="StarMath 5.0"> Re^m</annotation>
  </semantics>
</math>
</file>

<file path=Object 80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8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82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83/content.xml><?xml version="1.0" encoding="utf-8"?>
<math xmlns="http://www.w3.org/1998/Math/MathML" display="block">
  <semantics>
    <mi>f</mi>
    <annotation encoding="StarMath 5.0"> f </annotation>
  </semantics>
</math>
</file>

<file path=Object 84/content.xml><?xml version="1.0" encoding="utf-8"?>
<math xmlns="http://www.w3.org/1998/Math/MathML" display="block">
  <semantics>
    <mrow>
      <mo stretchy="false">∀</mo>
      <mrow>
        <mi>K</mi>
        <mo stretchy="false">⊂</mo>
        <mi mathvariant="normal">Ω</mi>
      </mrow>
    </mrow>
    <annotation encoding="StarMath 5.0">forall K subset %OMEGA</annotation>
  </semantics>
</math>
</file>

<file path=Object 85/content.xml><?xml version="1.0" encoding="utf-8"?>
<math xmlns="http://www.w3.org/1998/Math/MathML" display="block">
  <semantics>
    <mrow>
      <mo stretchy="false">∃</mo>
      <msub>
        <mrow>
          <mo fence="true" form="prefix" stretchy="false">(</mo>
          <mrow>
            <msub>
              <mi>K</mi>
              <mi>i</mi>
            </msub>
          </mrow>
          <mo fence="true" form="postfix" stretchy="false">)</mo>
        </mrow>
        <mrow>
          <mi>i</mi>
          <mo stretchy="false">∈</mo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</mrow>
      </msub>
    </mrow>
    <annotation encoding="StarMath 5.0">exists ( K_i )_{ i in ldbracket 0,n rdbracket  }</annotation>
  </semantics>
</math>
</file>

<file path=Object 86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0</mn>
              <mi>,</mi>
              <mi>n</mi>
            </mrow>
          </mrow>
          <mo fence="true" form="postfix" stretchy="false">⟧</mo>
        </mrow>
      </mrow>
    </mrow>
    <annotation encoding="StarMath 5.0">forall i in ldbracket 0,n rdbracket</annotation>
  </semantics>
</math>
</file>

<file path=Object 87/content.xml><?xml version="1.0" encoding="utf-8"?>
<math xmlns="http://www.w3.org/1998/Math/MathML" display="block">
  <semantics>
    <mrow>
      <mo stretchy="false">∃</mo>
      <mrow>
        <msub>
          <mi>f</mi>
          <mi>i</mi>
        </msub>
        <mo stretchy="false">∈</mo>
        <msup>
          <mi>D</mi>
          <mn>0</mn>
        </msup>
      </mrow>
      <mrow>
        <mo fence="true" form="prefix" stretchy="false">(</mo>
        <mrow>
          <mrow>
            <mover accent="true">
              <msub>
                <mi>K</mi>
                <mi>i</mi>
              </msub>
              <mo>¯</mo>
            </mover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 exists f_{i}  in D^0( overline {K_i} , Re^{m'})</annotation>
  </semantics>
</math>
</file>

<file path=Object 88/content.xml><?xml version="1.0" encoding="utf-8"?>
<math xmlns="http://www.w3.org/1998/Math/MathML" display="block">
  <semantics>
    <mrow>
      <mo stretchy="false">∀</mo>
      <mrow>
        <mi>x</mi>
        <mo stretchy="false">∈</mo>
        <msub>
          <mi>K</mi>
          <mi>i</mi>
        </msub>
      </mrow>
    </mrow>
    <annotation encoding="StarMath 5.0"> forall x in K_i</annotation>
  </semantics>
</math>
</file>

<file path=Object 89/content.xml><?xml version="1.0" encoding="utf-8"?>
<math xmlns="http://www.w3.org/1998/Math/MathML" display="block">
  <semantics>
    <mrow>
      <msub>
        <mi>f</mi>
        <mi>i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f_{i}( x ) = f( x )</annotation>
  </semantics>
</math>
</file>

<file path=Object 9/content.xml><?xml version="1.0" encoding="utf-8"?>
<math xmlns="http://www.w3.org/1998/Math/MathML" display="block">
  <semantics>
    <msub>
      <mi>M</mi>
      <mrow>
        <mn>1</mn>
        <mi>,</mi>
        <mi>m</mi>
      </mrow>
    </msub>
    <annotation encoding="StarMath 5.0"> M_{1,m}</annotation>
  </semantics>
</math>
</file>

<file path=Object 90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_{pw}( %OMEGA,Re^{m'} )</annotation>
  </semantics>
</math>
</file>

<file path=Object 9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9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93/content.xml><?xml version="1.0" encoding="utf-8"?>
<math xmlns="http://www.w3.org/1998/Math/MathML" display="block">
  <semantics>
    <mrow>
      <mfrac>
        <mrow>
          <mi>d</mi>
          <mi mathvariant="italic">ReLU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1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2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⋱</mo>
                          </mtd>
                          <mtd>
                            <mo stretchy="false">⋮</mo>
                          </mtd>
                        </mtr>
                        <mtr>
                          <mtd>
                            <mo stretchy="false">⋮</mo>
                          </mtd>
                          <mtd>
                            <mo stretchy="false">⋱</mo>
                          </mtd>
                          <mtd>
                            <mo stretchy="false">⋱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i>m</mi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{d ReLU} over {d z} : left lbrace
  stack {
    Re^m %toward M_{m,m} #
    z %as left [ matrix {
		1_{ Re_{ "" bslash \{0\} }^"+" }(z_1) # 0 # dotsaxis # 0 ##
		0 # 1_{ Re_{ "" bslash \{0\} }^"+" }(z_2) # dotsdown # dotsvert ##
		dotsvert # dotsdown # dotsdown # 0 ##
		0 # dotsaxis # 0 # 1_{ Re_{ "" bslash \{0\} }^"+" }(z_m) }
		right ]
  }
right none

</annotation>
  </semantics>
</math>
</file>

<file path=Object 94/content.xml><?xml version="1.0" encoding="utf-8"?>
<math xmlns="http://www.w3.org/1998/Math/MathML" display="block">
  <semantics>
    <mi mathvariant="italic">SoftMax</mi>
    <annotation encoding="StarMath 5.0">SoftMax</annotation>
  </semantics>
</math>
</file>

<file path=Object 95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frac>
                    <mrow>
                      <mi>d</mi>
                      <mi>S</mi>
                    </mrow>
                    <mrow>
                      <mi>d</mi>
                      <mi>z</mi>
                    </mrow>
                  </mfrac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d S} over {d z} : left lbrace
  stack {
    Re^m %toward M_{m,m} #
    z %as {d S} over {d z}( z )
  }
right none

</annotation>
  </semantics>
</math>
</file>

<file path=Object 96/content.xml><?xml version="1.0" encoding="utf-8"?>
<math xmlns="http://www.w3.org/1998/Math/MathML" display="block">
  <semantics>
    <mover accent="true">
      <mi>y</mi>
      <mo stretchy="false">^</mo>
    </mover>
    <annotation encoding="StarMath 5.0">  hat y</annotation>
  </semantics>
</math>
</file>

<file path=Object 97/content.xml><?xml version="1.0" encoding="utf-8"?>
<math xmlns="http://www.w3.org/1998/Math/MathML" display="block">
  <semantics>
    <mi>S</mi>
    <annotation encoding="StarMath 5.0">S</annotation>
  </semantics>
</math>
</file>

<file path=Object 9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j</mi>
              <mi>,</mi>
              <mi>j</mi>
              <mi>’</mi>
            </mrow>
          </mrow>
          <mo fence="true" form="postfix" stretchy="false">)</mo>
        </mrow>
        <mo stretchy="false">∈</mo>
        <mo stretchy="false">{</mo>
      </mrow>
      <mn>1</mn>
      <mi>,</mi>
      <mn>2</mn>
      <mi>,</mi>
      <mn>...</mn>
      <mi>,</mi>
      <mi>m</mi>
      <msup>
        <mo stretchy="false">}</mo>
        <mn>2</mn>
      </msup>
    </mrow>
    <annotation encoding="StarMath 5.0"> forall (j,j’) in \{1, 2, ...,m\}^2</annotation>
  </semantics>
</math>
</file>

<file path=Object 99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row>
        <msub>
          <mrow>
            <mo fence="true" form="prefix" stretchy="false">(</mo>
            <mrow>
              <mi>z</mi>
            </mrow>
            <mo fence="true" form="postfix" stretchy="false">)</mo>
          </mrow>
          <mrow>
            <mi>j</mi>
            <mi>,</mi>
            <mi>j</mi>
            <mi>'</mi>
          </mrow>
        </msub>
        <mo stretchy="false">=</mo>
        <mi>S</mi>
      </mrow>
      <mrow>
        <msub>
          <mrow>
            <mo fence="true" form="prefix" stretchy="false">(</mo>
            <mrow>
              <mi>z</mi>
            </mrow>
            <mo fence="true" form="postfix" stretchy="false">)</mo>
          </mrow>
          <mi>j</mi>
        </msub>
        <mo stretchy="false">×</mo>
        <mrow>
          <mo fence="true" form="prefix" stretchy="false">(</mo>
          <mrow>
            <mrow>
              <mrow>
                <msub>
                  <mi>δ</mi>
                  <mrow>
                    <mi>j</mi>
                    <mi>,</mi>
                    <mi>j</mi>
                    <mi>'</mi>
                  </mrow>
                </msub>
                <mo stretchy="false">−</mo>
                <mi>S</mi>
              </mrow>
              <msub>
                <mrow>
                  <mo fence="true" form="prefix" stretchy="false">(</mo>
                  <mrow>
                    <mi>z</mi>
                  </mrow>
                  <mo fence="true" form="postfix" stretchy="false">)</mo>
                </mrow>
                <mrow>
                  <mi>j</mi>
                  <mi>'</mi>
                </mrow>
              </msub>
            </mrow>
          </mrow>
          <mo fence="true" form="postfix" stretchy="false">)</mo>
        </mrow>
      </mrow>
    </mrow>
    <annotation encoding="StarMath 5.0">{d S} over {d z}( z )_{ j,j' } = S(z)_{j} times ( %delta_{j,j'} - S(z)_{j'} )</annotation>
  </semantics>
</math>
</file>